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1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2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3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4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5_n025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6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7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8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09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0_n025_m0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1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2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3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4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5_n050_m0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6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7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8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19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0_n0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1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2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3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4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5_n100_m1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6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7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8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29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0_n100_m3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1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2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3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4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5_n12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6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7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8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39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0_n125_m37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1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2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3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4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5_n150_m1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6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7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8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49_n150_m45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SOM-a_50_n150_m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50 instâncias</text:p>
          </table:table-cell>
          <table:table-cell table:number-columns-repeated="1023"/>
        </table:table-row>
        <table:table-row table:style-name="ro1" table:visibility="collapse" table:number-rows-repeated="104852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SOM-a_01_n025_m02" calcext:value-type="string">
            <text:p>SOM-a_01_n025_m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871" calcext:value-type="float">
            <text:p>0,00087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706" calcext:value-type="float">
            <text:p>0,00070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339" calcext:value-type="float">
            <text:p>0,001339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845" calcext:value-type="float">
            <text:p>0,000845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72" calcext:value-type="float">
            <text:p>0,00067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35" calcext:value-type="float">
            <text:p>0,001235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92" calcext:value-type="float">
            <text:p>0,00129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31" calcext:value-type="float">
            <text:p>0,00123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54" calcext:value-type="float">
            <text:p>0,001054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46" calcext:value-type="float">
            <text:p>0,001246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SOM-a_02_n025_m02" calcext:value-type="string">
            <text:p>SOM-a_02_n025_m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36" calcext:value-type="float">
            <text:p>0,00103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116" calcext:value-type="float">
            <text:p>0,00111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907" calcext:value-type="float">
            <text:p>0,00090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717" calcext:value-type="float">
            <text:p>0,00071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956" calcext:value-type="float">
            <text:p>0,00095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42" calcext:value-type="float">
            <text:p>0,00104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11" calcext:value-type="float">
            <text:p>0,0011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36" calcext:value-type="float">
            <text:p>0,00123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41" calcext:value-type="float">
            <text:p>0,00104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521" calcext:value-type="float">
            <text:p>0,000521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SOM-a_03_n025_m02" calcext:value-type="string">
            <text:p>SOM-a_03_n025_m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37" calcext:value-type="float">
            <text:p>0,00103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89" calcext:value-type="float">
            <text:p>0,001289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342" calcext:value-type="float">
            <text:p>0,00134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801" calcext:value-type="float">
            <text:p>0,00080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47" calcext:value-type="float">
            <text:p>0,00104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91" calcext:value-type="float">
            <text:p>0,00069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932" calcext:value-type="float">
            <text:p>0,00093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72" calcext:value-type="float">
            <text:p>0,00107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77" calcext:value-type="float">
            <text:p>0,00067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824" calcext:value-type="float">
            <text:p>0,000824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SOM-a_04_n025_m02" calcext:value-type="string">
            <text:p>SOM-a_04_n025_m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3" calcext:value-type="float">
            <text:p>0,00103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344" calcext:value-type="float">
            <text:p>0,001344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123" calcext:value-type="float">
            <text:p>0,001123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119" calcext:value-type="float">
            <text:p>0,001119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842" calcext:value-type="float">
            <text:p>0,00084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2" calcext:value-type="float">
            <text:p>0,001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98" calcext:value-type="float">
            <text:p>0,001098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701" calcext:value-type="float">
            <text:p>0,000701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59" calcext:value-type="float">
            <text:p>0,000659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73" calcext:value-type="float">
            <text:p>0,000673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SOM-a_05_n025_m02" calcext:value-type="string">
            <text:p>SOM-a_05_n025_m0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529" calcext:value-type="float">
            <text:p>0,000529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88" calcext:value-type="float">
            <text:p>0,001288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25" calcext:value-type="float">
            <text:p>0,001025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717" calcext:value-type="float">
            <text:p>0,000717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64" calcext:value-type="float">
            <text:p>0,000664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82" calcext:value-type="float">
            <text:p>0,00128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0672" calcext:value-type="float">
            <text:p>0,000672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25" calcext:value-type="float">
            <text:p>0,001225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036" calcext:value-type="float">
            <text:p>0,001036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11" table:content-validation-name="val3" office:value-type="float" office:value="0.001253" calcext:value-type="float">
            <text:p>0,001253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SOM-a_06_n025_m07" calcext:value-type="string">
            <text:p>SOM-a_06_n025_m07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145" calcext:value-type="float">
            <text:p>0,001145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448" calcext:value-type="float">
            <text:p>0,001448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111" calcext:value-type="float">
            <text:p>0,001111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964" calcext:value-type="float">
            <text:p>0,001964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376" calcext:value-type="float">
            <text:p>0,001376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516" calcext:value-type="float">
            <text:p>0,001516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2108" calcext:value-type="float">
            <text:p>0,002108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2133" calcext:value-type="float">
            <text:p>0,002133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65" calcext:value-type="float">
            <text:p>0,00165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1" table:content-validation-name="val3" office:value-type="float" office:value="0.001201" calcext:value-type="float">
            <text:p>0,001201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SOM-a_07_n025_m07" calcext:value-type="string">
            <text:p>SOM-a_07_n025_m07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36" calcext:value-type="float">
            <text:p>0,00136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531" calcext:value-type="float">
            <text:p>0,001531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282" calcext:value-type="float">
            <text:p>0,001282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832" calcext:value-type="float">
            <text:p>0,001832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317" calcext:value-type="float">
            <text:p>0,001317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2079" calcext:value-type="float">
            <text:p>0,002079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381" calcext:value-type="float">
            <text:p>0,001381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7" calcext:value-type="float">
            <text:p>0,0017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54" calcext:value-type="float">
            <text:p>0,00154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694" calcext:value-type="float">
            <text:p>0,001694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SOM-a_08_n025_m07" calcext:value-type="string">
            <text:p>SOM-a_08_n025_m07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476" calcext:value-type="float">
            <text:p>0,001476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433" calcext:value-type="float">
            <text:p>0,001433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835" calcext:value-type="float">
            <text:p>0,001835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2068" calcext:value-type="float">
            <text:p>0,002068</text:p>
          </table:table-cell>
          <table:table-cell table:style-name="ce11" table:content-validation-name="val3" office:value-type="float" office:value="48" calcext:value-type="float">
            <text:p>48</text:p>
          </table:table-cell>
          <table:table-cell table:style-name="ce11" table:content-validation-name="val3" office:value-type="float" office:value="0.001199" calcext:value-type="float">
            <text:p>0,001199</text:p>
          </table:table-cell>
          <table:table-cell table:style-name="ce11" table:content-validation-name="val3" office:value-type="float" office:value="50" calcext:value-type="float">
            <text:p>50</text:p>
          </table:table-cell>
          <table:table-cell table:style-name="ce11" table:content-validation-name="val3" office:value-type="float" office:value="0.001033" calcext:value-type="float">
            <text:p>0,001033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648" calcext:value-type="float">
            <text:p>0,001648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598" calcext:value-type="float">
            <text:p>0,001598</text:p>
          </table:table-cell>
          <table:table-cell table:style-name="ce11" table:content-validation-name="val3" office:value-type="float" office:value="49" calcext:value-type="float">
            <text:p>49</text:p>
          </table:table-cell>
          <table:table-cell table:style-name="ce11" table:content-validation-name="val3" office:value-type="float" office:value="0.001119" calcext:value-type="float">
            <text:p>0,001119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1" table:content-validation-name="val3" office:value-type="float" office:value="0.001234" calcext:value-type="float">
            <text:p>0,001234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SOM-a_09_n025_m07" calcext:value-type="string">
            <text:p>SOM-a_09_n025_m07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1288" calcext:value-type="float">
            <text:p>0,001288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2125" calcext:value-type="float">
            <text:p>0,002125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1526" calcext:value-type="float">
            <text:p>0,001526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154" calcext:value-type="float">
            <text:p>0,00154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2331" calcext:value-type="float">
            <text:p>0,002331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2032" calcext:value-type="float">
            <text:p>0,002032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1669" calcext:value-type="float">
            <text:p>0,001669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2223" calcext:value-type="float">
            <text:p>0,002223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2094" calcext:value-type="float">
            <text:p>0,002094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1" table:content-validation-name="val3" office:value-type="float" office:value="0.001604" calcext:value-type="float">
            <text:p>0,001604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SOM-a_10_n025_m07" calcext:value-type="string">
            <text:p>SOM-a_10_n025_m07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264" calcext:value-type="float">
            <text:p>0,001264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2145" calcext:value-type="float">
            <text:p>0,002145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2004" calcext:value-type="float">
            <text:p>0,002004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903" calcext:value-type="float">
            <text:p>0,001903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058" calcext:value-type="float">
            <text:p>0,001058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2045" calcext:value-type="float">
            <text:p>0,002045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2056" calcext:value-type="float">
            <text:p>0,002056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695" calcext:value-type="float">
            <text:p>0,001695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953" calcext:value-type="float">
            <text:p>0,001953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1" table:content-validation-name="val3" office:value-type="float" office:value="0.001144" calcext:value-type="float">
            <text:p>0,001144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SOM-a_11_n050_m05" calcext:value-type="string">
            <text:p>SOM-a_11_n050_m0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108" calcext:value-type="float">
            <text:p>0,003108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074" calcext:value-type="float">
            <text:p>0,00507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141" calcext:value-type="float">
            <text:p>0,005141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204" calcext:value-type="float">
            <text:p>0,00420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021" calcext:value-type="float">
            <text:p>0,005021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6407" calcext:value-type="float">
            <text:p>0,006407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971" calcext:value-type="float">
            <text:p>0,004971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131" calcext:value-type="float">
            <text:p>0,005131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365" calcext:value-type="float">
            <text:p>0,00536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48" calcext:value-type="float">
            <text:p>0,00548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SOM-a_12_n050_m05" calcext:value-type="string">
            <text:p>SOM-a_12_n050_m05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3397" calcext:value-type="float">
            <text:p>0,003397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5594" calcext:value-type="float">
            <text:p>0,005594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3603" calcext:value-type="float">
            <text:p>0,003603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5575" calcext:value-type="float">
            <text:p>0,005575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5102" calcext:value-type="float">
            <text:p>0,005102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506" calcext:value-type="float">
            <text:p>0,004506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3857" calcext:value-type="float">
            <text:p>0,003857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576" calcext:value-type="float">
            <text:p>0,00576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871" calcext:value-type="float">
            <text:p>0,004871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425" calcext:value-type="float">
            <text:p>0,004425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SOM-a_13_n050_m05" calcext:value-type="string">
            <text:p>SOM-a_13_n050_m05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6883" calcext:value-type="float">
            <text:p>0,006883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804" calcext:value-type="float">
            <text:p>0,004804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337" calcext:value-type="float">
            <text:p>0,004337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5079" calcext:value-type="float">
            <text:p>0,005079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849" calcext:value-type="float">
            <text:p>0,004849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879" calcext:value-type="float">
            <text:p>0,004879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383" calcext:value-type="float">
            <text:p>0,004383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3486" calcext:value-type="float">
            <text:p>0,003486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3539" calcext:value-type="float">
            <text:p>0,003539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1" table:content-validation-name="val3" office:value-type="float" office:value="0.004617" calcext:value-type="float">
            <text:p>0,004617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SOM-a_14_n050_m05" calcext:value-type="string">
            <text:p>SOM-a_14_n050_m0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912" calcext:value-type="float">
            <text:p>0,00591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901" calcext:value-type="float">
            <text:p>0,005901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036" calcext:value-type="float">
            <text:p>0,004036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797" calcext:value-type="float">
            <text:p>0,004797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072" calcext:value-type="float">
            <text:p>0,00307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688" calcext:value-type="float">
            <text:p>0,004688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925" calcext:value-type="float">
            <text:p>0,00392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252" calcext:value-type="float">
            <text:p>0,00325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913" calcext:value-type="float">
            <text:p>0,003913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943" calcext:value-type="float">
            <text:p>0,003943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SOM-a_15_n050_m05" calcext:value-type="string">
            <text:p>SOM-a_15_n050_m0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093" calcext:value-type="float">
            <text:p>0,004093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664" calcext:value-type="float">
            <text:p>0,00466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6083" calcext:value-type="float">
            <text:p>0,006083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3415" calcext:value-type="float">
            <text:p>0,00341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334" calcext:value-type="float">
            <text:p>0,00433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162" calcext:value-type="float">
            <text:p>0,00516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6319" calcext:value-type="float">
            <text:p>0,006319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6074" calcext:value-type="float">
            <text:p>0,00607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5105" calcext:value-type="float">
            <text:p>0,005105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1" table:content-validation-name="val3" office:value-type="float" office:value="0.004773" calcext:value-type="float">
            <text:p>0,004773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SOM-a_16_n050_m15" calcext:value-type="string">
            <text:p>SOM-a_16_n050_m15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4732" calcext:value-type="float">
            <text:p>0,004732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6866" calcext:value-type="float">
            <text:p>0,006866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6035" calcext:value-type="float">
            <text:p>0,006035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7754" calcext:value-type="float">
            <text:p>0,007754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6072" calcext:value-type="float">
            <text:p>0,006072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67" calcext:value-type="float">
            <text:p>0,0067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699" calcext:value-type="float">
            <text:p>0,008699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737" calcext:value-type="float">
            <text:p>0,008737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356" calcext:value-type="float">
            <text:p>0,008356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9336" calcext:value-type="float">
            <text:p>0,009336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SOM-a_17_n050_m15" calcext:value-type="string">
            <text:p>SOM-a_17_n050_m15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394" calcext:value-type="float">
            <text:p>0,008394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909" calcext:value-type="float">
            <text:p>0,008909</text:p>
          </table:table-cell>
          <table:table-cell table:style-name="ce11" table:content-validation-name="val3" office:value-type="float" office:value="297" calcext:value-type="float">
            <text:p>297</text:p>
          </table:table-cell>
          <table:table-cell table:style-name="ce11" table:content-validation-name="val3" office:value-type="float" office:value="0.008131" calcext:value-type="float">
            <text:p>0,008131</text:p>
          </table:table-cell>
          <table:table-cell table:style-name="ce11" table:content-validation-name="val3" office:value-type="float" office:value="300" calcext:value-type="float">
            <text:p>300</text:p>
          </table:table-cell>
          <table:table-cell table:style-name="ce11" table:content-validation-name="val3" office:value-type="float" office:value="0.007356" calcext:value-type="float">
            <text:p>0,007356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5502" calcext:value-type="float">
            <text:p>0,005502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5174" calcext:value-type="float">
            <text:p>0,005174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8758" calcext:value-type="float">
            <text:p>0,008758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5552" calcext:value-type="float">
            <text:p>0,005552</text:p>
          </table:table-cell>
          <table:table-cell table:style-name="ce11" table:content-validation-name="val3" office:value-type="float" office:value="294" calcext:value-type="float">
            <text:p>294</text:p>
          </table:table-cell>
          <table:table-cell table:style-name="ce11" table:content-validation-name="val3" office:value-type="float" office:value="0.006753" calcext:value-type="float">
            <text:p>0,006753</text:p>
          </table:table-cell>
          <table:table-cell table:style-name="ce11" table:content-validation-name="val3" office:value-type="float" office:value="293" calcext:value-type="float">
            <text:p>293</text:p>
          </table:table-cell>
          <table:table-cell table:style-name="ce11" table:content-validation-name="val3" office:value-type="float" office:value="0.006441" calcext:value-type="float">
            <text:p>0,006441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SOM-a_18_n050_m15" calcext:value-type="string">
            <text:p>SOM-a_18_n050_m15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5914" calcext:value-type="float">
            <text:p>0,005914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886" calcext:value-type="float">
            <text:p>0,00886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6064" calcext:value-type="float">
            <text:p>0,006064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7603" calcext:value-type="float">
            <text:p>0,007603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7615" calcext:value-type="float">
            <text:p>0,007615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8025" calcext:value-type="float">
            <text:p>0,008025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8632" calcext:value-type="float">
            <text:p>0,008632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9603" calcext:value-type="float">
            <text:p>0,009603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8587" calcext:value-type="float">
            <text:p>0,008587</text:p>
          </table:table-cell>
          <table:table-cell table:style-name="ce11" table:content-validation-name="val3" office:value-type="float" office:value="298" calcext:value-type="float">
            <text:p>298</text:p>
          </table:table-cell>
          <table:table-cell table:style-name="ce11" table:content-validation-name="val3" office:value-type="float" office:value="0.008485" calcext:value-type="float">
            <text:p>0,008485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SOM-a_19_n050_m15" calcext:value-type="string">
            <text:p>SOM-a_19_n050_m15</text:p>
          </table:table-cell>
          <table:table-cell table:style-name="ce11" table:content-validation-name="val3" office:value-type="float" office:value="314" calcext:value-type="float">
            <text:p>314</text:p>
          </table:table-cell>
          <table:table-cell table:style-name="ce11" table:content-validation-name="val3" office:value-type="float" office:value="0.007707" calcext:value-type="float">
            <text:p>0,007707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5955" calcext:value-type="float">
            <text:p>0,005955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7787" calcext:value-type="float">
            <text:p>0,007787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6945" calcext:value-type="float">
            <text:p>0,006945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8685" calcext:value-type="float">
            <text:p>0,008685</text:p>
          </table:table-cell>
          <table:table-cell table:style-name="ce11" table:content-validation-name="val3" office:value-type="float" office:value="314" calcext:value-type="float">
            <text:p>314</text:p>
          </table:table-cell>
          <table:table-cell table:style-name="ce11" table:content-validation-name="val3" office:value-type="float" office:value="0.007907" calcext:value-type="float">
            <text:p>0,007907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9145" calcext:value-type="float">
            <text:p>0,009145</text:p>
          </table:table-cell>
          <table:table-cell table:style-name="ce11" table:content-validation-name="val3" office:value-type="float" office:value="314" calcext:value-type="float">
            <text:p>314</text:p>
          </table:table-cell>
          <table:table-cell table:style-name="ce11" table:content-validation-name="val3" office:value-type="float" office:value="0.007624" calcext:value-type="float">
            <text:p>0,007624</text:p>
          </table:table-cell>
          <table:table-cell table:style-name="ce11" table:content-validation-name="val3" office:value-type="float" office:value="312" calcext:value-type="float">
            <text:p>312</text:p>
          </table:table-cell>
          <table:table-cell table:style-name="ce11" table:content-validation-name="val3" office:value-type="float" office:value="0.008679" calcext:value-type="float">
            <text:p>0,008679</text:p>
          </table:table-cell>
          <table:table-cell table:style-name="ce11" table:content-validation-name="val3" office:value-type="float" office:value="314" calcext:value-type="float">
            <text:p>314</text:p>
          </table:table-cell>
          <table:table-cell table:style-name="ce11" table:content-validation-name="val3" office:value-type="float" office:value="0.004723" calcext:value-type="float">
            <text:p>0,004723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SOM-a_20_n050_m15" calcext:value-type="string">
            <text:p>SOM-a_20_n050_m15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7297" calcext:value-type="float">
            <text:p>0,007297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6221" calcext:value-type="float">
            <text:p>0,006221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6897" calcext:value-type="float">
            <text:p>0,006897</text:p>
          </table:table-cell>
          <table:table-cell table:style-name="ce11" table:content-validation-name="val3" office:value-type="float" office:value="310" calcext:value-type="float">
            <text:p>310</text:p>
          </table:table-cell>
          <table:table-cell table:style-name="ce11" table:content-validation-name="val3" office:value-type="float" office:value="0.004783" calcext:value-type="float">
            <text:p>0,004783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5987" calcext:value-type="float">
            <text:p>0,005987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817" calcext:value-type="float">
            <text:p>0,00817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8104" calcext:value-type="float">
            <text:p>0,008104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533" calcext:value-type="float">
            <text:p>0,00533</text:p>
          </table:table-cell>
          <table:table-cell table:style-name="ce11" table:content-validation-name="val3" office:value-type="float" office:value="310" calcext:value-type="float">
            <text:p>310</text:p>
          </table:table-cell>
          <table:table-cell table:style-name="ce11" table:content-validation-name="val3" office:value-type="float" office:value="0.005788" calcext:value-type="float">
            <text:p>0,005788</text:p>
          </table:table-cell>
          <table:table-cell table:style-name="ce11" table:content-validation-name="val3" office:value-type="float" office:value="308" calcext:value-type="float">
            <text:p>308</text:p>
          </table:table-cell>
          <table:table-cell table:style-name="ce11" table:content-validation-name="val3" office:value-type="float" office:value="0.006965" calcext:value-type="float">
            <text:p>0,006965</text:p>
          </table:table-cell>
          <table:table-cell table:number-columns-repeated="1003"/>
        </table:table-row>
        <table:table-row table:style-name="ro2">
          <table:table-cell table:style-name="ce8" table:formula="of:=[$'Nomes de arquivos'.A22]" office:value-type="string" office:string-value="SOM-a_21_n100_m10" calcext:value-type="string">
            <text:p>SOM-a_21_n100_m10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1568" calcext:value-type="float">
            <text:p>0,031568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26403" calcext:value-type="float">
            <text:p>0,026403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8187" calcext:value-type="float">
            <text:p>0,038187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0413" calcext:value-type="float">
            <text:p>0,030413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26627" calcext:value-type="float">
            <text:p>0,026627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4723" calcext:value-type="float">
            <text:p>0,034723</text:p>
          </table:table-cell>
          <table:table-cell table:style-name="ce11" table:content-validation-name="val3" office:value-type="float" office:value="85" calcext:value-type="float">
            <text:p>85</text:p>
          </table:table-cell>
          <table:table-cell table:style-name="ce11" table:content-validation-name="val3" office:value-type="float" office:value="0.034049" calcext:value-type="float">
            <text:p>0,034049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9057" calcext:value-type="float">
            <text:p>0,039057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9791" calcext:value-type="float">
            <text:p>0,039791</text:p>
          </table:table-cell>
          <table:table-cell table:style-name="ce11" table:content-validation-name="val3" office:value-type="float" office:value="84" calcext:value-type="float">
            <text:p>84</text:p>
          </table:table-cell>
          <table:table-cell table:style-name="ce11" table:content-validation-name="val3" office:value-type="float" office:value="0.033835" calcext:value-type="float">
            <text:p>0,033835</text:p>
          </table:table-cell>
          <table:table-cell table:number-columns-repeated="1003"/>
        </table:table-row>
        <table:table-row table:style-name="ro2">
          <table:table-cell table:style-name="ce8" table:formula="of:=[$'Nomes de arquivos'.A23]" office:value-type="string" office:string-value="SOM-a_22_n100_m10" calcext:value-type="string">
            <text:p>SOM-a_22_n100_m10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7071" calcext:value-type="float">
            <text:p>0,037071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2859" calcext:value-type="float">
            <text:p>0,02859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2142" calcext:value-type="float">
            <text:p>0,032142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4488" calcext:value-type="float">
            <text:p>0,034488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4439" calcext:value-type="float">
            <text:p>0,034439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7299" calcext:value-type="float">
            <text:p>0,037299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26429" calcext:value-type="float">
            <text:p>0,026429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0032" calcext:value-type="float">
            <text:p>0,030032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41061" calcext:value-type="float">
            <text:p>0,041061</text:p>
          </table:table-cell>
          <table:table-cell table:style-name="ce11" table:content-validation-name="val3" office:value-type="float" office:value="75" calcext:value-type="float">
            <text:p>75</text:p>
          </table:table-cell>
          <table:table-cell table:style-name="ce11" table:content-validation-name="val3" office:value-type="float" office:value="0.033123" calcext:value-type="float">
            <text:p>0,033123</text:p>
          </table:table-cell>
          <table:table-cell table:number-columns-repeated="1003"/>
        </table:table-row>
        <table:table-row table:style-name="ro2">
          <table:table-cell table:style-name="ce8" table:formula="of:=[$'Nomes de arquivos'.A24]" office:value-type="string" office:string-value="SOM-a_23_n100_m10" calcext:value-type="string">
            <text:p>SOM-a_23_n100_m10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26341" calcext:value-type="float">
            <text:p>0,026341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1985" calcext:value-type="float">
            <text:p>0,031985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4548" calcext:value-type="float">
            <text:p>0,034548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8239" calcext:value-type="float">
            <text:p>0,038239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27718" calcext:value-type="float">
            <text:p>0,027718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27379" calcext:value-type="float">
            <text:p>0,027379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8701" calcext:value-type="float">
            <text:p>0,038701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6172" calcext:value-type="float">
            <text:p>0,036172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27186" calcext:value-type="float">
            <text:p>0,027186</text:p>
          </table:table-cell>
          <table:table-cell table:style-name="ce11" table:content-validation-name="val3" office:value-type="float" office:value="77" calcext:value-type="float">
            <text:p>77</text:p>
          </table:table-cell>
          <table:table-cell table:style-name="ce11" table:content-validation-name="val3" office:value-type="float" office:value="0.031544" calcext:value-type="float">
            <text:p>0,031544</text:p>
          </table:table-cell>
          <table:table-cell table:number-columns-repeated="1003"/>
        </table:table-row>
        <table:table-row table:style-name="ro2">
          <table:table-cell table:style-name="ce8" table:formula="of:=[$'Nomes de arquivos'.A25]" office:value-type="string" office:string-value="SOM-a_24_n100_m10" calcext:value-type="string">
            <text:p>SOM-a_24_n100_m10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22005" calcext:value-type="float">
            <text:p>0,022005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307" calcext:value-type="float">
            <text:p>0,0307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26955" calcext:value-type="float">
            <text:p>0,026955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39056" calcext:value-type="float">
            <text:p>0,039056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35503" calcext:value-type="float">
            <text:p>0,035503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28758" calcext:value-type="float">
            <text:p>0,028758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28168" calcext:value-type="float">
            <text:p>0,028168</text:p>
          </table:table-cell>
          <table:table-cell table:style-name="ce11" table:content-validation-name="val3" office:value-type="float" office:value="72" calcext:value-type="float">
            <text:p>72</text:p>
          </table:table-cell>
          <table:table-cell table:style-name="ce11" table:content-validation-name="val3" office:value-type="float" office:value="0.021189" calcext:value-type="float">
            <text:p>0,021189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345" calcext:value-type="float">
            <text:p>0,0345</text:p>
          </table:table-cell>
          <table:table-cell table:style-name="ce11" table:content-validation-name="val3" office:value-type="float" office:value="74" calcext:value-type="float">
            <text:p>74</text:p>
          </table:table-cell>
          <table:table-cell table:style-name="ce11" table:content-validation-name="val3" office:value-type="float" office:value="0.0283" calcext:value-type="float">
            <text:p>0,0283</text:p>
          </table:table-cell>
          <table:table-cell table:number-columns-repeated="1003"/>
        </table:table-row>
        <table:table-row table:style-name="ro2">
          <table:table-cell table:style-name="ce8" table:formula="of:=[$'Nomes de arquivos'.A26]" office:value-type="string" office:string-value="SOM-a_25_n100_m10" calcext:value-type="string">
            <text:p>SOM-a_25_n100_m10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4058" calcext:value-type="float">
            <text:p>0,04058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2933" calcext:value-type="float">
            <text:p>0,032933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2452" calcext:value-type="float">
            <text:p>0,032452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41177" calcext:value-type="float">
            <text:p>0,041177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26741" calcext:value-type="float">
            <text:p>0,026741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5549" calcext:value-type="float">
            <text:p>0,035549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40481" calcext:value-type="float">
            <text:p>0,040481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4139" calcext:value-type="float">
            <text:p>0,034139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34022" calcext:value-type="float">
            <text:p>0,034022</text:p>
          </table:table-cell>
          <table:table-cell table:style-name="ce11" table:content-validation-name="val3" office:value-type="float" office:value="65" calcext:value-type="float">
            <text:p>65</text:p>
          </table:table-cell>
          <table:table-cell table:style-name="ce11" table:content-validation-name="val3" office:value-type="float" office:value="0.028588" calcext:value-type="float">
            <text:p>0,028588</text:p>
          </table:table-cell>
          <table:table-cell table:number-columns-repeated="1003"/>
        </table:table-row>
        <table:table-row table:style-name="ro2">
          <table:table-cell table:style-name="ce8" table:formula="of:=[$'Nomes de arquivos'.A27]" office:value-type="string" office:string-value="SOM-a_26_n100_m30" calcext:value-type="string">
            <text:p>SOM-a_26_n100_m30</text:p>
          </table:table-cell>
          <table:table-cell table:style-name="ce11" table:content-validation-name="val3" office:value-type="float" office:value="1442" calcext:value-type="float">
            <text:p>1442</text:p>
          </table:table-cell>
          <table:table-cell table:style-name="ce11" table:content-validation-name="val3" office:value-type="float" office:value="0.043247" calcext:value-type="float">
            <text:p>0,043247</text:p>
          </table:table-cell>
          <table:table-cell table:style-name="ce11" table:content-validation-name="val3" office:value-type="float" office:value="1444" calcext:value-type="float">
            <text:p>1444</text:p>
          </table:table-cell>
          <table:table-cell table:style-name="ce11" table:content-validation-name="val3" office:value-type="float" office:value="0.05408" calcext:value-type="float">
            <text:p>0,05408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51527" calcext:value-type="float">
            <text:p>0,051527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57175" calcext:value-type="float">
            <text:p>0,057175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43101" calcext:value-type="float">
            <text:p>0,043101</text:p>
          </table:table-cell>
          <table:table-cell table:style-name="ce11" table:content-validation-name="val3" office:value-type="float" office:value="1442" calcext:value-type="float">
            <text:p>1442</text:p>
          </table:table-cell>
          <table:table-cell table:style-name="ce11" table:content-validation-name="val3" office:value-type="float" office:value="0.050669" calcext:value-type="float">
            <text:p>0,050669</text:p>
          </table:table-cell>
          <table:table-cell table:style-name="ce11" table:content-validation-name="val3" office:value-type="float" office:value="1442" calcext:value-type="float">
            <text:p>1442</text:p>
          </table:table-cell>
          <table:table-cell table:style-name="ce11" table:content-validation-name="val3" office:value-type="float" office:value="0.034056" calcext:value-type="float">
            <text:p>0,034056</text:p>
          </table:table-cell>
          <table:table-cell table:style-name="ce11" table:content-validation-name="val3" office:value-type="float" office:value="1442" calcext:value-type="float">
            <text:p>1442</text:p>
          </table:table-cell>
          <table:table-cell table:style-name="ce11" table:content-validation-name="val3" office:value-type="float" office:value="0.055197" calcext:value-type="float">
            <text:p>0,055197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54313" calcext:value-type="float">
            <text:p>0,054313</text:p>
          </table:table-cell>
          <table:table-cell table:style-name="ce11" table:content-validation-name="val3" office:value-type="float" office:value="1444" calcext:value-type="float">
            <text:p>1444</text:p>
          </table:table-cell>
          <table:table-cell table:style-name="ce11" table:content-validation-name="val3" office:value-type="float" office:value="0.033443" calcext:value-type="float">
            <text:p>0,033443</text:p>
          </table:table-cell>
          <table:table-cell table:number-columns-repeated="1003"/>
        </table:table-row>
        <table:table-row table:style-name="ro2">
          <table:table-cell table:style-name="ce8" table:formula="of:=[$'Nomes de arquivos'.A28]" office:value-type="string" office:string-value="SOM-a_27_n100_m30" calcext:value-type="string">
            <text:p>SOM-a_27_n100_m30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41252" calcext:value-type="float">
            <text:p>0,041252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9002" calcext:value-type="float">
            <text:p>0,039002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5661" calcext:value-type="float">
            <text:p>0,05661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413" calcext:value-type="float">
            <text:p>0,0413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6876" calcext:value-type="float">
            <text:p>0,036876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4569" calcext:value-type="float">
            <text:p>0,034569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2318" calcext:value-type="float">
            <text:p>0,032318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53375" calcext:value-type="float">
            <text:p>0,053375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29458" calcext:value-type="float">
            <text:p>0,029458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8105" calcext:value-type="float">
            <text:p>0,038105</text:p>
          </table:table-cell>
          <table:table-cell table:number-columns-repeated="1003"/>
        </table:table-row>
        <table:table-row table:style-name="ro2">
          <table:table-cell table:style-name="ce8" table:formula="of:=[$'Nomes de arquivos'.A29]" office:value-type="string" office:string-value="SOM-a_28_n100_m30" calcext:value-type="string">
            <text:p>SOM-a_28_n100_m30</text:p>
          </table:table-cell>
          <table:table-cell table:style-name="ce11" table:content-validation-name="val3" office:value-type="float" office:value="1439" calcext:value-type="float">
            <text:p>1439</text:p>
          </table:table-cell>
          <table:table-cell table:style-name="ce11" table:content-validation-name="val3" office:value-type="float" office:value="0.056377" calcext:value-type="float">
            <text:p>0,056377</text:p>
          </table:table-cell>
          <table:table-cell table:style-name="ce11" table:content-validation-name="val3" office:value-type="float" office:value="1439" calcext:value-type="float">
            <text:p>1439</text:p>
          </table:table-cell>
          <table:table-cell table:style-name="ce11" table:content-validation-name="val3" office:value-type="float" office:value="0.035751" calcext:value-type="float">
            <text:p>0,035751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39545" calcext:value-type="float">
            <text:p>0,039545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47486" calcext:value-type="float">
            <text:p>0,047486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55524" calcext:value-type="float">
            <text:p>0,055524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35506" calcext:value-type="float">
            <text:p>0,035506</text:p>
          </table:table-cell>
          <table:table-cell table:style-name="ce11" table:content-validation-name="val3" office:value-type="float" office:value="1436" calcext:value-type="float">
            <text:p>1436</text:p>
          </table:table-cell>
          <table:table-cell table:style-name="ce11" table:content-validation-name="val3" office:value-type="float" office:value="0.039463" calcext:value-type="float">
            <text:p>0,039463</text:p>
          </table:table-cell>
          <table:table-cell table:style-name="ce11" table:content-validation-name="val3" office:value-type="float" office:value="1439" calcext:value-type="float">
            <text:p>1439</text:p>
          </table:table-cell>
          <table:table-cell table:style-name="ce11" table:content-validation-name="val3" office:value-type="float" office:value="0.033252" calcext:value-type="float">
            <text:p>0,033252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46468" calcext:value-type="float">
            <text:p>0,046468</text:p>
          </table:table-cell>
          <table:table-cell table:style-name="ce11" table:content-validation-name="val3" office:value-type="float" office:value="1440" calcext:value-type="float">
            <text:p>1440</text:p>
          </table:table-cell>
          <table:table-cell table:style-name="ce11" table:content-validation-name="val3" office:value-type="float" office:value="0.04308" calcext:value-type="float">
            <text:p>0,04308</text:p>
          </table:table-cell>
          <table:table-cell table:number-columns-repeated="1003"/>
        </table:table-row>
        <table:table-row table:style-name="ro2">
          <table:table-cell table:style-name="ce8" table:formula="of:=[$'Nomes de arquivos'.A30]" office:value-type="string" office:string-value="SOM-a_29_n100_m30" calcext:value-type="string">
            <text:p>SOM-a_29_n100_m30</text:p>
          </table:table-cell>
          <table:table-cell table:style-name="ce11" table:content-validation-name="val3" office:value-type="float" office:value="1460" calcext:value-type="float">
            <text:p>1460</text:p>
          </table:table-cell>
          <table:table-cell table:style-name="ce11" table:content-validation-name="val3" office:value-type="float" office:value="0.041371" calcext:value-type="float">
            <text:p>0,041371</text:p>
          </table:table-cell>
          <table:table-cell table:style-name="ce11" table:content-validation-name="val3" office:value-type="float" office:value="1458" calcext:value-type="float">
            <text:p>1458</text:p>
          </table:table-cell>
          <table:table-cell table:style-name="ce11" table:content-validation-name="val3" office:value-type="float" office:value="0.054373" calcext:value-type="float">
            <text:p>0,054373</text:p>
          </table:table-cell>
          <table:table-cell table:style-name="ce11" table:content-validation-name="val3" office:value-type="float" office:value="1454" calcext:value-type="float">
            <text:p>1454</text:p>
          </table:table-cell>
          <table:table-cell table:style-name="ce11" table:content-validation-name="val3" office:value-type="float" office:value="0.055443" calcext:value-type="float">
            <text:p>0,055443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36802" calcext:value-type="float">
            <text:p>0,036802</text:p>
          </table:table-cell>
          <table:table-cell table:style-name="ce11" table:content-validation-name="val3" office:value-type="float" office:value="1454" calcext:value-type="float">
            <text:p>1454</text:p>
          </table:table-cell>
          <table:table-cell table:style-name="ce11" table:content-validation-name="val3" office:value-type="float" office:value="0.038162" calcext:value-type="float">
            <text:p>0,038162</text:p>
          </table:table-cell>
          <table:table-cell table:style-name="ce11" table:content-validation-name="val3" office:value-type="float" office:value="1457" calcext:value-type="float">
            <text:p>1457</text:p>
          </table:table-cell>
          <table:table-cell table:style-name="ce11" table:content-validation-name="val3" office:value-type="float" office:value="0.052964" calcext:value-type="float">
            <text:p>0,052964</text:p>
          </table:table-cell>
          <table:table-cell table:style-name="ce11" table:content-validation-name="val3" office:value-type="float" office:value="1460" calcext:value-type="float">
            <text:p>1460</text:p>
          </table:table-cell>
          <table:table-cell table:style-name="ce11" table:content-validation-name="val3" office:value-type="float" office:value="0.036209" calcext:value-type="float">
            <text:p>0,036209</text:p>
          </table:table-cell>
          <table:table-cell table:style-name="ce11" table:content-validation-name="val3" office:value-type="float" office:value="1456" calcext:value-type="float">
            <text:p>1456</text:p>
          </table:table-cell>
          <table:table-cell table:style-name="ce11" table:content-validation-name="val3" office:value-type="float" office:value="0.044759" calcext:value-type="float">
            <text:p>0,044759</text:p>
          </table:table-cell>
          <table:table-cell table:style-name="ce11" table:content-validation-name="val3" office:value-type="float" office:value="1458" calcext:value-type="float">
            <text:p>1458</text:p>
          </table:table-cell>
          <table:table-cell table:style-name="ce11" table:content-validation-name="val3" office:value-type="float" office:value="0.027505" calcext:value-type="float">
            <text:p>0,027505</text:p>
          </table:table-cell>
          <table:table-cell table:style-name="ce11" table:content-validation-name="val3" office:value-type="float" office:value="1457" calcext:value-type="float">
            <text:p>1457</text:p>
          </table:table-cell>
          <table:table-cell table:style-name="ce11" table:content-validation-name="val3" office:value-type="float" office:value="0.036654" calcext:value-type="float">
            <text:p>0,036654</text:p>
          </table:table-cell>
          <table:table-cell table:number-columns-repeated="1003"/>
        </table:table-row>
        <table:table-row table:style-name="ro2">
          <table:table-cell table:style-name="ce8" table:formula="of:=[$'Nomes de arquivos'.A31]" office:value-type="string" office:string-value="SOM-a_30_n100_m30" calcext:value-type="string">
            <text:p>SOM-a_30_n100_m30</text:p>
          </table:table-cell>
          <table:table-cell table:style-name="ce11" table:content-validation-name="val3" office:value-type="float" office:value="1449" calcext:value-type="float">
            <text:p>1449</text:p>
          </table:table-cell>
          <table:table-cell table:style-name="ce11" table:content-validation-name="val3" office:value-type="float" office:value="0.050376" calcext:value-type="float">
            <text:p>0,050376</text:p>
          </table:table-cell>
          <table:table-cell table:style-name="ce11" table:content-validation-name="val3" office:value-type="float" office:value="1446" calcext:value-type="float">
            <text:p>1446</text:p>
          </table:table-cell>
          <table:table-cell table:style-name="ce11" table:content-validation-name="val3" office:value-type="float" office:value="0.048435" calcext:value-type="float">
            <text:p>0,048435</text:p>
          </table:table-cell>
          <table:table-cell table:style-name="ce11" table:content-validation-name="val3" office:value-type="float" office:value="1448" calcext:value-type="float">
            <text:p>1448</text:p>
          </table:table-cell>
          <table:table-cell table:style-name="ce11" table:content-validation-name="val3" office:value-type="float" office:value="0.061162" calcext:value-type="float">
            <text:p>0,061162</text:p>
          </table:table-cell>
          <table:table-cell table:style-name="ce11" table:content-validation-name="val3" office:value-type="float" office:value="1446" calcext:value-type="float">
            <text:p>1446</text:p>
          </table:table-cell>
          <table:table-cell table:style-name="ce11" table:content-validation-name="val3" office:value-type="float" office:value="0.047128" calcext:value-type="float">
            <text:p>0,047128</text:p>
          </table:table-cell>
          <table:table-cell table:style-name="ce11" table:content-validation-name="val3" office:value-type="float" office:value="1449" calcext:value-type="float">
            <text:p>1449</text:p>
          </table:table-cell>
          <table:table-cell table:style-name="ce11" table:content-validation-name="val3" office:value-type="float" office:value="0.033103" calcext:value-type="float">
            <text:p>0,033103</text:p>
          </table:table-cell>
          <table:table-cell table:style-name="ce11" table:content-validation-name="val3" office:value-type="float" office:value="1446" calcext:value-type="float">
            <text:p>1446</text:p>
          </table:table-cell>
          <table:table-cell table:style-name="ce11" table:content-validation-name="val3" office:value-type="float" office:value="0.040639" calcext:value-type="float">
            <text:p>0,040639</text:p>
          </table:table-cell>
          <table:table-cell table:style-name="ce11" table:content-validation-name="val3" office:value-type="float" office:value="1448" calcext:value-type="float">
            <text:p>1448</text:p>
          </table:table-cell>
          <table:table-cell table:style-name="ce11" table:content-validation-name="val3" office:value-type="float" office:value="0.056456" calcext:value-type="float">
            <text:p>0,056456</text:p>
          </table:table-cell>
          <table:table-cell table:style-name="ce11" table:content-validation-name="val3" office:value-type="float" office:value="1449" calcext:value-type="float">
            <text:p>1449</text:p>
          </table:table-cell>
          <table:table-cell table:style-name="ce11" table:content-validation-name="val3" office:value-type="float" office:value="0.051184" calcext:value-type="float">
            <text:p>0,051184</text:p>
          </table:table-cell>
          <table:table-cell table:style-name="ce11" table:content-validation-name="val3" office:value-type="float" office:value="1450" calcext:value-type="float">
            <text:p>1450</text:p>
          </table:table-cell>
          <table:table-cell table:style-name="ce11" table:content-validation-name="val3" office:value-type="float" office:value="0.054444" calcext:value-type="float">
            <text:p>0,054444</text:p>
          </table:table-cell>
          <table:table-cell table:style-name="ce11" table:content-validation-name="val3" office:value-type="float" office:value="1447" calcext:value-type="float">
            <text:p>1447</text:p>
          </table:table-cell>
          <table:table-cell table:style-name="ce11" table:content-validation-name="val3" office:value-type="float" office:value="0.04259" calcext:value-type="float">
            <text:p>0,04259</text:p>
          </table:table-cell>
          <table:table-cell table:number-columns-repeated="1003"/>
        </table:table-row>
        <table:table-row table:style-name="ro2">
          <table:table-cell table:style-name="ce8" table:formula="of:=[$'Nomes de arquivos'.A32]" office:value-type="string" office:string-value="SOM-a_31_n125_m12" calcext:value-type="string">
            <text:p>SOM-a_31_n125_m12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9957" calcext:value-type="float">
            <text:p>0,049957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58839" calcext:value-type="float">
            <text:p>0,058839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8324" calcext:value-type="float">
            <text:p>0,048324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7137" calcext:value-type="float">
            <text:p>0,047137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57315" calcext:value-type="float">
            <text:p>0,057315</text:p>
          </table:table-cell>
          <table:table-cell table:style-name="ce11" table:content-validation-name="val3" office:value-type="float" office:value="119" calcext:value-type="float">
            <text:p>119</text:p>
          </table:table-cell>
          <table:table-cell table:style-name="ce11" table:content-validation-name="val3" office:value-type="float" office:value="0.052881" calcext:value-type="float">
            <text:p>0,052881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62671" calcext:value-type="float">
            <text:p>0,062671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8402" calcext:value-type="float">
            <text:p>0,048402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2144" calcext:value-type="float">
            <text:p>0,042144</text:p>
          </table:table-cell>
          <table:table-cell table:style-name="ce11" table:content-validation-name="val3" office:value-type="float" office:value="117" calcext:value-type="float">
            <text:p>117</text:p>
          </table:table-cell>
          <table:table-cell table:style-name="ce11" table:content-validation-name="val3" office:value-type="float" office:value="0.051463" calcext:value-type="float">
            <text:p>0,051463</text:p>
          </table:table-cell>
          <table:table-cell table:number-columns-repeated="1003"/>
        </table:table-row>
        <table:table-row table:style-name="ro2">
          <table:table-cell table:style-name="ce8" table:formula="of:=[$'Nomes de arquivos'.A33]" office:value-type="string" office:string-value="SOM-a_32_n125_m12" calcext:value-type="string">
            <text:p>SOM-a_32_n125_m12</text:p>
          </table:table-cell>
          <table:table-cell table:style-name="ce11" table:content-validation-name="val3" office:value-type="float" office:value="125" calcext:value-type="float">
            <text:p>125</text:p>
          </table:table-cell>
          <table:table-cell table:style-name="ce11" table:content-validation-name="val3" office:value-type="float" office:value="0.05055" calcext:value-type="float">
            <text:p>0,05055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55411" calcext:value-type="float">
            <text:p>0,055411</text:p>
          </table:table-cell>
          <table:table-cell table:style-name="ce11" table:content-validation-name="val3" office:value-type="float" office:value="130" calcext:value-type="float">
            <text:p>130</text:p>
          </table:table-cell>
          <table:table-cell table:style-name="ce11" table:content-validation-name="val3" office:value-type="float" office:value="0.049583" calcext:value-type="float">
            <text:p>0,049583</text:p>
          </table:table-cell>
          <table:table-cell table:style-name="ce11" table:content-validation-name="val3" office:value-type="float" office:value="125" calcext:value-type="float">
            <text:p>125</text:p>
          </table:table-cell>
          <table:table-cell table:style-name="ce11" table:content-validation-name="val3" office:value-type="float" office:value="0.052085" calcext:value-type="float">
            <text:p>0,052085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59536" calcext:value-type="float">
            <text:p>0,059536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51575" calcext:value-type="float">
            <text:p>0,051575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47826" calcext:value-type="float">
            <text:p>0,047826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65406" calcext:value-type="float">
            <text:p>0,065406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61074" calcext:value-type="float">
            <text:p>0,061074</text:p>
          </table:table-cell>
          <table:table-cell table:style-name="ce11" table:content-validation-name="val3" office:value-type="float" office:value="128" calcext:value-type="float">
            <text:p>128</text:p>
          </table:table-cell>
          <table:table-cell table:style-name="ce11" table:content-validation-name="val3" office:value-type="float" office:value="0.04289" calcext:value-type="float">
            <text:p>0,04289</text:p>
          </table:table-cell>
          <table:table-cell table:number-columns-repeated="1003"/>
        </table:table-row>
        <table:table-row table:style-name="ro2">
          <table:table-cell table:style-name="ce8" table:formula="of:=[$'Nomes de arquivos'.A34]" office:value-type="string" office:string-value="SOM-a_33_n125_m12" calcext:value-type="string">
            <text:p>SOM-a_33_n125_m12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43826" calcext:value-type="float">
            <text:p>0,043826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53801" calcext:value-type="float">
            <text:p>0,053801</text:p>
          </table:table-cell>
          <table:table-cell table:style-name="ce11" table:content-validation-name="val3" office:value-type="float" office:value="116" calcext:value-type="float">
            <text:p>116</text:p>
          </table:table-cell>
          <table:table-cell table:style-name="ce11" table:content-validation-name="val3" office:value-type="float" office:value="0.047691" calcext:value-type="float">
            <text:p>0,047691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49817" calcext:value-type="float">
            <text:p>0,049817</text:p>
          </table:table-cell>
          <table:table-cell table:style-name="ce11" table:content-validation-name="val3" office:value-type="float" office:value="115" calcext:value-type="float">
            <text:p>115</text:p>
          </table:table-cell>
          <table:table-cell table:style-name="ce11" table:content-validation-name="val3" office:value-type="float" office:value="0.047212" calcext:value-type="float">
            <text:p>0,047212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56651" calcext:value-type="float">
            <text:p>0,056651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30487" calcext:value-type="float">
            <text:p>0,030487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48381" calcext:value-type="float">
            <text:p>0,048381</text:p>
          </table:table-cell>
          <table:table-cell table:style-name="ce11" table:content-validation-name="val3" office:value-type="float" office:value="114" calcext:value-type="float">
            <text:p>114</text:p>
          </table:table-cell>
          <table:table-cell table:style-name="ce11" table:content-validation-name="val3" office:value-type="float" office:value="0.05004" calcext:value-type="float">
            <text:p>0,05004</text:p>
          </table:table-cell>
          <table:table-cell table:style-name="ce11" table:content-validation-name="val3" office:value-type="float" office:value="118" calcext:value-type="float">
            <text:p>118</text:p>
          </table:table-cell>
          <table:table-cell table:style-name="ce11" table:content-validation-name="val3" office:value-type="float" office:value="0.045545" calcext:value-type="float">
            <text:p>0,045545</text:p>
          </table:table-cell>
          <table:table-cell table:number-columns-repeated="1003"/>
        </table:table-row>
        <table:table-row table:style-name="ro2">
          <table:table-cell table:style-name="ce8" table:formula="of:=[$'Nomes de arquivos'.A35]" office:value-type="string" office:string-value="SOM-a_34_n125_m12" calcext:value-type="string">
            <text:p>SOM-a_34_n125_m12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39409" calcext:value-type="float">
            <text:p>0,039409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31509" calcext:value-type="float">
            <text:p>0,031509</text:p>
          </table:table-cell>
          <table:table-cell table:style-name="ce11" table:content-validation-name="val3" office:value-type="float" office:value="126" calcext:value-type="float">
            <text:p>126</text:p>
          </table:table-cell>
          <table:table-cell table:style-name="ce11" table:content-validation-name="val3" office:value-type="float" office:value="0.03341" calcext:value-type="float">
            <text:p>0,03341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4499" calcext:value-type="float">
            <text:p>0,04499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38425" calcext:value-type="float">
            <text:p>0,038425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47084" calcext:value-type="float">
            <text:p>0,047084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5648" calcext:value-type="float">
            <text:p>0,05648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48697" calcext:value-type="float">
            <text:p>0,048697</text:p>
          </table:table-cell>
          <table:table-cell table:style-name="ce11" table:content-validation-name="val3" office:value-type="float" office:value="122" calcext:value-type="float">
            <text:p>122</text:p>
          </table:table-cell>
          <table:table-cell table:style-name="ce11" table:content-validation-name="val3" office:value-type="float" office:value="0.055904" calcext:value-type="float">
            <text:p>0,055904</text:p>
          </table:table-cell>
          <table:table-cell table:style-name="ce11" table:content-validation-name="val3" office:value-type="float" office:value="123" calcext:value-type="float">
            <text:p>123</text:p>
          </table:table-cell>
          <table:table-cell table:style-name="ce11" table:content-validation-name="val3" office:value-type="float" office:value="0.055728" calcext:value-type="float">
            <text:p>0,055728</text:p>
          </table:table-cell>
          <table:table-cell table:number-columns-repeated="1003"/>
        </table:table-row>
        <table:table-row table:style-name="ro2">
          <table:table-cell table:style-name="ce8" table:formula="of:=[$'Nomes de arquivos'.A36]" office:value-type="string" office:string-value="SOM-a_35_n125_m12" calcext:value-type="string">
            <text:p>SOM-a_35_n125_m12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8067" calcext:value-type="float">
            <text:p>0,048067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56939" calcext:value-type="float">
            <text:p>0,056939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53942" calcext:value-type="float">
            <text:p>0,053942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2877" calcext:value-type="float">
            <text:p>0,042877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9323" calcext:value-type="float">
            <text:p>0,049323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62596" calcext:value-type="float">
            <text:p>0,062596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7678" calcext:value-type="float">
            <text:p>0,047678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9412" calcext:value-type="float">
            <text:p>0,049412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55926" calcext:value-type="float">
            <text:p>0,055926</text:p>
          </table:table-cell>
          <table:table-cell table:style-name="ce11" table:content-validation-name="val3" office:value-type="float" office:value="121" calcext:value-type="float">
            <text:p>121</text:p>
          </table:table-cell>
          <table:table-cell table:style-name="ce11" table:content-validation-name="val3" office:value-type="float" office:value="0.042965" calcext:value-type="float">
            <text:p>0,042965</text:p>
          </table:table-cell>
          <table:table-cell table:number-columns-repeated="1003"/>
        </table:table-row>
        <table:table-row table:style-name="ro2">
          <table:table-cell table:style-name="ce8" table:formula="of:=[$'Nomes de arquivos'.A37]" office:value-type="string" office:string-value="SOM-a_36_n125_m37" calcext:value-type="string">
            <text:p>SOM-a_36_n125_m37</text:p>
          </table:table-cell>
          <table:table-cell table:style-name="ce11" table:content-validation-name="val3" office:value-type="float" office:value="2297" calcext:value-type="float">
            <text:p>2297</text:p>
          </table:table-cell>
          <table:table-cell table:style-name="ce11" table:content-validation-name="val3" office:value-type="float" office:value="0.066577" calcext:value-type="float">
            <text:p>0,066577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74526" calcext:value-type="float">
            <text:p>0,074526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81136" calcext:value-type="float">
            <text:p>0,081136</text:p>
          </table:table-cell>
          <table:table-cell table:style-name="ce11" table:content-validation-name="val3" office:value-type="float" office:value="2292" calcext:value-type="float">
            <text:p>2292</text:p>
          </table:table-cell>
          <table:table-cell table:style-name="ce11" table:content-validation-name="val3" office:value-type="float" office:value="0.074891" calcext:value-type="float">
            <text:p>0,074891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6567" calcext:value-type="float">
            <text:p>0,06567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69306" calcext:value-type="float">
            <text:p>0,069306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60871" calcext:value-type="float">
            <text:p>0,060871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53666" calcext:value-type="float">
            <text:p>0,053666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75787" calcext:value-type="float">
            <text:p>0,075787</text:p>
          </table:table-cell>
          <table:table-cell table:style-name="ce11" table:content-validation-name="val3" office:value-type="float" office:value="2291" calcext:value-type="float">
            <text:p>2291</text:p>
          </table:table-cell>
          <table:table-cell table:style-name="ce11" table:content-validation-name="val3" office:value-type="float" office:value="0.059094" calcext:value-type="float">
            <text:p>0,059094</text:p>
          </table:table-cell>
          <table:table-cell table:number-columns-repeated="1003"/>
        </table:table-row>
        <table:table-row table:style-name="ro2">
          <table:table-cell table:style-name="ce8" table:formula="of:=[$'Nomes de arquivos'.A38]" office:value-type="string" office:string-value="SOM-a_37_n125_m37" calcext:value-type="string">
            <text:p>SOM-a_37_n125_m37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69959" calcext:value-type="float">
            <text:p>0,069959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7864" calcext:value-type="float">
            <text:p>0,07864</text:p>
          </table:table-cell>
          <table:table-cell table:style-name="ce11" table:content-validation-name="val3" office:value-type="float" office:value="2311" calcext:value-type="float">
            <text:p>2311</text:p>
          </table:table-cell>
          <table:table-cell table:style-name="ce11" table:content-validation-name="val3" office:value-type="float" office:value="0.057089" calcext:value-type="float">
            <text:p>0,057089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98539" calcext:value-type="float">
            <text:p>0,098539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83366" calcext:value-type="float">
            <text:p>0,083366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62895" calcext:value-type="float">
            <text:p>0,062895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74094" calcext:value-type="float">
            <text:p>0,074094</text:p>
          </table:table-cell>
          <table:table-cell table:style-name="ce11" table:content-validation-name="val3" office:value-type="float" office:value="2310" calcext:value-type="float">
            <text:p>2310</text:p>
          </table:table-cell>
          <table:table-cell table:style-name="ce11" table:content-validation-name="val3" office:value-type="float" office:value="0.055343" calcext:value-type="float">
            <text:p>0,055343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69589" calcext:value-type="float">
            <text:p>0,069589</text:p>
          </table:table-cell>
          <table:table-cell table:style-name="ce11" table:content-validation-name="val3" office:value-type="float" office:value="2316" calcext:value-type="float">
            <text:p>2316</text:p>
          </table:table-cell>
          <table:table-cell table:style-name="ce11" table:content-validation-name="val3" office:value-type="float" office:value="0.066953" calcext:value-type="float">
            <text:p>0,066953</text:p>
          </table:table-cell>
          <table:table-cell table:number-columns-repeated="1003"/>
        </table:table-row>
        <table:table-row table:style-name="ro2">
          <table:table-cell table:style-name="ce8" table:formula="of:=[$'Nomes de arquivos'.A39]" office:value-type="string" office:string-value="SOM-a_38_n125_m37" calcext:value-type="string">
            <text:p>SOM-a_38_n125_m37</text:p>
          </table:table-cell>
          <table:table-cell table:style-name="ce11" table:content-validation-name="val3" office:value-type="float" office:value="2287" calcext:value-type="float">
            <text:p>2287</text:p>
          </table:table-cell>
          <table:table-cell table:style-name="ce11" table:content-validation-name="val3" office:value-type="float" office:value="0.090497" calcext:value-type="float">
            <text:p>0,090497</text:p>
          </table:table-cell>
          <table:table-cell table:style-name="ce11" table:content-validation-name="val3" office:value-type="float" office:value="2265" calcext:value-type="float">
            <text:p>2265</text:p>
          </table:table-cell>
          <table:table-cell table:style-name="ce11" table:content-validation-name="val3" office:value-type="float" office:value="0.072044" calcext:value-type="float">
            <text:p>0,072044</text:p>
          </table:table-cell>
          <table:table-cell table:style-name="ce11" table:content-validation-name="val3" office:value-type="float" office:value="2269" calcext:value-type="float">
            <text:p>2269</text:p>
          </table:table-cell>
          <table:table-cell table:style-name="ce11" table:content-validation-name="val3" office:value-type="float" office:value="0.063854" calcext:value-type="float">
            <text:p>0,063854</text:p>
          </table:table-cell>
          <table:table-cell table:style-name="ce11" table:content-validation-name="val3" office:value-type="float" office:value="2274" calcext:value-type="float">
            <text:p>2274</text:p>
          </table:table-cell>
          <table:table-cell table:style-name="ce11" table:content-validation-name="val3" office:value-type="float" office:value="0.083127" calcext:value-type="float">
            <text:p>0,083127</text:p>
          </table:table-cell>
          <table:table-cell table:style-name="ce11" table:content-validation-name="val3" office:value-type="float" office:value="2268" calcext:value-type="float">
            <text:p>2268</text:p>
          </table:table-cell>
          <table:table-cell table:style-name="ce11" table:content-validation-name="val3" office:value-type="float" office:value="0.076779" calcext:value-type="float">
            <text:p>0,076779</text:p>
          </table:table-cell>
          <table:table-cell table:style-name="ce11" table:content-validation-name="val3" office:value-type="float" office:value="2289" calcext:value-type="float">
            <text:p>2289</text:p>
          </table:table-cell>
          <table:table-cell table:style-name="ce11" table:content-validation-name="val3" office:value-type="float" office:value="0.065531" calcext:value-type="float">
            <text:p>0,065531</text:p>
          </table:table-cell>
          <table:table-cell table:style-name="ce11" table:content-validation-name="val3" office:value-type="float" office:value="2288" calcext:value-type="float">
            <text:p>2288</text:p>
          </table:table-cell>
          <table:table-cell table:style-name="ce11" table:content-validation-name="val3" office:value-type="float" office:value="0.070102" calcext:value-type="float">
            <text:p>0,070102</text:p>
          </table:table-cell>
          <table:table-cell table:style-name="ce11" table:content-validation-name="val3" office:value-type="float" office:value="2264" calcext:value-type="float">
            <text:p>2264</text:p>
          </table:table-cell>
          <table:table-cell table:style-name="ce11" table:content-validation-name="val3" office:value-type="float" office:value="0.068929" calcext:value-type="float">
            <text:p>0,068929</text:p>
          </table:table-cell>
          <table:table-cell table:style-name="ce11" table:content-validation-name="val3" office:value-type="float" office:value="2287" calcext:value-type="float">
            <text:p>2287</text:p>
          </table:table-cell>
          <table:table-cell table:style-name="ce11" table:content-validation-name="val3" office:value-type="float" office:value="0.069301" calcext:value-type="float">
            <text:p>0,069301</text:p>
          </table:table-cell>
          <table:table-cell table:style-name="ce11" table:content-validation-name="val3" office:value-type="float" office:value="2283" calcext:value-type="float">
            <text:p>2283</text:p>
          </table:table-cell>
          <table:table-cell table:style-name="ce11" table:content-validation-name="val3" office:value-type="float" office:value="0.055829" calcext:value-type="float">
            <text:p>0,055829</text:p>
          </table:table-cell>
          <table:table-cell table:number-columns-repeated="1003"/>
        </table:table-row>
        <table:table-row table:style-name="ro2">
          <table:table-cell table:style-name="ce8" table:formula="of:=[$'Nomes de arquivos'.A40]" office:value-type="string" office:string-value="SOM-a_39_n125_m37" calcext:value-type="string">
            <text:p>SOM-a_39_n125_m37</text:p>
          </table:table-cell>
          <table:table-cell table:style-name="ce11" table:content-validation-name="val3" office:value-type="float" office:value="2239" calcext:value-type="float">
            <text:p>2239</text:p>
          </table:table-cell>
          <table:table-cell table:style-name="ce11" table:content-validation-name="val3" office:value-type="float" office:value="0.071633" calcext:value-type="float">
            <text:p>0,071633</text:p>
          </table:table-cell>
          <table:table-cell table:style-name="ce11" table:content-validation-name="val3" office:value-type="float" office:value="2239" calcext:value-type="float">
            <text:p>2239</text:p>
          </table:table-cell>
          <table:table-cell table:style-name="ce11" table:content-validation-name="val3" office:value-type="float" office:value="0.060345" calcext:value-type="float">
            <text:p>0,060345</text:p>
          </table:table-cell>
          <table:table-cell table:style-name="ce11" table:content-validation-name="val3" office:value-type="float" office:value="2243" calcext:value-type="float">
            <text:p>2243</text:p>
          </table:table-cell>
          <table:table-cell table:style-name="ce11" table:content-validation-name="val3" office:value-type="float" office:value="0.058168" calcext:value-type="float">
            <text:p>0,058168</text:p>
          </table:table-cell>
          <table:table-cell table:style-name="ce11" table:content-validation-name="val3" office:value-type="float" office:value="2240" calcext:value-type="float">
            <text:p>2240</text:p>
          </table:table-cell>
          <table:table-cell table:style-name="ce11" table:content-validation-name="val3" office:value-type="float" office:value="0.085542" calcext:value-type="float">
            <text:p>0,085542</text:p>
          </table:table-cell>
          <table:table-cell table:style-name="ce11" table:content-validation-name="val3" office:value-type="float" office:value="2240" calcext:value-type="float">
            <text:p>2240</text:p>
          </table:table-cell>
          <table:table-cell table:style-name="ce11" table:content-validation-name="val3" office:value-type="float" office:value="0.06417" calcext:value-type="float">
            <text:p>0,06417</text:p>
          </table:table-cell>
          <table:table-cell table:style-name="ce11" table:content-validation-name="val3" office:value-type="float" office:value="2243" calcext:value-type="float">
            <text:p>2243</text:p>
          </table:table-cell>
          <table:table-cell table:style-name="ce11" table:content-validation-name="val3" office:value-type="float" office:value="0.057309" calcext:value-type="float">
            <text:p>0,057309</text:p>
          </table:table-cell>
          <table:table-cell table:style-name="ce11" table:content-validation-name="val3" office:value-type="float" office:value="2243" calcext:value-type="float">
            <text:p>2243</text:p>
          </table:table-cell>
          <table:table-cell table:style-name="ce11" table:content-validation-name="val3" office:value-type="float" office:value="0.075867" calcext:value-type="float">
            <text:p>0,075867</text:p>
          </table:table-cell>
          <table:table-cell table:style-name="ce11" table:content-validation-name="val3" office:value-type="float" office:value="2243" calcext:value-type="float">
            <text:p>2243</text:p>
          </table:table-cell>
          <table:table-cell table:style-name="ce11" table:content-validation-name="val3" office:value-type="float" office:value="0.057731" calcext:value-type="float">
            <text:p>0,057731</text:p>
          </table:table-cell>
          <table:table-cell table:style-name="ce11" table:content-validation-name="val3" office:value-type="float" office:value="2249" calcext:value-type="float">
            <text:p>2249</text:p>
          </table:table-cell>
          <table:table-cell table:style-name="ce11" table:content-validation-name="val3" office:value-type="float" office:value="0.067098" calcext:value-type="float">
            <text:p>0,067098</text:p>
          </table:table-cell>
          <table:table-cell table:style-name="ce11" table:content-validation-name="val3" office:value-type="float" office:value="2238" calcext:value-type="float">
            <text:p>2238</text:p>
          </table:table-cell>
          <table:table-cell table:style-name="ce11" table:content-validation-name="val3" office:value-type="float" office:value="0.069103" calcext:value-type="float">
            <text:p>0,069103</text:p>
          </table:table-cell>
          <table:table-cell table:number-columns-repeated="1003"/>
        </table:table-row>
        <table:table-row table:style-name="ro2">
          <table:table-cell table:style-name="ce8" table:formula="of:=[$'Nomes de arquivos'.A41]" office:value-type="string" office:string-value="SOM-a_40_n125_m37" calcext:value-type="string">
            <text:p>SOM-a_40_n125_m37</text:p>
          </table:table-cell>
          <table:table-cell table:style-name="ce11" table:content-validation-name="val3" office:value-type="float" office:value="2304" calcext:value-type="float">
            <text:p>2304</text:p>
          </table:table-cell>
          <table:table-cell table:style-name="ce11" table:content-validation-name="val3" office:value-type="float" office:value="0.062712" calcext:value-type="float">
            <text:p>0,062712</text:p>
          </table:table-cell>
          <table:table-cell table:style-name="ce11" table:content-validation-name="val3" office:value-type="float" office:value="2318" calcext:value-type="float">
            <text:p>2318</text:p>
          </table:table-cell>
          <table:table-cell table:style-name="ce11" table:content-validation-name="val3" office:value-type="float" office:value="0.072191" calcext:value-type="float">
            <text:p>0,072191</text:p>
          </table:table-cell>
          <table:table-cell table:style-name="ce11" table:content-validation-name="val3" office:value-type="float" office:value="2311" calcext:value-type="float">
            <text:p>2311</text:p>
          </table:table-cell>
          <table:table-cell table:style-name="ce11" table:content-validation-name="val3" office:value-type="float" office:value="0.076929" calcext:value-type="float">
            <text:p>0,076929</text:p>
          </table:table-cell>
          <table:table-cell table:style-name="ce11" table:content-validation-name="val3" office:value-type="float" office:value="2321" calcext:value-type="float">
            <text:p>2321</text:p>
          </table:table-cell>
          <table:table-cell table:style-name="ce11" table:content-validation-name="val3" office:value-type="float" office:value="0.077049" calcext:value-type="float">
            <text:p>0,077049</text:p>
          </table:table-cell>
          <table:table-cell table:style-name="ce11" table:content-validation-name="val3" office:value-type="float" office:value="2299" calcext:value-type="float">
            <text:p>2299</text:p>
          </table:table-cell>
          <table:table-cell table:style-name="ce11" table:content-validation-name="val3" office:value-type="float" office:value="0.09041" calcext:value-type="float">
            <text:p>0,09041</text:p>
          </table:table-cell>
          <table:table-cell table:style-name="ce11" table:content-validation-name="val3" office:value-type="float" office:value="2303" calcext:value-type="float">
            <text:p>2303</text:p>
          </table:table-cell>
          <table:table-cell table:style-name="ce11" table:content-validation-name="val3" office:value-type="float" office:value="0.065553" calcext:value-type="float">
            <text:p>0,065553</text:p>
          </table:table-cell>
          <table:table-cell table:style-name="ce11" table:content-validation-name="val3" office:value-type="float" office:value="2323" calcext:value-type="float">
            <text:p>2323</text:p>
          </table:table-cell>
          <table:table-cell table:style-name="ce11" table:content-validation-name="val3" office:value-type="float" office:value="0.072671" calcext:value-type="float">
            <text:p>0,072671</text:p>
          </table:table-cell>
          <table:table-cell table:style-name="ce11" table:content-validation-name="val3" office:value-type="float" office:value="2330" calcext:value-type="float">
            <text:p>2330</text:p>
          </table:table-cell>
          <table:table-cell table:style-name="ce11" table:content-validation-name="val3" office:value-type="float" office:value="0.070485" calcext:value-type="float">
            <text:p>0,070485</text:p>
          </table:table-cell>
          <table:table-cell table:style-name="ce11" table:content-validation-name="val3" office:value-type="float" office:value="2321" calcext:value-type="float">
            <text:p>2321</text:p>
          </table:table-cell>
          <table:table-cell table:style-name="ce11" table:content-validation-name="val3" office:value-type="float" office:value="0.072137" calcext:value-type="float">
            <text:p>0,072137</text:p>
          </table:table-cell>
          <table:table-cell table:style-name="ce11" table:content-validation-name="val3" office:value-type="float" office:value="2306" calcext:value-type="float">
            <text:p>2306</text:p>
          </table:table-cell>
          <table:table-cell table:style-name="ce11" table:content-validation-name="val3" office:value-type="float" office:value="0.057537" calcext:value-type="float">
            <text:p>0,057537</text:p>
          </table:table-cell>
          <table:table-cell table:number-columns-repeated="1003"/>
        </table:table-row>
        <table:table-row table:style-name="ro2">
          <table:table-cell table:style-name="ce8" table:formula="of:=[$'Nomes de arquivos'.A42]" office:value-type="string" office:string-value="SOM-a_41_n150_m15" calcext:value-type="string">
            <text:p>SOM-a_41_n150_m15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75245" calcext:value-type="float">
            <text:p>0,075245</text:p>
          </table:table-cell>
          <table:table-cell table:style-name="ce11" table:content-validation-name="val3" office:value-type="float" office:value="234" calcext:value-type="float">
            <text:p>234</text:p>
          </table:table-cell>
          <table:table-cell table:style-name="ce11" table:content-validation-name="val3" office:value-type="float" office:value="0.087181" calcext:value-type="float">
            <text:p>0,087181</text:p>
          </table:table-cell>
          <table:table-cell table:style-name="ce11" table:content-validation-name="val3" office:value-type="float" office:value="220" calcext:value-type="float">
            <text:p>220</text:p>
          </table:table-cell>
          <table:table-cell table:style-name="ce11" table:content-validation-name="val3" office:value-type="float" office:value="0.104438" calcext:value-type="float">
            <text:p>0,104438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62361" calcext:value-type="float">
            <text:p>0,062361</text:p>
          </table:table-cell>
          <table:table-cell table:style-name="ce11" table:content-validation-name="val3" office:value-type="float" office:value="225" calcext:value-type="float">
            <text:p>225</text:p>
          </table:table-cell>
          <table:table-cell table:style-name="ce11" table:content-validation-name="val3" office:value-type="float" office:value="0.093602" calcext:value-type="float">
            <text:p>0,093602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8456" calcext:value-type="float">
            <text:p>0,08456</text:p>
          </table:table-cell>
          <table:table-cell table:style-name="ce11" table:content-validation-name="val3" office:value-type="float" office:value="220" calcext:value-type="float">
            <text:p>220</text:p>
          </table:table-cell>
          <table:table-cell table:style-name="ce11" table:content-validation-name="val3" office:value-type="float" office:value="0.108172" calcext:value-type="float">
            <text:p>0,108172</text:p>
          </table:table-cell>
          <table:table-cell table:style-name="ce11" table:content-validation-name="val3" office:value-type="float" office:value="225" calcext:value-type="float">
            <text:p>225</text:p>
          </table:table-cell>
          <table:table-cell table:style-name="ce11" table:content-validation-name="val3" office:value-type="float" office:value="0.088626" calcext:value-type="float">
            <text:p>0,088626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93993" calcext:value-type="float">
            <text:p>0,093993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67013" calcext:value-type="float">
            <text:p>0,067013</text:p>
          </table:table-cell>
          <table:table-cell table:number-columns-repeated="1003"/>
        </table:table-row>
        <table:table-row table:style-name="ro2">
          <table:table-cell table:style-name="ce8" table:formula="of:=[$'Nomes de arquivos'.A43]" office:value-type="string" office:string-value="SOM-a_42_n150_m15" calcext:value-type="string">
            <text:p>SOM-a_42_n150_m15</text:p>
          </table:table-cell>
          <table:table-cell table:style-name="ce11" table:content-validation-name="val3" office:value-type="float" office:value="228" calcext:value-type="float">
            <text:p>228</text:p>
          </table:table-cell>
          <table:table-cell table:style-name="ce11" table:content-validation-name="val3" office:value-type="float" office:value="0.058033" calcext:value-type="float">
            <text:p>0,058033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74291" calcext:value-type="float">
            <text:p>0,074291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53212" calcext:value-type="float">
            <text:p>0,053212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46664" calcext:value-type="float">
            <text:p>0,046664</text:p>
          </table:table-cell>
          <table:table-cell table:style-name="ce11" table:content-validation-name="val3" office:value-type="float" office:value="225" calcext:value-type="float">
            <text:p>225</text:p>
          </table:table-cell>
          <table:table-cell table:style-name="ce11" table:content-validation-name="val3" office:value-type="float" office:value="0.082655" calcext:value-type="float">
            <text:p>0,082655</text:p>
          </table:table-cell>
          <table:table-cell table:style-name="ce11" table:content-validation-name="val3" office:value-type="float" office:value="225" calcext:value-type="float">
            <text:p>225</text:p>
          </table:table-cell>
          <table:table-cell table:style-name="ce11" table:content-validation-name="val3" office:value-type="float" office:value="0.071574" calcext:value-type="float">
            <text:p>0,071574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72022" calcext:value-type="float">
            <text:p>0,072022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86275" calcext:value-type="float">
            <text:p>0,086275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55842" calcext:value-type="float">
            <text:p>0,055842</text:p>
          </table:table-cell>
          <table:table-cell table:style-name="ce11" table:content-validation-name="val3" office:value-type="float" office:value="227" calcext:value-type="float">
            <text:p>227</text:p>
          </table:table-cell>
          <table:table-cell table:style-name="ce11" table:content-validation-name="val3" office:value-type="float" office:value="0.0792" calcext:value-type="float">
            <text:p>0,0792</text:p>
          </table:table-cell>
          <table:table-cell table:number-columns-repeated="1003"/>
        </table:table-row>
        <table:table-row table:style-name="ro2">
          <table:table-cell table:style-name="ce8" table:formula="of:=[$'Nomes de arquivos'.A44]" office:value-type="string" office:string-value="SOM-a_43_n150_m15" calcext:value-type="string">
            <text:p>SOM-a_43_n150_m15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76284" calcext:value-type="float">
            <text:p>0,076284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74258" calcext:value-type="float">
            <text:p>0,074258</text:p>
          </table:table-cell>
          <table:table-cell table:style-name="ce11" table:content-validation-name="val3" office:value-type="float" office:value="242" calcext:value-type="float">
            <text:p>242</text:p>
          </table:table-cell>
          <table:table-cell table:style-name="ce11" table:content-validation-name="val3" office:value-type="float" office:value="0.053245" calcext:value-type="float">
            <text:p>0,053245</text:p>
          </table:table-cell>
          <table:table-cell table:style-name="ce11" table:content-validation-name="val3" office:value-type="float" office:value="234" calcext:value-type="float">
            <text:p>234</text:p>
          </table:table-cell>
          <table:table-cell table:style-name="ce11" table:content-validation-name="val3" office:value-type="float" office:value="0.072352" calcext:value-type="float">
            <text:p>0,072352</text:p>
          </table:table-cell>
          <table:table-cell table:style-name="ce11" table:content-validation-name="val3" office:value-type="float" office:value="236" calcext:value-type="float">
            <text:p>236</text:p>
          </table:table-cell>
          <table:table-cell table:style-name="ce11" table:content-validation-name="val3" office:value-type="float" office:value="0.091398" calcext:value-type="float">
            <text:p>0,091398</text:p>
          </table:table-cell>
          <table:table-cell table:style-name="ce11" table:content-validation-name="val3" office:value-type="float" office:value="239" calcext:value-type="float">
            <text:p>239</text:p>
          </table:table-cell>
          <table:table-cell table:style-name="ce11" table:content-validation-name="val3" office:value-type="float" office:value="0.095309" calcext:value-type="float">
            <text:p>0,095309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8949" calcext:value-type="float">
            <text:p>0,08949</text:p>
          </table:table-cell>
          <table:table-cell table:style-name="ce11" table:content-validation-name="val3" office:value-type="float" office:value="242" calcext:value-type="float">
            <text:p>242</text:p>
          </table:table-cell>
          <table:table-cell table:style-name="ce11" table:content-validation-name="val3" office:value-type="float" office:value="0.091096" calcext:value-type="float">
            <text:p>0,091096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84257" calcext:value-type="float">
            <text:p>0,084257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6335" calcext:value-type="float">
            <text:p>0,06335</text:p>
          </table:table-cell>
          <table:table-cell table:number-columns-repeated="1003"/>
        </table:table-row>
        <table:table-row table:style-name="ro2">
          <table:table-cell table:style-name="ce8" table:formula="of:=[$'Nomes de arquivos'.A45]" office:value-type="string" office:string-value="SOM-a_44_n150_m15" calcext:value-type="string">
            <text:p>SOM-a_44_n150_m15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87258" calcext:value-type="float">
            <text:p>0,087258</text:p>
          </table:table-cell>
          <table:table-cell table:style-name="ce11" table:content-validation-name="val3" office:value-type="float" office:value="234" calcext:value-type="float">
            <text:p>234</text:p>
          </table:table-cell>
          <table:table-cell table:style-name="ce11" table:content-validation-name="val3" office:value-type="float" office:value="0.061459" calcext:value-type="float">
            <text:p>0,061459</text:p>
          </table:table-cell>
          <table:table-cell table:style-name="ce11" table:content-validation-name="val3" office:value-type="float" office:value="238" calcext:value-type="float">
            <text:p>238</text:p>
          </table:table-cell>
          <table:table-cell table:style-name="ce11" table:content-validation-name="val3" office:value-type="float" office:value="0.082511" calcext:value-type="float">
            <text:p>0,082511</text:p>
          </table:table-cell>
          <table:table-cell table:style-name="ce11" table:content-validation-name="val3" office:value-type="float" office:value="237" calcext:value-type="float">
            <text:p>237</text:p>
          </table:table-cell>
          <table:table-cell table:style-name="ce11" table:content-validation-name="val3" office:value-type="float" office:value="0.098358" calcext:value-type="float">
            <text:p>0,098358</text:p>
          </table:table-cell>
          <table:table-cell table:style-name="ce11" table:content-validation-name="val3" office:value-type="float" office:value="238" calcext:value-type="float">
            <text:p>238</text:p>
          </table:table-cell>
          <table:table-cell table:style-name="ce11" table:content-validation-name="val3" office:value-type="float" office:value="0.098354" calcext:value-type="float">
            <text:p>0,098354</text:p>
          </table:table-cell>
          <table:table-cell table:style-name="ce11" table:content-validation-name="val3" office:value-type="float" office:value="233" calcext:value-type="float">
            <text:p>233</text:p>
          </table:table-cell>
          <table:table-cell table:style-name="ce11" table:content-validation-name="val3" office:value-type="float" office:value="0.072331" calcext:value-type="float">
            <text:p>0,072331</text:p>
          </table:table-cell>
          <table:table-cell table:style-name="ce11" table:content-validation-name="val3" office:value-type="float" office:value="233" calcext:value-type="float">
            <text:p>233</text:p>
          </table:table-cell>
          <table:table-cell table:style-name="ce11" table:content-validation-name="val3" office:value-type="float" office:value="0.095415" calcext:value-type="float">
            <text:p>0,095415</text:p>
          </table:table-cell>
          <table:table-cell table:style-name="ce11" table:content-validation-name="val3" office:value-type="float" office:value="238" calcext:value-type="float">
            <text:p>238</text:p>
          </table:table-cell>
          <table:table-cell table:style-name="ce11" table:content-validation-name="val3" office:value-type="float" office:value="0.046802" calcext:value-type="float">
            <text:p>0,046802</text:p>
          </table:table-cell>
          <table:table-cell table:style-name="ce11" table:content-validation-name="val3" office:value-type="float" office:value="233" calcext:value-type="float">
            <text:p>233</text:p>
          </table:table-cell>
          <table:table-cell table:style-name="ce11" table:content-validation-name="val3" office:value-type="float" office:value="0.084434" calcext:value-type="float">
            <text:p>0,084434</text:p>
          </table:table-cell>
          <table:table-cell table:style-name="ce11" table:content-validation-name="val3" office:value-type="float" office:value="234" calcext:value-type="float">
            <text:p>234</text:p>
          </table:table-cell>
          <table:table-cell table:style-name="ce11" table:content-validation-name="val3" office:value-type="float" office:value="0.086399" calcext:value-type="float">
            <text:p>0,086399</text:p>
          </table:table-cell>
          <table:table-cell table:number-columns-repeated="1003"/>
        </table:table-row>
        <table:table-row table:style-name="ro2">
          <table:table-cell table:style-name="ce8" table:formula="of:=[$'Nomes de arquivos'.A46]" office:value-type="string" office:string-value="SOM-a_45_n150_m15" calcext:value-type="string">
            <text:p>SOM-a_45_n150_m15</text:p>
          </table:table-cell>
          <table:table-cell table:style-name="ce11" table:content-validation-name="val3" office:value-type="float" office:value="218" calcext:value-type="float">
            <text:p>218</text:p>
          </table:table-cell>
          <table:table-cell table:style-name="ce11" table:content-validation-name="val3" office:value-type="float" office:value="0.06866" calcext:value-type="float">
            <text:p>0,06866</text:p>
          </table:table-cell>
          <table:table-cell table:style-name="ce11" table:content-validation-name="val3" office:value-type="float" office:value="218" calcext:value-type="float">
            <text:p>218</text:p>
          </table:table-cell>
          <table:table-cell table:style-name="ce11" table:content-validation-name="val3" office:value-type="float" office:value="0.062999" calcext:value-type="float">
            <text:p>0,062999</text:p>
          </table:table-cell>
          <table:table-cell table:style-name="ce11" table:content-validation-name="val3" office:value-type="float" office:value="219" calcext:value-type="float">
            <text:p>219</text:p>
          </table:table-cell>
          <table:table-cell table:style-name="ce11" table:content-validation-name="val3" office:value-type="float" office:value="0.063558" calcext:value-type="float">
            <text:p>0,063558</text:p>
          </table:table-cell>
          <table:table-cell table:style-name="ce11" table:content-validation-name="val3" office:value-type="float" office:value="218" calcext:value-type="float">
            <text:p>218</text:p>
          </table:table-cell>
          <table:table-cell table:style-name="ce11" table:content-validation-name="val3" office:value-type="float" office:value="0.077275" calcext:value-type="float">
            <text:p>0,077275</text:p>
          </table:table-cell>
          <table:table-cell table:style-name="ce11" table:content-validation-name="val3" office:value-type="float" office:value="214" calcext:value-type="float">
            <text:p>214</text:p>
          </table:table-cell>
          <table:table-cell table:style-name="ce11" table:content-validation-name="val3" office:value-type="float" office:value="0.081809" calcext:value-type="float">
            <text:p>0,081809</text:p>
          </table:table-cell>
          <table:table-cell table:style-name="ce11" table:content-validation-name="val3" office:value-type="float" office:value="207" calcext:value-type="float">
            <text:p>207</text:p>
          </table:table-cell>
          <table:table-cell table:style-name="ce11" table:content-validation-name="val3" office:value-type="float" office:value="0.093249" calcext:value-type="float">
            <text:p>0,093249</text:p>
          </table:table-cell>
          <table:table-cell table:style-name="ce11" table:content-validation-name="val3" office:value-type="float" office:value="207" calcext:value-type="float">
            <text:p>207</text:p>
          </table:table-cell>
          <table:table-cell table:style-name="ce11" table:content-validation-name="val3" office:value-type="float" office:value="0.083058" calcext:value-type="float">
            <text:p>0,083058</text:p>
          </table:table-cell>
          <table:table-cell table:style-name="ce11" table:content-validation-name="val3" office:value-type="float" office:value="207" calcext:value-type="float">
            <text:p>207</text:p>
          </table:table-cell>
          <table:table-cell table:style-name="ce11" table:content-validation-name="val3" office:value-type="float" office:value="0.080759" calcext:value-type="float">
            <text:p>0,080759</text:p>
          </table:table-cell>
          <table:table-cell table:style-name="ce11" table:content-validation-name="val3" office:value-type="float" office:value="207" calcext:value-type="float">
            <text:p>207</text:p>
          </table:table-cell>
          <table:table-cell table:style-name="ce11" table:content-validation-name="val3" office:value-type="float" office:value="0.064147" calcext:value-type="float">
            <text:p>0,064147</text:p>
          </table:table-cell>
          <table:table-cell table:style-name="ce11" table:content-validation-name="val3" office:value-type="float" office:value="207" calcext:value-type="float">
            <text:p>207</text:p>
          </table:table-cell>
          <table:table-cell table:style-name="ce11" table:content-validation-name="val3" office:value-type="float" office:value="0.075813" calcext:value-type="float">
            <text:p>0,075813</text:p>
          </table:table-cell>
          <table:table-cell table:number-columns-repeated="1003"/>
        </table:table-row>
        <table:table-row table:style-name="ro2">
          <table:table-cell table:style-name="ce8" table:formula="of:=[$'Nomes de arquivos'.A47]" office:value-type="string" office:string-value="SOM-a_46_n150_m45" calcext:value-type="string">
            <text:p>SOM-a_46_n150_m45</text:p>
          </table:table-cell>
          <table:table-cell table:style-name="ce11" table:content-validation-name="val3" office:value-type="float" office:value="3506" calcext:value-type="float">
            <text:p>3506</text:p>
          </table:table-cell>
          <table:table-cell table:style-name="ce11" table:content-validation-name="val3" office:value-type="float" office:value="0.139915" calcext:value-type="float">
            <text:p>0,139915</text:p>
          </table:table-cell>
          <table:table-cell table:style-name="ce11" table:content-validation-name="val3" office:value-type="float" office:value="3512" calcext:value-type="float">
            <text:p>3512</text:p>
          </table:table-cell>
          <table:table-cell table:style-name="ce11" table:content-validation-name="val3" office:value-type="float" office:value="0.117541" calcext:value-type="float">
            <text:p>0,117541</text:p>
          </table:table-cell>
          <table:table-cell table:style-name="ce11" table:content-validation-name="val3" office:value-type="float" office:value="3510" calcext:value-type="float">
            <text:p>3510</text:p>
          </table:table-cell>
          <table:table-cell table:style-name="ce11" table:content-validation-name="val3" office:value-type="float" office:value="0.112669" calcext:value-type="float">
            <text:p>0,112669</text:p>
          </table:table-cell>
          <table:table-cell table:style-name="ce11" table:content-validation-name="val3" office:value-type="float" office:value="3502" calcext:value-type="float">
            <text:p>3502</text:p>
          </table:table-cell>
          <table:table-cell table:style-name="ce11" table:content-validation-name="val3" office:value-type="float" office:value="0.126058" calcext:value-type="float">
            <text:p>0,126058</text:p>
          </table:table-cell>
          <table:table-cell table:style-name="ce11" table:content-validation-name="val3" office:value-type="float" office:value="3504" calcext:value-type="float">
            <text:p>3504</text:p>
          </table:table-cell>
          <table:table-cell table:style-name="ce11" table:content-validation-name="val3" office:value-type="float" office:value="0.10431" calcext:value-type="float">
            <text:p>0,10431</text:p>
          </table:table-cell>
          <table:table-cell table:style-name="ce11" table:content-validation-name="val3" office:value-type="float" office:value="3506" calcext:value-type="float">
            <text:p>3506</text:p>
          </table:table-cell>
          <table:table-cell table:style-name="ce11" table:content-validation-name="val3" office:value-type="float" office:value="0.101185" calcext:value-type="float">
            <text:p>0,101185</text:p>
          </table:table-cell>
          <table:table-cell table:style-name="ce11" table:content-validation-name="val3" office:value-type="float" office:value="3513" calcext:value-type="float">
            <text:p>3513</text:p>
          </table:table-cell>
          <table:table-cell table:style-name="ce11" table:content-validation-name="val3" office:value-type="float" office:value="0.114621" calcext:value-type="float">
            <text:p>0,114621</text:p>
          </table:table-cell>
          <table:table-cell table:style-name="ce11" table:content-validation-name="val3" office:value-type="float" office:value="3513" calcext:value-type="float">
            <text:p>3513</text:p>
          </table:table-cell>
          <table:table-cell table:style-name="ce11" table:content-validation-name="val3" office:value-type="float" office:value="0.100559" calcext:value-type="float">
            <text:p>0,100559</text:p>
          </table:table-cell>
          <table:table-cell table:style-name="ce11" table:content-validation-name="val3" office:value-type="float" office:value="3504" calcext:value-type="float">
            <text:p>3504</text:p>
          </table:table-cell>
          <table:table-cell table:style-name="ce11" table:content-validation-name="val3" office:value-type="float" office:value="0.114242" calcext:value-type="float">
            <text:p>0,114242</text:p>
          </table:table-cell>
          <table:table-cell table:style-name="ce11" table:content-validation-name="val3" office:value-type="float" office:value="3508" calcext:value-type="float">
            <text:p>3508</text:p>
          </table:table-cell>
          <table:table-cell table:style-name="ce11" table:content-validation-name="val3" office:value-type="float" office:value="0.095046" calcext:value-type="float">
            <text:p>0,095046</text:p>
          </table:table-cell>
          <table:table-cell table:number-columns-repeated="1003"/>
        </table:table-row>
        <table:table-row table:style-name="ro2">
          <table:table-cell table:style-name="ce8" table:formula="of:=[$'Nomes de arquivos'.A48]" office:value-type="string" office:string-value="SOM-a_47_n150_m45" calcext:value-type="string">
            <text:p>SOM-a_47_n150_m45</text:p>
          </table:table-cell>
          <table:table-cell table:style-name="ce11" table:content-validation-name="val3" office:value-type="float" office:value="3527" calcext:value-type="float">
            <text:p>3527</text:p>
          </table:table-cell>
          <table:table-cell table:style-name="ce11" table:content-validation-name="val3" office:value-type="float" office:value="0.095421" calcext:value-type="float">
            <text:p>0,095421</text:p>
          </table:table-cell>
          <table:table-cell table:style-name="ce11" table:content-validation-name="val3" office:value-type="float" office:value="3524" calcext:value-type="float">
            <text:p>3524</text:p>
          </table:table-cell>
          <table:table-cell table:style-name="ce11" table:content-validation-name="val3" office:value-type="float" office:value="0.088673" calcext:value-type="float">
            <text:p>0,088673</text:p>
          </table:table-cell>
          <table:table-cell table:style-name="ce11" table:content-validation-name="val3" office:value-type="float" office:value="3523" calcext:value-type="float">
            <text:p>3523</text:p>
          </table:table-cell>
          <table:table-cell table:style-name="ce11" table:content-validation-name="val3" office:value-type="float" office:value="0.103179" calcext:value-type="float">
            <text:p>0,103179</text:p>
          </table:table-cell>
          <table:table-cell table:style-name="ce11" table:content-validation-name="val3" office:value-type="float" office:value="3523" calcext:value-type="float">
            <text:p>3523</text:p>
          </table:table-cell>
          <table:table-cell table:style-name="ce11" table:content-validation-name="val3" office:value-type="float" office:value="0.093757" calcext:value-type="float">
            <text:p>0,093757</text:p>
          </table:table-cell>
          <table:table-cell table:style-name="ce11" table:content-validation-name="val3" office:value-type="float" office:value="3524" calcext:value-type="float">
            <text:p>3524</text:p>
          </table:table-cell>
          <table:table-cell table:style-name="ce11" table:content-validation-name="val3" office:value-type="float" office:value="0.114729" calcext:value-type="float">
            <text:p>0,114729</text:p>
          </table:table-cell>
          <table:table-cell table:style-name="ce11" table:content-validation-name="val3" office:value-type="float" office:value="3523" calcext:value-type="float">
            <text:p>3523</text:p>
          </table:table-cell>
          <table:table-cell table:style-name="ce11" table:content-validation-name="val3" office:value-type="float" office:value="0.110319" calcext:value-type="float">
            <text:p>0,110319</text:p>
          </table:table-cell>
          <table:table-cell table:style-name="ce11" table:content-validation-name="val3" office:value-type="float" office:value="3525" calcext:value-type="float">
            <text:p>3525</text:p>
          </table:table-cell>
          <table:table-cell table:style-name="ce11" table:content-validation-name="val3" office:value-type="float" office:value="0.111266" calcext:value-type="float">
            <text:p>0,111266</text:p>
          </table:table-cell>
          <table:table-cell table:style-name="ce11" table:content-validation-name="val3" office:value-type="float" office:value="3524" calcext:value-type="float">
            <text:p>3524</text:p>
          </table:table-cell>
          <table:table-cell table:style-name="ce11" table:content-validation-name="val3" office:value-type="float" office:value="0.136428" calcext:value-type="float">
            <text:p>0,136428</text:p>
          </table:table-cell>
          <table:table-cell table:style-name="ce11" table:content-validation-name="val3" office:value-type="float" office:value="3526" calcext:value-type="float">
            <text:p>3526</text:p>
          </table:table-cell>
          <table:table-cell table:style-name="ce11" table:content-validation-name="val3" office:value-type="float" office:value="0.089683" calcext:value-type="float">
            <text:p>0,089683</text:p>
          </table:table-cell>
          <table:table-cell table:style-name="ce11" table:content-validation-name="val3" office:value-type="float" office:value="3526" calcext:value-type="float">
            <text:p>3526</text:p>
          </table:table-cell>
          <table:table-cell table:style-name="ce11" table:content-validation-name="val3" office:value-type="float" office:value="0.099842" calcext:value-type="float">
            <text:p>0,099842</text:p>
          </table:table-cell>
          <table:table-cell table:number-columns-repeated="1003"/>
        </table:table-row>
        <table:table-row table:style-name="ro2">
          <table:table-cell table:style-name="ce8" table:formula="of:=[$'Nomes de arquivos'.A49]" office:value-type="string" office:string-value="SOM-a_48_n150_m45" calcext:value-type="string">
            <text:p>SOM-a_48_n150_m45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109651" calcext:value-type="float">
            <text:p>0,109651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095238" calcext:value-type="float">
            <text:p>0,095238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110536" calcext:value-type="float">
            <text:p>0,110536</text:p>
          </table:table-cell>
          <table:table-cell table:style-name="ce11" table:content-validation-name="val3" office:value-type="float" office:value="3522" calcext:value-type="float">
            <text:p>3522</text:p>
          </table:table-cell>
          <table:table-cell table:style-name="ce11" table:content-validation-name="val3" office:value-type="float" office:value="0.099321" calcext:value-type="float">
            <text:p>0,099321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115234" calcext:value-type="float">
            <text:p>0,115234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126999" calcext:value-type="float">
            <text:p>0,126999</text:p>
          </table:table-cell>
          <table:table-cell table:style-name="ce11" table:content-validation-name="val3" office:value-type="float" office:value="3518" calcext:value-type="float">
            <text:p>3518</text:p>
          </table:table-cell>
          <table:table-cell table:style-name="ce11" table:content-validation-name="val3" office:value-type="float" office:value="0.104289" calcext:value-type="float">
            <text:p>0,104289</text:p>
          </table:table-cell>
          <table:table-cell table:style-name="ce11" table:content-validation-name="val3" office:value-type="float" office:value="3518" calcext:value-type="float">
            <text:p>3518</text:p>
          </table:table-cell>
          <table:table-cell table:style-name="ce11" table:content-validation-name="val3" office:value-type="float" office:value="0.142746" calcext:value-type="float">
            <text:p>0,142746</text:p>
          </table:table-cell>
          <table:table-cell table:style-name="ce11" table:content-validation-name="val3" office:value-type="float" office:value="3521" calcext:value-type="float">
            <text:p>3521</text:p>
          </table:table-cell>
          <table:table-cell table:style-name="ce11" table:content-validation-name="val3" office:value-type="float" office:value="0.090652" calcext:value-type="float">
            <text:p>0,090652</text:p>
          </table:table-cell>
          <table:table-cell table:style-name="ce11" table:content-validation-name="val3" office:value-type="float" office:value="3532" calcext:value-type="float">
            <text:p>3532</text:p>
          </table:table-cell>
          <table:table-cell table:style-name="ce11" table:content-validation-name="val3" office:value-type="float" office:value="0.077149" calcext:value-type="float">
            <text:p>0,077149</text:p>
          </table:table-cell>
          <table:table-cell table:number-columns-repeated="1003"/>
        </table:table-row>
        <table:table-row table:style-name="ro2">
          <table:table-cell table:style-name="ce8" table:formula="of:=[$'Nomes de arquivos'.A50]" office:value-type="string" office:string-value="SOM-a_49_n150_m45" calcext:value-type="string">
            <text:p>SOM-a_49_n150_m45</text:p>
          </table:table-cell>
          <table:table-cell table:style-name="ce11" table:content-validation-name="val3" office:value-type="float" office:value="3553" calcext:value-type="float">
            <text:p>3553</text:p>
          </table:table-cell>
          <table:table-cell table:style-name="ce11" table:content-validation-name="val3" office:value-type="float" office:value="0.107143" calcext:value-type="float">
            <text:p>0,107143</text:p>
          </table:table-cell>
          <table:table-cell table:style-name="ce11" table:content-validation-name="val3" office:value-type="float" office:value="3552" calcext:value-type="float">
            <text:p>3552</text:p>
          </table:table-cell>
          <table:table-cell table:style-name="ce11" table:content-validation-name="val3" office:value-type="float" office:value="0.086212" calcext:value-type="float">
            <text:p>0,086212</text:p>
          </table:table-cell>
          <table:table-cell table:style-name="ce11" table:content-validation-name="val3" office:value-type="float" office:value="3548" calcext:value-type="float">
            <text:p>3548</text:p>
          </table:table-cell>
          <table:table-cell table:style-name="ce11" table:content-validation-name="val3" office:value-type="float" office:value="0.084023" calcext:value-type="float">
            <text:p>0,084023</text:p>
          </table:table-cell>
          <table:table-cell table:style-name="ce11" table:content-validation-name="val3" office:value-type="float" office:value="3550" calcext:value-type="float">
            <text:p>3550</text:p>
          </table:table-cell>
          <table:table-cell table:style-name="ce11" table:content-validation-name="val3" office:value-type="float" office:value="0.11557" calcext:value-type="float">
            <text:p>0,11557</text:p>
          </table:table-cell>
          <table:table-cell table:style-name="ce11" table:content-validation-name="val3" office:value-type="float" office:value="3549" calcext:value-type="float">
            <text:p>3549</text:p>
          </table:table-cell>
          <table:table-cell table:style-name="ce11" table:content-validation-name="val3" office:value-type="float" office:value="0.10654" calcext:value-type="float">
            <text:p>0,10654</text:p>
          </table:table-cell>
          <table:table-cell table:style-name="ce11" table:content-validation-name="val3" office:value-type="float" office:value="3547" calcext:value-type="float">
            <text:p>3547</text:p>
          </table:table-cell>
          <table:table-cell table:style-name="ce11" table:content-validation-name="val3" office:value-type="float" office:value="0.1296" calcext:value-type="float">
            <text:p>0,1296</text:p>
          </table:table-cell>
          <table:table-cell table:style-name="ce11" table:content-validation-name="val3" office:value-type="float" office:value="3550" calcext:value-type="float">
            <text:p>3550</text:p>
          </table:table-cell>
          <table:table-cell table:style-name="ce11" table:content-validation-name="val3" office:value-type="float" office:value="0.127964" calcext:value-type="float">
            <text:p>0,127964</text:p>
          </table:table-cell>
          <table:table-cell table:style-name="ce11" table:content-validation-name="val3" office:value-type="float" office:value="3554" calcext:value-type="float">
            <text:p>3554</text:p>
          </table:table-cell>
          <table:table-cell table:style-name="ce11" table:content-validation-name="val3" office:value-type="float" office:value="0.070809" calcext:value-type="float">
            <text:p>0,070809</text:p>
          </table:table-cell>
          <table:table-cell table:style-name="ce11" table:content-validation-name="val3" office:value-type="float" office:value="3552" calcext:value-type="float">
            <text:p>3552</text:p>
          </table:table-cell>
          <table:table-cell table:style-name="ce11" table:content-validation-name="val3" office:value-type="float" office:value="0.086749" calcext:value-type="float">
            <text:p>0,086749</text:p>
          </table:table-cell>
          <table:table-cell table:style-name="ce11" table:content-validation-name="val3" office:value-type="float" office:value="3546" calcext:value-type="float">
            <text:p>3546</text:p>
          </table:table-cell>
          <table:table-cell table:style-name="ce11" table:content-validation-name="val3" office:value-type="float" office:value="0.069903" calcext:value-type="float">
            <text:p>0,069903</text:p>
          </table:table-cell>
          <table:table-cell table:number-columns-repeated="1003"/>
        </table:table-row>
        <table:table-row table:style-name="ro2">
          <table:table-cell table:style-name="ce8" table:formula="of:=[$'Nomes de arquivos'.A51]" office:value-type="string" office:string-value="SOM-a_50_n150_m45" calcext:value-type="string">
            <text:p>SOM-a_50_n150_m45</text:p>
          </table:table-cell>
          <table:table-cell table:style-name="ce11" table:content-validation-name="val3" office:value-type="float" office:value="3581" calcext:value-type="float">
            <text:p>3581</text:p>
          </table:table-cell>
          <table:table-cell table:style-name="ce11" table:content-validation-name="val3" office:value-type="float" office:value="0.10941" calcext:value-type="float">
            <text:p>0,10941</text:p>
          </table:table-cell>
          <table:table-cell table:style-name="ce11" table:content-validation-name="val3" office:value-type="float" office:value="3586" calcext:value-type="float">
            <text:p>3586</text:p>
          </table:table-cell>
          <table:table-cell table:style-name="ce11" table:content-validation-name="val3" office:value-type="float" office:value="0.095942" calcext:value-type="float">
            <text:p>0,095942</text:p>
          </table:table-cell>
          <table:table-cell table:style-name="ce11" table:content-validation-name="val3" office:value-type="float" office:value="3579" calcext:value-type="float">
            <text:p>3579</text:p>
          </table:table-cell>
          <table:table-cell table:style-name="ce11" table:content-validation-name="val3" office:value-type="float" office:value="0.089677" calcext:value-type="float">
            <text:p>0,089677</text:p>
          </table:table-cell>
          <table:table-cell table:style-name="ce11" table:content-validation-name="val3" office:value-type="float" office:value="3588" calcext:value-type="float">
            <text:p>3588</text:p>
          </table:table-cell>
          <table:table-cell table:style-name="ce11" table:content-validation-name="val3" office:value-type="float" office:value="0.105221" calcext:value-type="float">
            <text:p>0,105221</text:p>
          </table:table-cell>
          <table:table-cell table:style-name="ce11" table:content-validation-name="val3" office:value-type="float" office:value="3576" calcext:value-type="float">
            <text:p>3576</text:p>
          </table:table-cell>
          <table:table-cell table:style-name="ce11" table:content-validation-name="val3" office:value-type="float" office:value="0.09841" calcext:value-type="float">
            <text:p>0,09841</text:p>
          </table:table-cell>
          <table:table-cell table:style-name="ce11" table:content-validation-name="val3" office:value-type="float" office:value="3581" calcext:value-type="float">
            <text:p>3581</text:p>
          </table:table-cell>
          <table:table-cell table:style-name="ce11" table:content-validation-name="val3" office:value-type="float" office:value="0.142822" calcext:value-type="float">
            <text:p>0,142822</text:p>
          </table:table-cell>
          <table:table-cell table:style-name="ce11" table:content-validation-name="val3" office:value-type="float" office:value="3587" calcext:value-type="float">
            <text:p>3587</text:p>
          </table:table-cell>
          <table:table-cell table:style-name="ce11" table:content-validation-name="val3" office:value-type="float" office:value="0.129003" calcext:value-type="float">
            <text:p>0,129003</text:p>
          </table:table-cell>
          <table:table-cell table:style-name="ce11" table:content-validation-name="val3" office:value-type="float" office:value="3582" calcext:value-type="float">
            <text:p>3582</text:p>
          </table:table-cell>
          <table:table-cell table:style-name="ce11" table:content-validation-name="val3" office:value-type="float" office:value="0.093588" calcext:value-type="float">
            <text:p>0,093588</text:p>
          </table:table-cell>
          <table:table-cell table:style-name="ce11" table:content-validation-name="val3" office:value-type="float" office:value="3591" calcext:value-type="float">
            <text:p>3591</text:p>
          </table:table-cell>
          <table:table-cell table:style-name="ce11" table:content-validation-name="val3" office:value-type="float" office:value="0.09994" calcext:value-type="float">
            <text:p>0,09994</text:p>
          </table:table-cell>
          <table:table-cell table:style-name="ce11" table:content-validation-name="val3" office:value-type="float" office:value="3587" calcext:value-type="float">
            <text:p>3587</text:p>
          </table:table-cell>
          <table:table-cell table:style-name="ce11" table:content-validation-name="val3" office:value-type="float" office:value="0.112399" calcext:value-type="float">
            <text:p>0,11239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53])" office:value-type="float" office:value="40255" calcext:value-type="float">
            <text:p>40255</text:p>
          </table:table-cell>
          <table:table-cell table:style-name="ce16" table:formula="of:=SUM([.C4:.C53])" office:value-type="float" office:value="1.978868" calcext:value-type="float">
            <text:p>1,978868</text:p>
          </table:table-cell>
          <table:table-cell table:style-name="ce16" table:formula="of:=SUM([.D4:.D53])" office:value-type="float" office:value="40248" calcext:value-type="float">
            <text:p>40248</text:p>
          </table:table-cell>
          <table:table-cell table:style-name="ce16" table:formula="of:=SUM([.E4:.E53])" office:value-type="float" office:value="1.917564" calcext:value-type="float">
            <text:p>1,917564</text:p>
          </table:table-cell>
          <table:table-cell table:style-name="ce16" table:formula="of:=SUM([.F4:.F53])" office:value-type="float" office:value="40224" calcext:value-type="float">
            <text:p>40224</text:p>
          </table:table-cell>
          <table:table-cell table:style-name="ce16" table:formula="of:=SUM([.G4:.G53])" office:value-type="float" office:value="1.927353" calcext:value-type="float">
            <text:p>1,927353</text:p>
          </table:table-cell>
          <table:table-cell table:style-name="ce16" table:formula="of:=SUM([.H4:.H53])" office:value-type="float" office:value="40247" calcext:value-type="float">
            <text:p>40247</text:p>
          </table:table-cell>
          <table:table-cell table:style-name="ce16" table:formula="of:=SUM([.I4:.I53])" office:value-type="float" office:value="2.037272" calcext:value-type="float">
            <text:p>2,037272</text:p>
          </table:table-cell>
          <table:table-cell table:style-name="ce16" table:formula="of:=SUM([.J4:.J53])" office:value-type="float" office:value="40190" calcext:value-type="float">
            <text:p>40190</text:p>
          </table:table-cell>
          <table:table-cell table:style-name="ce16" table:formula="of:=SUM([.K4:.K53])" office:value-type="float" office:value="2.044742" calcext:value-type="float">
            <text:p>2,044742</text:p>
          </table:table-cell>
          <table:table-cell table:style-name="ce16" table:formula="of:=SUM([.L4:.L53])" office:value-type="float" office:value="40233" calcext:value-type="float">
            <text:p>40233</text:p>
          </table:table-cell>
          <table:table-cell table:style-name="ce16" table:formula="of:=SUM([.M4:.M53])" office:value-type="float" office:value="2.072977" calcext:value-type="float">
            <text:p>2,072977</text:p>
          </table:table-cell>
          <table:table-cell table:style-name="ce16" table:formula="of:=SUM([.N4:.N53])" office:value-type="float" office:value="40252" calcext:value-type="float">
            <text:p>40252</text:p>
          </table:table-cell>
          <table:table-cell table:style-name="ce16" table:formula="of:=SUM([.O4:.O53])" office:value-type="float" office:value="2.081136" calcext:value-type="float">
            <text:p>2,081136</text:p>
          </table:table-cell>
          <table:table-cell table:style-name="ce16" table:formula="of:=SUM([.P4:.P53])" office:value-type="float" office:value="40241" calcext:value-type="float">
            <text:p>40241</text:p>
          </table:table-cell>
          <table:table-cell table:style-name="ce16" table:formula="of:=SUM([.Q4:.Q53])" office:value-type="float" office:value="1.977859" calcext:value-type="float">
            <text:p>1,977859</text:p>
          </table:table-cell>
          <table:table-cell table:style-name="ce16" table:formula="of:=SUM([.R4:.R53])" office:value-type="float" office:value="40262" calcext:value-type="float">
            <text:p>40262</text:p>
          </table:table-cell>
          <table:table-cell table:style-name="ce16" table:formula="of:=SUM([.S4:.S53])" office:value-type="float" office:value="1.945466" calcext:value-type="float">
            <text:p>1,945466</text:p>
          </table:table-cell>
          <table:table-cell table:style-name="ce16" table:formula="of:=SUM([.T4:.T53])" office:value-type="float" office:value="40240" calcext:value-type="float">
            <text:p>40240</text:p>
          </table:table-cell>
          <table:table-cell table:style-name="ce16" table:formula="of:=SUM([.U4:.U53])" office:value-type="float" office:value="1.793065" calcext:value-type="float">
            <text:p>1,7930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53])" office:value-type="float" office:value="805.1" calcext:value-type="float">
            <text:p>805,1</text:p>
          </table:table-cell>
          <table:table-cell table:style-name="ce16" table:formula="of:=AVERAGE([.C4:.C53])" office:value-type="float" office:value="0.03957736" calcext:value-type="float">
            <text:p>0,039577</text:p>
          </table:table-cell>
          <table:table-cell table:style-name="ce16" table:formula="of:=AVERAGE([.D4:.D53])" office:value-type="float" office:value="804.96" calcext:value-type="float">
            <text:p>804,96</text:p>
          </table:table-cell>
          <table:table-cell table:style-name="ce16" table:formula="of:=AVERAGE([.E4:.E53])" office:value-type="float" office:value="0.03835128" calcext:value-type="float">
            <text:p>0,038351</text:p>
          </table:table-cell>
          <table:table-cell table:style-name="ce16" table:formula="of:=AVERAGE([.F4:.F53])" office:value-type="float" office:value="804.48" calcext:value-type="float">
            <text:p>804,48</text:p>
          </table:table-cell>
          <table:table-cell table:style-name="ce16" table:formula="of:=AVERAGE([.G4:.G53])" office:value-type="float" office:value="0.03854706" calcext:value-type="float">
            <text:p>0,038547</text:p>
          </table:table-cell>
          <table:table-cell table:style-name="ce16" table:formula="of:=AVERAGE([.H4:.H53])" office:value-type="float" office:value="804.94" calcext:value-type="float">
            <text:p>804,94</text:p>
          </table:table-cell>
          <table:table-cell table:style-name="ce16" table:formula="of:=AVERAGE([.I4:.I53])" office:value-type="float" office:value="0.04074544" calcext:value-type="float">
            <text:p>0,040745</text:p>
          </table:table-cell>
          <table:table-cell table:style-name="ce16" table:formula="of:=AVERAGE([.J4:.J53])" office:value-type="float" office:value="803.8" calcext:value-type="float">
            <text:p>803,8</text:p>
          </table:table-cell>
          <table:table-cell table:style-name="ce16" table:formula="of:=AVERAGE([.K4:.K53])" office:value-type="float" office:value="0.04089484" calcext:value-type="float">
            <text:p>0,040895</text:p>
          </table:table-cell>
          <table:table-cell table:style-name="ce16" table:formula="of:=AVERAGE([.L4:.L53])" office:value-type="float" office:value="804.66" calcext:value-type="float">
            <text:p>804,66</text:p>
          </table:table-cell>
          <table:table-cell table:style-name="ce16" table:formula="of:=AVERAGE([.M4:.M53])" office:value-type="float" office:value="0.04145954" calcext:value-type="float">
            <text:p>0,04146</text:p>
          </table:table-cell>
          <table:table-cell table:style-name="ce16" table:formula="of:=AVERAGE([.N4:.N53])" office:value-type="float" office:value="805.04" calcext:value-type="float">
            <text:p>805,04</text:p>
          </table:table-cell>
          <table:table-cell table:style-name="ce16" table:formula="of:=AVERAGE([.O4:.O53])" office:value-type="float" office:value="0.04162272" calcext:value-type="float">
            <text:p>0,041623</text:p>
          </table:table-cell>
          <table:table-cell table:style-name="ce16" table:formula="of:=AVERAGE([.P4:.P53])" office:value-type="float" office:value="804.82" calcext:value-type="float">
            <text:p>804,82</text:p>
          </table:table-cell>
          <table:table-cell table:style-name="ce16" table:formula="of:=AVERAGE([.Q4:.Q53])" office:value-type="float" office:value="0.03955718" calcext:value-type="float">
            <text:p>0,039557</text:p>
          </table:table-cell>
          <table:table-cell table:style-name="ce16" table:formula="of:=AVERAGE([.R4:.R53])" office:value-type="float" office:value="805.24" calcext:value-type="float">
            <text:p>805,24</text:p>
          </table:table-cell>
          <table:table-cell table:style-name="ce16" table:formula="of:=AVERAGE([.S4:.S53])" office:value-type="float" office:value="0.03890932" calcext:value-type="float">
            <text:p>0,038909</text:p>
          </table:table-cell>
          <table:table-cell table:style-name="ce16" table:formula="of:=AVERAGE([.T4:.T53])" office:value-type="float" office:value="804.8" calcext:value-type="float">
            <text:p>804,8</text:p>
          </table:table-cell>
          <table:table-cell table:style-name="ce16" table:formula="of:=AVERAGE([.U4:.U53])" office:value-type="float" office:value="0.0358613" calcext:value-type="float">
            <text:p>0,035861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4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SOM-a_01_n025_m02" calcext:value-type="string">
            <text:p>SOM-a_01_n025_m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1" table:content-validation-name="val4" office:value-type="float" office:value="0.011599" calcext:value-type="float">
            <text:p>0,01159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000672" calcext:value-type="float">
            <text:p>0,000672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0.0010491" calcext:value-type="float">
            <text:p>0,001049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000254466959217367" calcext:value-type="float">
            <text:p>0,000254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SOM-a_02_n025_m02" calcext:value-type="string">
            <text:p>SOM-a_02_n025_m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1" table:content-validation-name="val4" office:value-type="float" office:value="0.011599" calcext:value-type="float">
            <text:p>0,01159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];[$Main.D5];[$Main.F5];[$Main.H5];[$Main.J5];[$Main.L5];[$Main.N5];[$Main.P5];[$Main.R5];[$Main.T5])" office:value-type="float" office:value="0" calcext:value-type="float">
            <text:p>0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0" calcext:value-type="float">
            <text:p>0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0" calcext:value-type="float">
            <text:p>0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000521" calcext:value-type="float">
            <text:p>0,000521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0.0009682" calcext:value-type="float">
            <text:p>0,000968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000209760604287629" calcext:value-type="float">
            <text:p>0,00021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SOM-a_03_n025_m02" calcext:value-type="string">
            <text:p>SOM-a_03_n025_m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1" table:content-validation-name="val4" office:value-type="float" office:value="0.002751" calcext:value-type="float">
            <text:p>0,00275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];[$Main.D6];[$Main.F6];[$Main.H6];[$Main.J6];[$Main.L6];[$Main.N6];[$Main.P6];[$Main.R6];[$Main.T6])" office:value-type="float" office:value="0" calcext:value-type="float">
            <text:p>0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0" calcext:value-type="float">
            <text:p>0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0" calcext:value-type="float">
            <text:p>0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000677" calcext:value-type="float">
            <text:p>0,000677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0.0009712" calcext:value-type="float">
            <text:p>0,000971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000229967050779985" calcext:value-type="float">
            <text:p>0,00023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SOM-a_04_n025_m02" calcext:value-type="string">
            <text:p>SOM-a_04_n025_m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1" table:content-validation-name="val4" office:value-type="float" office:value="0.011582" calcext:value-type="float">
            <text:p>0,01158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];[$Main.D7];[$Main.F7];[$Main.H7];[$Main.J7];[$Main.L7];[$Main.N7];[$Main.P7];[$Main.R7];[$Main.T7])" office:value-type="float" office:value="0" calcext:value-type="float">
            <text:p>0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0" calcext:value-type="float">
            <text:p>0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0" calcext:value-type="float">
            <text:p>0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000659" calcext:value-type="float">
            <text:p>0,000659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0.0009609" calcext:value-type="float">
            <text:p>0,000961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000231136539733552" calcext:value-type="float">
            <text:p>0,000231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SOM-a_05_n025_m02" calcext:value-type="string">
            <text:p>SOM-a_05_n025_m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1" table:content-validation-name="val4" office:value-type="float" office:value="0.011678" calcext:value-type="float">
            <text:p>0,01167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8];[$Main.D8];[$Main.F8];[$Main.H8];[$Main.J8];[$Main.L8];[$Main.N8];[$Main.P8];[$Main.R8];[$Main.T8])" office:value-type="float" office:value="0" calcext:value-type="float">
            <text:p>0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0" calcext:value-type="float">
            <text:p>0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0" calcext:value-type="float">
            <text:p>0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000529" calcext:value-type="float">
            <text:p>0,000529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0.0009691" calcext:value-type="float">
            <text:p>0,000969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000296626383032783" calcext:value-type="float">
            <text:p>0,000297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SOM-a_06_n025_m07" calcext:value-type="string">
            <text:p>SOM-a_06_n025_m07</text:p>
          </table:table-cell>
          <table:table-cell table:style-name="ce11" table:content-validation-name="val4" office:value-type="float" office:value="43" calcext:value-type="float">
            <text:p>43</text:p>
          </table:table-cell>
          <table:table-cell table:style-name="ce11" table:content-validation-name="val4" office:value-type="float" office:value="0.45844" calcext:value-type="float">
            <text:p>0,4584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9];[$Main.D9];[$Main.F9];[$Main.H9];[$Main.J9];[$Main.L9];[$Main.N9];[$Main.P9];[$Main.R9];[$Main.T9])" office:value-type="float" office:value="43" calcext:value-type="float">
            <text:p>43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43" calcext:value-type="float">
            <text:p>43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0" calcext:value-type="float">
            <text:p>0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001111" calcext:value-type="float">
            <text:p>0,001111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0.0015652" calcext:value-type="float">
            <text:p>0,001565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000387401829858582" calcext:value-type="float">
            <text:p>0,000387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SOM-a_07_n025_m07" calcext:value-type="string">
            <text:p>SOM-a_07_n025_m07</text:p>
          </table:table-cell>
          <table:table-cell table:style-name="ce11" table:content-validation-name="val4" office:value-type="float" office:value="40" calcext:value-type="float">
            <text:p>40</text:p>
          </table:table-cell>
          <table:table-cell table:style-name="ce11" table:content-validation-name="val4" office:value-type="float" office:value="0.597851" calcext:value-type="float">
            <text:p>0,59785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0];[$Main.D10];[$Main.F10];[$Main.H10];[$Main.J10];[$Main.L10];[$Main.N10];[$Main.P10];[$Main.R10];[$Main.T10])" office:value-type="float" office:value="40" calcext:value-type="float">
            <text:p>40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40" calcext:value-type="float">
            <text:p>40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0" calcext:value-type="float">
            <text:p>0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001282" calcext:value-type="float">
            <text:p>0,001282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0.0015716" calcext:value-type="float">
            <text:p>0,001572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000255858120406169" calcext:value-type="float">
            <text:p>0,000256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SOM-a_08_n025_m07" calcext:value-type="string">
            <text:p>SOM-a_08_n025_m07</text:p>
          </table:table-cell>
          <table:table-cell table:style-name="ce11" table:content-validation-name="val4" office:value-type="float" office:value="46" calcext:value-type="float">
            <text:p>46</text:p>
          </table:table-cell>
          <table:table-cell table:style-name="ce11" table:content-validation-name="val4" office:value-type="float" office:value="0.634829" calcext:value-type="float">
            <text:p>0,63482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1];[$Main.D11];[$Main.F11];[$Main.H11];[$Main.J11];[$Main.L11];[$Main.N11];[$Main.P11];[$Main.R11];[$Main.T11])" office:value-type="float" office:value="46" calcext:value-type="float">
            <text:p>46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46.9" calcext:value-type="float">
            <text:p>46,9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1.523883926755" calcext:value-type="float">
            <text:p>1,523884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001033" calcext:value-type="float">
            <text:p>0,001033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0.0014643" calcext:value-type="float">
            <text:p>0,001464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000330535609108745" calcext:value-type="float">
            <text:p>0,000331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1.95652173913043" calcext:value-type="float">
            <text:p>1,95652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SOM-a_09_n025_m07" calcext:value-type="string">
            <text:p>SOM-a_09_n025_m07</text:p>
          </table:table-cell>
          <table:table-cell table:style-name="ce11" table:content-validation-name="val4" office:value-type="float" office:value="42" calcext:value-type="float">
            <text:p>42</text:p>
          </table:table-cell>
          <table:table-cell table:style-name="ce11" table:content-validation-name="val4" office:value-type="float" office:value="0.479646" calcext:value-type="float">
            <text:p>0,47964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2];[$Main.D12];[$Main.F12];[$Main.H12];[$Main.J12];[$Main.L12];[$Main.N12];[$Main.P12];[$Main.R12];[$Main.T12])" office:value-type="float" office:value="42" calcext:value-type="float">
            <text:p>42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42" calcext:value-type="float">
            <text:p>42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0" calcext:value-type="float">
            <text:p>0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001288" calcext:value-type="float">
            <text:p>0,001288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0.0018432" calcext:value-type="float">
            <text:p>0,001843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000357228467199603" calcext:value-type="float">
            <text:p>0,000357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SOM-a_10_n025_m07" calcext:value-type="string">
            <text:p>SOM-a_10_n025_m07</text:p>
          </table:table-cell>
          <table:table-cell table:style-name="ce11" table:content-validation-name="val4" office:value-type="float" office:value="40" calcext:value-type="float">
            <text:p>40</text:p>
          </table:table-cell>
          <table:table-cell table:style-name="ce11" table:content-validation-name="val4" office:value-type="float" office:value="0.674144" calcext:value-type="float">
            <text:p>0,67414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3];[$Main.D13];[$Main.F13];[$Main.H13];[$Main.J13];[$Main.L13];[$Main.N13];[$Main.P13];[$Main.R13];[$Main.T13])" office:value-type="float" office:value="40" calcext:value-type="float">
            <text:p>40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40" calcext:value-type="float">
            <text:p>40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0" calcext:value-type="float">
            <text:p>0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001058" calcext:value-type="float">
            <text:p>0,001058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0.0017267" calcext:value-type="float">
            <text:p>0,001727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000414422235031964" calcext:value-type="float">
            <text:p>0,000414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SOM-a_11_n050_m05" calcext:value-type="string">
            <text:p>SOM-a_11_n050_m05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1" table:content-validation-name="val4" office:value-type="float" office:value="2.30163" calcext:value-type="float">
            <text:p>2,3016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4];[$Main.D14];[$Main.F14];[$Main.H14];[$Main.J14];[$Main.L14];[$Main.N14];[$Main.P14];[$Main.R14];[$Main.T14])" office:value-type="float" office:value="7" calcext:value-type="float">
            <text:p>7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7" calcext:value-type="float">
            <text:p>7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0" calcext:value-type="float">
            <text:p>0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003108" calcext:value-type="float">
            <text:p>0,003108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0.0049902" calcext:value-type="float">
            <text:p>0,00499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000856309497527358" calcext:value-type="float">
            <text:p>0,000856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SOM-a_12_n050_m05" calcext:value-type="string">
            <text:p>SOM-a_12_n050_m05</text:p>
          </table:table-cell>
          <table:table-cell table:style-name="ce11" table:content-validation-name="val4" office:value-type="float" office:value="5" calcext:value-type="float">
            <text:p>5</text:p>
          </table:table-cell>
          <table:table-cell table:style-name="ce11" table:content-validation-name="val4" office:value-type="float" office:value="0.652282" calcext:value-type="float">
            <text:p>0,65228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5];[$Main.D15];[$Main.F15];[$Main.H15];[$Main.J15];[$Main.L15];[$Main.N15];[$Main.P15];[$Main.R15];[$Main.T15])" office:value-type="float" office:value="5" calcext:value-type="float">
            <text:p>5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5" calcext:value-type="float">
            <text:p>5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0" calcext:value-type="float">
            <text:p>0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003397" calcext:value-type="float">
            <text:p>0,003397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0.004669" calcext:value-type="float">
            <text:p>0,004669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000856012980171576" calcext:value-type="float">
            <text:p>0,000856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SOM-a_13_n050_m05" calcext:value-type="string">
            <text:p>SOM-a_13_n050_m05</text:p>
          </table:table-cell>
          <table:table-cell table:style-name="ce11" table:content-validation-name="val4" office:value-type="float" office:value="5" calcext:value-type="float">
            <text:p>5</text:p>
          </table:table-cell>
          <table:table-cell table:style-name="ce11" table:content-validation-name="val4" office:value-type="float" office:value="0.710825" calcext:value-type="float">
            <text:p>0,71082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6];[$Main.D16];[$Main.F16];[$Main.H16];[$Main.J16];[$Main.L16];[$Main.N16];[$Main.P16];[$Main.R16];[$Main.T16])" office:value-type="float" office:value="5" calcext:value-type="float">
            <text:p>5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5" calcext:value-type="float">
            <text:p>5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0" calcext:value-type="float">
            <text:p>0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003486" calcext:value-type="float">
            <text:p>0,003486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0.0046856" calcext:value-type="float">
            <text:p>0,004686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00094475031386899" calcext:value-type="float">
            <text:p>0,000945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SOM-a_14_n050_m05" calcext:value-type="string">
            <text:p>SOM-a_14_n050_m05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1" table:content-validation-name="val4" office:value-type="float" office:value="1.69765" calcext:value-type="float">
            <text:p>1,6976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7];[$Main.D17];[$Main.F17];[$Main.H17];[$Main.J17];[$Main.L17];[$Main.N17];[$Main.P17];[$Main.R17];[$Main.T17])" office:value-type="float" office:value="7" calcext:value-type="float">
            <text:p>7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7" calcext:value-type="float">
            <text:p>7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0" calcext:value-type="float">
            <text:p>0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0.003072" calcext:value-type="float">
            <text:p>0,003072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0.0043439" calcext:value-type="float">
            <text:p>0,004344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000979447287447818" calcext:value-type="float">
            <text:p>0,000979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SOM-a_15_n050_m05" calcext:value-type="string">
            <text:p>SOM-a_15_n050_m05</text:p>
          </table:table-cell>
          <table:table-cell table:style-name="ce11" table:content-validation-name="val4" office:value-type="float" office:value="7" calcext:value-type="float">
            <text:p>7</text:p>
          </table:table-cell>
          <table:table-cell table:style-name="ce11" table:content-validation-name="val4" office:value-type="float" office:value="1.60533" calcext:value-type="float">
            <text:p>1,6053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8];[$Main.D18];[$Main.F18];[$Main.H18];[$Main.J18];[$Main.L18];[$Main.N18];[$Main.P18];[$Main.R18];[$Main.T18])" office:value-type="float" office:value="7" calcext:value-type="float">
            <text:p>7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7" calcext:value-type="float">
            <text:p>7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0" calcext:value-type="float">
            <text:p>0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003415" calcext:value-type="float">
            <text:p>0,003415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0.0050022" calcext:value-type="float">
            <text:p>0,005002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000945527577598877" calcext:value-type="float">
            <text:p>0,000946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SOM-a_16_n050_m15" calcext:value-type="string">
            <text:p>SOM-a_16_n050_m15</text:p>
          </table:table-cell>
          <table:table-cell table:style-name="ce11" table:content-validation-name="val4" office:value-type="float" office:value="293" calcext:value-type="float">
            <text:p>293</text:p>
          </table:table-cell>
          <table:table-cell table:style-name="ce11" table:content-validation-name="val4" office:value-type="float" office:value="364.332" calcext:value-type="float">
            <text:p>364,33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9];[$Main.D19];[$Main.F19];[$Main.H19];[$Main.J19];[$Main.L19];[$Main.N19];[$Main.P19];[$Main.R19];[$Main.T19])" office:value-type="float" office:value="293" calcext:value-type="float">
            <text:p>293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293" calcext:value-type="float">
            <text:p>293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0" calcext:value-type="float">
            <text:p>0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004732" calcext:value-type="float">
            <text:p>0,004732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0.0073287" calcext:value-type="float">
            <text:p>0,007329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00148067815168891" calcext:value-type="float">
            <text:p>0,001481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SOM-a_17_n050_m15" calcext:value-type="string">
            <text:p>SOM-a_17_n050_m15</text:p>
          </table:table-cell>
          <table:table-cell table:style-name="ce11" table:content-validation-name="val4" office:value-type="float" office:value="293" calcext:value-type="float">
            <text:p>293</text:p>
          </table:table-cell>
          <table:table-cell table:style-name="ce11" table:content-validation-name="val4" office:value-type="float" office:value="170.458" calcext:value-type="float">
            <text:p>170,45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0];[$Main.D20];[$Main.F20];[$Main.H20];[$Main.J20];[$Main.L20];[$Main.N20];[$Main.P20];[$Main.R20];[$Main.T20])" office:value-type="float" office:value="293" calcext:value-type="float">
            <text:p>293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294.2" calcext:value-type="float">
            <text:p>294,2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2.39443799947573" calcext:value-type="float">
            <text:p>2,394438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0.005174" calcext:value-type="float">
            <text:p>0,005174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0.007097" calcext:value-type="float">
            <text:p>0,007097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00141571976197426" calcext:value-type="float">
            <text:p>0,001416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0.40955631399317" calcext:value-type="float">
            <text:p>0,40955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SOM-a_18_n050_m15" calcext:value-type="string">
            <text:p>SOM-a_18_n050_m15</text:p>
          </table:table-cell>
          <table:table-cell table:style-name="ce11" table:content-validation-name="val4" office:value-type="float" office:value="298" calcext:value-type="float">
            <text:p>298</text:p>
          </table:table-cell>
          <table:table-cell table:style-name="ce11" table:content-validation-name="val4" office:value-type="float" office:value="873.461" calcext:value-type="float">
            <text:p>873,46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1];[$Main.D21];[$Main.F21];[$Main.H21];[$Main.J21];[$Main.L21];[$Main.N21];[$Main.P21];[$Main.R21];[$Main.T21])" office:value-type="float" office:value="298" calcext:value-type="float">
            <text:p>298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298" calcext:value-type="float">
            <text:p>298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0" calcext:value-type="float">
            <text:p>0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005914" calcext:value-type="float">
            <text:p>0,005914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0.0079388" calcext:value-type="float">
            <text:p>0,007939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00118588567933188" calcext:value-type="float">
            <text:p>0,001186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SOM-a_19_n050_m15" calcext:value-type="string">
            <text:p>SOM-a_19_n050_m15</text:p>
          </table:table-cell>
          <table:table-cell table:style-name="ce11" table:content-validation-name="val4" office:value-type="float" office:value="312" calcext:value-type="float">
            <text:p>312</text:p>
          </table:table-cell>
          <table:table-cell table:style-name="ce11" table:content-validation-name="val4" office:value-type="float" office:value="286.491" calcext:value-type="float">
            <text:p>286,49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2];[$Main.D22];[$Main.F22];[$Main.H22];[$Main.J22];[$Main.L22];[$Main.N22];[$Main.P22];[$Main.R22];[$Main.T22])" office:value-type="float" office:value="312" calcext:value-type="float">
            <text:p>312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312.8" calcext:value-type="float">
            <text:p>312,8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1.03279555898864" calcext:value-type="float">
            <text:p>1,032796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004723" calcext:value-type="float">
            <text:p>0,004723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0.0075157" calcext:value-type="float">
            <text:p>0,007516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00134208991667639" calcext:value-type="float">
            <text:p>0,001342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.25641025641026" calcext:value-type="float">
            <text:p>0,2564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SOM-a_20_n050_m15" calcext:value-type="string">
            <text:p>SOM-a_20_n050_m15</text:p>
          </table:table-cell>
          <table:table-cell table:style-name="ce11" table:content-validation-name="val4" office:value-type="float" office:value="308" calcext:value-type="float">
            <text:p>308</text:p>
          </table:table-cell>
          <table:table-cell table:style-name="ce11" table:content-validation-name="val4" office:value-type="float" office:value="597.871" calcext:value-type="float">
            <text:p>597,87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3];[$Main.D23];[$Main.F23];[$Main.H23];[$Main.J23];[$Main.L23];[$Main.N23];[$Main.P23];[$Main.R23];[$Main.T23])" office:value-type="float" office:value="308" calcext:value-type="float">
            <text:p>308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308.4" calcext:value-type="float">
            <text:p>308,4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0.843274042711568" calcext:value-type="float">
            <text:p>0,843274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004783" calcext:value-type="float">
            <text:p>0,004783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0.0065542" calcext:value-type="float">
            <text:p>0,006554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001130699174061" calcext:value-type="float">
            <text:p>0,001131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.129870129870123" calcext:value-type="float">
            <text:p>0,1298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2]" office:value-type="string" office:string-value="SOM-a_21_n100_m10" calcext:value-type="string">
            <text:p>SOM-a_21_n100_m10</text:p>
          </table:table-cell>
          <table:table-cell table:style-name="ce11" table:content-validation-name="val4" office:value-type="float" office:value="84" calcext:value-type="float">
            <text:p>84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4];[$Main.D24];[$Main.F24];[$Main.H24];[$Main.J24];[$Main.L24];[$Main.N24];[$Main.P24];[$Main.R24];[$Main.T24])" office:value-type="float" office:value="84" calcext:value-type="float">
            <text:p>84</text:p>
          </table:table-cell>
          <table:table-cell table:style-name="ce18" table:content-validation-name="val4" table:formula="of:=AVERAGE([$Main.B24];[$Main.D24];[$Main.F24];[$Main.H24];[$Main.J24];[$Main.L24];[$Main.N24];[$Main.P24];[$Main.R24];[$Main.T24])" office:value-type="float" office:value="84.1" calcext:value-type="float">
            <text:p>84,1</text:p>
          </table:table-cell>
          <table:table-cell table:style-name="ce18" table:content-validation-name="val4" table:formula="of:=STDEV([$Main.B24];[$Main.D24];[$Main.F24];[$Main.H24];[$Main.J24];[$Main.L24];[$Main.N24];[$Main.P24];[$Main.R24];[$Main.T24])" office:value-type="float" office:value="0.316227766016838" calcext:value-type="float">
            <text:p>0,316228</text:p>
          </table:table-cell>
          <table:table-cell table:style-name="ce18" table:content-validation-name="val4" table:formula="of:=MIN([$Main.C24];[$Main.E24];[$Main.G24];[$Main.I24];[$Main.K24];[$Main.M24];[$Main.O24];[$Main.Q24];[$Main.S24];[$Main.U24])" office:value-type="float" office:value="0.026403" calcext:value-type="float">
            <text:p>0,026403</text:p>
          </table:table-cell>
          <table:table-cell table:style-name="ce18" table:content-validation-name="val4" table:formula="of:=AVERAGE([$Main.C24];[$Main.E24];[$Main.G24];[$Main.I24];[$Main.K24];[$Main.M24];[$Main.O24];[$Main.Q24];[$Main.S24];[$Main.U24])" office:value-type="float" office:value="0.0334653" calcext:value-type="float">
            <text:p>0,033465</text:p>
          </table:table-cell>
          <table:table-cell table:style-name="ce18" table:content-validation-name="val4" table:formula="of:=STDEV([$Main.C24];[$Main.E24];[$Main.G24];[$Main.I24];[$Main.K24];[$Main.M24];[$Main.O24];[$Main.Q24];[$Main.S24];[$Main.U24])" office:value-type="float" office:value="0.004774817554397" calcext:value-type="float">
            <text:p>0,004775</text:p>
          </table:table-cell>
          <table:table-cell table:style-name="ce18" table:content-validation-name="val4" table:formula="of:=IF([.$B23]=0;0;(([.E23]-[.$B23])/[.$B23])*100)" office:value-type="float" office:value="0" calcext:value-type="float">
            <text:p>0</text:p>
          </table:table-cell>
          <table:table-cell table:style-name="ce18" table:content-validation-name="val4" table:formula="of:=IF([.$B23]=0;0;(([.F23]-[.$B23])/[.$B23])*100)" office:value-type="float" office:value="0.119047619047612" calcext:value-type="float">
            <text:p>0,11904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3]" office:value-type="string" office:string-value="SOM-a_22_n100_m10" calcext:value-type="string">
            <text:p>SOM-a_22_n100_m10</text:p>
          </table:table-cell>
          <table:table-cell table:style-name="ce11" table:content-validation-name="val4" office:value-type="float" office:value="74" calcext:value-type="float">
            <text:p>74</text:p>
          </table:table-cell>
          <table:table-cell table:style-name="ce11" table:content-validation-name="val4" office:value-type="float" office:value="3089.24" calcext:value-type="float">
            <text:p>3089,2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5];[$Main.D25];[$Main.F25];[$Main.H25];[$Main.J25];[$Main.L25];[$Main.N25];[$Main.P25];[$Main.R25];[$Main.T25])" office:value-type="float" office:value="75" calcext:value-type="float">
            <text:p>75</text:p>
          </table:table-cell>
          <table:table-cell table:style-name="ce18" table:content-validation-name="val4" table:formula="of:=AVERAGE([$Main.B25];[$Main.D25];[$Main.F25];[$Main.H25];[$Main.J25];[$Main.L25];[$Main.N25];[$Main.P25];[$Main.R25];[$Main.T25])" office:value-type="float" office:value="75" calcext:value-type="float">
            <text:p>75</text:p>
          </table:table-cell>
          <table:table-cell table:style-name="ce18" table:content-validation-name="val4" table:formula="of:=STDEV([$Main.B25];[$Main.D25];[$Main.F25];[$Main.H25];[$Main.J25];[$Main.L25];[$Main.N25];[$Main.P25];[$Main.R25];[$Main.T25])" office:value-type="float" office:value="0" calcext:value-type="float">
            <text:p>0</text:p>
          </table:table-cell>
          <table:table-cell table:style-name="ce18" table:content-validation-name="val4" table:formula="of:=MIN([$Main.C25];[$Main.E25];[$Main.G25];[$Main.I25];[$Main.K25];[$Main.M25];[$Main.O25];[$Main.Q25];[$Main.S25];[$Main.U25])" office:value-type="float" office:value="0.026429" calcext:value-type="float">
            <text:p>0,026429</text:p>
          </table:table-cell>
          <table:table-cell table:style-name="ce18" table:content-validation-name="val4" table:formula="of:=AVERAGE([$Main.C25];[$Main.E25];[$Main.G25];[$Main.I25];[$Main.K25];[$Main.M25];[$Main.O25];[$Main.Q25];[$Main.S25];[$Main.U25])" office:value-type="float" office:value="0.0334674" calcext:value-type="float">
            <text:p>0,033467</text:p>
          </table:table-cell>
          <table:table-cell table:style-name="ce18" table:content-validation-name="val4" table:formula="of:=STDEV([$Main.C25];[$Main.E25];[$Main.G25];[$Main.I25];[$Main.K25];[$Main.M25];[$Main.O25];[$Main.Q25];[$Main.S25];[$Main.U25])" office:value-type="float" office:value="0.00440102082097627" calcext:value-type="float">
            <text:p>0,004401</text:p>
          </table:table-cell>
          <table:table-cell table:style-name="ce18" table:content-validation-name="val4" table:formula="of:=IF([.$B24]=0;0;(([.E24]-[.$B24])/[.$B24])*100)" office:value-type="float" office:value="1.35135135135135" calcext:value-type="float">
            <text:p>1,351351</text:p>
          </table:table-cell>
          <table:table-cell table:style-name="ce18" table:content-validation-name="val4" table:formula="of:=IF([.$B24]=0;0;(([.F24]-[.$B24])/[.$B24])*100)" office:value-type="float" office:value="1.35135135135135" calcext:value-type="float">
            <text:p>1,35135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4]" office:value-type="string" office:string-value="SOM-a_23_n100_m10" calcext:value-type="string">
            <text:p>SOM-a_23_n100_m10</text:p>
          </table:table-cell>
          <table:table-cell table:style-name="ce11" table:content-validation-name="val4" office:value-type="float" office:value="77" calcext:value-type="float">
            <text:p>77</text:p>
          </table:table-cell>
          <table:table-cell table:style-name="ce11" table:content-validation-name="val4" office:value-type="float" office:value="1961.47" calcext:value-type="float">
            <text:p>1961,4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6];[$Main.D26];[$Main.F26];[$Main.H26];[$Main.J26];[$Main.L26];[$Main.N26];[$Main.P26];[$Main.R26];[$Main.T26])" office:value-type="float" office:value="77" calcext:value-type="float">
            <text:p>77</text:p>
          </table:table-cell>
          <table:table-cell table:style-name="ce18" table:content-validation-name="val4" table:formula="of:=AVERAGE([$Main.B26];[$Main.D26];[$Main.F26];[$Main.H26];[$Main.J26];[$Main.L26];[$Main.N26];[$Main.P26];[$Main.R26];[$Main.T26])" office:value-type="float" office:value="77" calcext:value-type="float">
            <text:p>77</text:p>
          </table:table-cell>
          <table:table-cell table:style-name="ce18" table:content-validation-name="val4" table:formula="of:=STDEV([$Main.B26];[$Main.D26];[$Main.F26];[$Main.H26];[$Main.J26];[$Main.L26];[$Main.N26];[$Main.P26];[$Main.R26];[$Main.T26])" office:value-type="float" office:value="0" calcext:value-type="float">
            <text:p>0</text:p>
          </table:table-cell>
          <table:table-cell table:style-name="ce18" table:content-validation-name="val4" table:formula="of:=MIN([$Main.C26];[$Main.E26];[$Main.G26];[$Main.I26];[$Main.K26];[$Main.M26];[$Main.O26];[$Main.Q26];[$Main.S26];[$Main.U26])" office:value-type="float" office:value="0.026341" calcext:value-type="float">
            <text:p>0,026341</text:p>
          </table:table-cell>
          <table:table-cell table:style-name="ce18" table:content-validation-name="val4" table:formula="of:=AVERAGE([$Main.C26];[$Main.E26];[$Main.G26];[$Main.I26];[$Main.K26];[$Main.M26];[$Main.O26];[$Main.Q26];[$Main.S26];[$Main.U26])" office:value-type="float" office:value="0.0319813" calcext:value-type="float">
            <text:p>0,031981</text:p>
          </table:table-cell>
          <table:table-cell table:style-name="ce18" table:content-validation-name="val4" table:formula="of:=STDEV([$Main.C26];[$Main.E26];[$Main.G26];[$Main.I26];[$Main.K26];[$Main.M26];[$Main.O26];[$Main.Q26];[$Main.S26];[$Main.U26])" office:value-type="float" office:value="0.0047471525512084" calcext:value-type="float">
            <text:p>0,004747</text:p>
          </table:table-cell>
          <table:table-cell table:style-name="ce18" table:content-validation-name="val4" table:formula="of:=IF([.$B25]=0;0;(([.E25]-[.$B25])/[.$B25])*100)" office:value-type="float" office:value="0" calcext:value-type="float">
            <text:p>0</text:p>
          </table:table-cell>
          <table:table-cell table:style-name="ce18" table:content-validation-name="val4" table:formula="of:=IF([.$B25]=0;0;(([.F25]-[.$B25])/[.$B2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5]" office:value-type="string" office:string-value="SOM-a_24_n100_m10" calcext:value-type="string">
            <text:p>SOM-a_24_n100_m10</text:p>
          </table:table-cell>
          <table:table-cell table:style-name="ce11" table:content-validation-name="val4" office:value-type="float" office:value="72" calcext:value-type="float">
            <text:p>72</text:p>
          </table:table-cell>
          <table:table-cell table:style-name="ce11" table:content-validation-name="val4" office:value-type="float" office:value="2025.88" calcext:value-type="float">
            <text:p>2025,8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7];[$Main.D27];[$Main.F27];[$Main.H27];[$Main.J27];[$Main.L27];[$Main.N27];[$Main.P27];[$Main.R27];[$Main.T27])" office:value-type="float" office:value="72" calcext:value-type="float">
            <text:p>72</text:p>
          </table:table-cell>
          <table:table-cell table:style-name="ce18" table:content-validation-name="val4" table:formula="of:=AVERAGE([$Main.B27];[$Main.D27];[$Main.F27];[$Main.H27];[$Main.J27];[$Main.L27];[$Main.N27];[$Main.P27];[$Main.R27];[$Main.T27])" office:value-type="float" office:value="73.8" calcext:value-type="float">
            <text:p>73,8</text:p>
          </table:table-cell>
          <table:table-cell table:style-name="ce18" table:content-validation-name="val4" table:formula="of:=STDEV([$Main.B27];[$Main.D27];[$Main.F27];[$Main.H27];[$Main.J27];[$Main.L27];[$Main.N27];[$Main.P27];[$Main.R27];[$Main.T27])" office:value-type="float" office:value="0.632455532033676" calcext:value-type="float">
            <text:p>0,632456</text:p>
          </table:table-cell>
          <table:table-cell table:style-name="ce18" table:content-validation-name="val4" table:formula="of:=MIN([$Main.C27];[$Main.E27];[$Main.G27];[$Main.I27];[$Main.K27];[$Main.M27];[$Main.O27];[$Main.Q27];[$Main.S27];[$Main.U27])" office:value-type="float" office:value="0.021189" calcext:value-type="float">
            <text:p>0,021189</text:p>
          </table:table-cell>
          <table:table-cell table:style-name="ce18" table:content-validation-name="val4" table:formula="of:=AVERAGE([$Main.C27];[$Main.E27];[$Main.G27];[$Main.I27];[$Main.K27];[$Main.M27];[$Main.O27];[$Main.Q27];[$Main.S27];[$Main.U27])" office:value-type="float" office:value="0.0295134" calcext:value-type="float">
            <text:p>0,029513</text:p>
          </table:table-cell>
          <table:table-cell table:style-name="ce18" table:content-validation-name="val4" table:formula="of:=STDEV([$Main.C27];[$Main.E27];[$Main.G27];[$Main.I27];[$Main.K27];[$Main.M27];[$Main.O27];[$Main.Q27];[$Main.S27];[$Main.U27])" office:value-type="float" office:value="0.00566942000168937" calcext:value-type="float">
            <text:p>0,005669</text:p>
          </table:table-cell>
          <table:table-cell table:style-name="ce18" table:content-validation-name="val4" table:formula="of:=IF([.$B26]=0;0;(([.E26]-[.$B26])/[.$B26])*100)" office:value-type="float" office:value="0" calcext:value-type="float">
            <text:p>0</text:p>
          </table:table-cell>
          <table:table-cell table:style-name="ce18" table:content-validation-name="val4" table:formula="of:=IF([.$B26]=0;0;(([.F26]-[.$B26])/[.$B26])*100)" office:value-type="float" office:value="2.5" calcext:value-type="float">
            <text:p>2,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6]" office:value-type="string" office:string-value="SOM-a_25_n100_m10" calcext:value-type="string">
            <text:p>SOM-a_25_n100_m10</text:p>
          </table:table-cell>
          <table:table-cell table:style-name="ce11" table:content-validation-name="val4" office:value-type="float" office:value="65" calcext:value-type="float">
            <text:p>65</text:p>
          </table:table-cell>
          <table:table-cell table:style-name="ce11" table:content-validation-name="val4" office:value-type="float" office:value="1017.35" calcext:value-type="float">
            <text:p>1017,3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8];[$Main.D28];[$Main.F28];[$Main.H28];[$Main.J28];[$Main.L28];[$Main.N28];[$Main.P28];[$Main.R28];[$Main.T28])" office:value-type="float" office:value="65" calcext:value-type="float">
            <text:p>65</text:p>
          </table:table-cell>
          <table:table-cell table:style-name="ce18" table:content-validation-name="val4" table:formula="of:=AVERAGE([$Main.B28];[$Main.D28];[$Main.F28];[$Main.H28];[$Main.J28];[$Main.L28];[$Main.N28];[$Main.P28];[$Main.R28];[$Main.T28])" office:value-type="float" office:value="65" calcext:value-type="float">
            <text:p>65</text:p>
          </table:table-cell>
          <table:table-cell table:style-name="ce18" table:content-validation-name="val4" table:formula="of:=STDEV([$Main.B28];[$Main.D28];[$Main.F28];[$Main.H28];[$Main.J28];[$Main.L28];[$Main.N28];[$Main.P28];[$Main.R28];[$Main.T28])" office:value-type="float" office:value="0" calcext:value-type="float">
            <text:p>0</text:p>
          </table:table-cell>
          <table:table-cell table:style-name="ce18" table:content-validation-name="val4" table:formula="of:=MIN([$Main.C28];[$Main.E28];[$Main.G28];[$Main.I28];[$Main.K28];[$Main.M28];[$Main.O28];[$Main.Q28];[$Main.S28];[$Main.U28])" office:value-type="float" office:value="0.026741" calcext:value-type="float">
            <text:p>0,026741</text:p>
          </table:table-cell>
          <table:table-cell table:style-name="ce18" table:content-validation-name="val4" table:formula="of:=AVERAGE([$Main.C28];[$Main.E28];[$Main.G28];[$Main.I28];[$Main.K28];[$Main.M28];[$Main.O28];[$Main.Q28];[$Main.S28];[$Main.U28])" office:value-type="float" office:value="0.0346662" calcext:value-type="float">
            <text:p>0,034666</text:p>
          </table:table-cell>
          <table:table-cell table:style-name="ce18" table:content-validation-name="val4" table:formula="of:=STDEV([$Main.C28];[$Main.E28];[$Main.G28];[$Main.I28];[$Main.K28];[$Main.M28];[$Main.O28];[$Main.Q28];[$Main.S28];[$Main.U28])" office:value-type="float" office:value="0.0049475885214696" calcext:value-type="float">
            <text:p>0,004948</text:p>
          </table:table-cell>
          <table:table-cell table:style-name="ce18" table:content-validation-name="val4" table:formula="of:=IF([.$B27]=0;0;(([.E27]-[.$B27])/[.$B27])*100)" office:value-type="float" office:value="0" calcext:value-type="float">
            <text:p>0</text:p>
          </table:table-cell>
          <table:table-cell table:style-name="ce18" table:content-validation-name="val4" table:formula="of:=IF([.$B27]=0;0;(([.F27]-[.$B27])/[.$B2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7]" office:value-type="string" office:string-value="SOM-a_26_n100_m30" calcext:value-type="string">
            <text:p>SOM-a_26_n100_m30</text:p>
          </table:table-cell>
          <table:table-cell table:style-name="ce11" table:content-validation-name="val4" office:value-type="float" office:value="1450" calcext:value-type="float">
            <text:p>1450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29];[$Main.D29];[$Main.F29];[$Main.H29];[$Main.J29];[$Main.L29];[$Main.N29];[$Main.P29];[$Main.R29];[$Main.T29])" office:value-type="float" office:value="1440" calcext:value-type="float">
            <text:p>1440</text:p>
          </table:table-cell>
          <table:table-cell table:style-name="ce18" table:content-validation-name="val4" table:formula="of:=AVERAGE([$Main.B29];[$Main.D29];[$Main.F29];[$Main.H29];[$Main.J29];[$Main.L29];[$Main.N29];[$Main.P29];[$Main.R29];[$Main.T29])" office:value-type="float" office:value="1441.6" calcext:value-type="float">
            <text:p>1441,6</text:p>
          </table:table-cell>
          <table:table-cell table:style-name="ce18" table:content-validation-name="val4" table:formula="of:=STDEV([$Main.B29];[$Main.D29];[$Main.F29];[$Main.H29];[$Main.J29];[$Main.L29];[$Main.N29];[$Main.P29];[$Main.R29];[$Main.T29])" office:value-type="float" office:value="1.57762127549323" calcext:value-type="float">
            <text:p>1,577621</text:p>
          </table:table-cell>
          <table:table-cell table:style-name="ce18" table:content-validation-name="val4" table:formula="of:=MIN([$Main.C29];[$Main.E29];[$Main.G29];[$Main.I29];[$Main.K29];[$Main.M29];[$Main.O29];[$Main.Q29];[$Main.S29];[$Main.U29])" office:value-type="float" office:value="0.033443" calcext:value-type="float">
            <text:p>0,033443</text:p>
          </table:table-cell>
          <table:table-cell table:style-name="ce18" table:content-validation-name="val4" table:formula="of:=AVERAGE([$Main.C29];[$Main.E29];[$Main.G29];[$Main.I29];[$Main.K29];[$Main.M29];[$Main.O29];[$Main.Q29];[$Main.S29];[$Main.U29])" office:value-type="float" office:value="0.0476808" calcext:value-type="float">
            <text:p>0,047681</text:p>
          </table:table-cell>
          <table:table-cell table:style-name="ce18" table:content-validation-name="val4" table:formula="of:=STDEV([$Main.C29];[$Main.E29];[$Main.G29];[$Main.I29];[$Main.K29];[$Main.M29];[$Main.O29];[$Main.Q29];[$Main.S29];[$Main.U29])" office:value-type="float" office:value="0.00871954892819067" calcext:value-type="float">
            <text:p>0,00872</text:p>
          </table:table-cell>
          <table:table-cell table:style-name="ce18" table:content-validation-name="val4" table:formula="of:=IF([.$B28]=0;0;(([.E28]-[.$B28])/[.$B28])*100)" office:value-type="float" office:value="-0.689655172413793" calcext:value-type="float">
            <text:p>-0,689655</text:p>
          </table:table-cell>
          <table:table-cell table:style-name="ce18" table:content-validation-name="val4" table:formula="of:=IF([.$B28]=0;0;(([.F28]-[.$B28])/[.$B28])*100)" office:value-type="float" office:value="-0.579310344827592" calcext:value-type="float">
            <text:p>-0,5793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8]" office:value-type="string" office:string-value="SOM-a_27_n100_m30" calcext:value-type="string">
            <text:p>SOM-a_27_n100_m30</text:p>
          </table:table-cell>
          <table:table-cell table:style-name="ce11" table:content-validation-name="val4" office:value-type="float" office:value="1472" calcext:value-type="float">
            <text:p>1472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0];[$Main.D30];[$Main.F30];[$Main.H30];[$Main.J30];[$Main.L30];[$Main.N30];[$Main.P30];[$Main.R30];[$Main.T30])" office:value-type="float" office:value="1456" calcext:value-type="float">
            <text:p>1456</text:p>
          </table:table-cell>
          <table:table-cell table:style-name="ce18" table:content-validation-name="val4" table:formula="of:=AVERAGE([$Main.B30];[$Main.D30];[$Main.F30];[$Main.H30];[$Main.J30];[$Main.L30];[$Main.N30];[$Main.P30];[$Main.R30];[$Main.T30])" office:value-type="float" office:value="1456" calcext:value-type="float">
            <text:p>1456</text:p>
          </table:table-cell>
          <table:table-cell table:style-name="ce18" table:content-validation-name="val4" table:formula="of:=STDEV([$Main.B30];[$Main.D30];[$Main.F30];[$Main.H30];[$Main.J30];[$Main.L30];[$Main.N30];[$Main.P30];[$Main.R30];[$Main.T30])" office:value-type="float" office:value="0" calcext:value-type="float">
            <text:p>0</text:p>
          </table:table-cell>
          <table:table-cell table:style-name="ce18" table:content-validation-name="val4" table:formula="of:=MIN([$Main.C30];[$Main.E30];[$Main.G30];[$Main.I30];[$Main.K30];[$Main.M30];[$Main.O30];[$Main.Q30];[$Main.S30];[$Main.U30])" office:value-type="float" office:value="0.029458" calcext:value-type="float">
            <text:p>0,029458</text:p>
          </table:table-cell>
          <table:table-cell table:style-name="ce18" table:content-validation-name="val4" table:formula="of:=AVERAGE([$Main.C30];[$Main.E30];[$Main.G30];[$Main.I30];[$Main.K30];[$Main.M30];[$Main.O30];[$Main.Q30];[$Main.S30];[$Main.U30])" office:value-type="float" office:value="0.0402865" calcext:value-type="float">
            <text:p>0,040287</text:p>
          </table:table-cell>
          <table:table-cell table:style-name="ce18" table:content-validation-name="val4" table:formula="of:=STDEV([$Main.C30];[$Main.E30];[$Main.G30];[$Main.I30];[$Main.K30];[$Main.M30];[$Main.O30];[$Main.Q30];[$Main.S30];[$Main.U30])" office:value-type="float" office:value="0.00863589704856035" calcext:value-type="float">
            <text:p>0,008636</text:p>
          </table:table-cell>
          <table:table-cell table:style-name="ce18" table:content-validation-name="val4" table:formula="of:=IF([.$B29]=0;0;(([.E29]-[.$B29])/[.$B29])*100)" office:value-type="float" office:value="-1.08695652173913" calcext:value-type="float">
            <text:p>-1,086957</text:p>
          </table:table-cell>
          <table:table-cell table:style-name="ce18" table:content-validation-name="val4" table:formula="of:=IF([.$B29]=0;0;(([.F29]-[.$B29])/[.$B29])*100)" office:value-type="float" office:value="-1.08695652173913" calcext:value-type="float">
            <text:p>-1,08695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9]" office:value-type="string" office:string-value="SOM-a_28_n100_m30" calcext:value-type="string">
            <text:p>SOM-a_28_n100_m30</text:p>
          </table:table-cell>
          <table:table-cell table:style-name="ce11" table:content-validation-name="val4" office:value-type="float" office:value="1472" calcext:value-type="float">
            <text:p>1472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1];[$Main.D31];[$Main.F31];[$Main.H31];[$Main.J31];[$Main.L31];[$Main.N31];[$Main.P31];[$Main.R31];[$Main.T31])" office:value-type="float" office:value="1436" calcext:value-type="float">
            <text:p>1436</text:p>
          </table:table-cell>
          <table:table-cell table:style-name="ce18" table:content-validation-name="val4" table:formula="of:=AVERAGE([$Main.B31];[$Main.D31];[$Main.F31];[$Main.H31];[$Main.J31];[$Main.L31];[$Main.N31];[$Main.P31];[$Main.R31];[$Main.T31])" office:value-type="float" office:value="1439.3" calcext:value-type="float">
            <text:p>1439,3</text:p>
          </table:table-cell>
          <table:table-cell table:style-name="ce18" table:content-validation-name="val4" table:formula="of:=STDEV([$Main.B31];[$Main.D31];[$Main.F31];[$Main.H31];[$Main.J31];[$Main.L31];[$Main.N31];[$Main.P31];[$Main.R31];[$Main.T31])" office:value-type="float" office:value="1.25166555703457" calcext:value-type="float">
            <text:p>1,251666</text:p>
          </table:table-cell>
          <table:table-cell table:style-name="ce18" table:content-validation-name="val4" table:formula="of:=MIN([$Main.C31];[$Main.E31];[$Main.G31];[$Main.I31];[$Main.K31];[$Main.M31];[$Main.O31];[$Main.Q31];[$Main.S31];[$Main.U31])" office:value-type="float" office:value="0.033252" calcext:value-type="float">
            <text:p>0,033252</text:p>
          </table:table-cell>
          <table:table-cell table:style-name="ce18" table:content-validation-name="val4" table:formula="of:=AVERAGE([$Main.C31];[$Main.E31];[$Main.G31];[$Main.I31];[$Main.K31];[$Main.M31];[$Main.O31];[$Main.Q31];[$Main.S31];[$Main.U31])" office:value-type="float" office:value="0.0432452" calcext:value-type="float">
            <text:p>0,043245</text:p>
          </table:table-cell>
          <table:table-cell table:style-name="ce18" table:content-validation-name="val4" table:formula="of:=STDEV([$Main.C31];[$Main.E31];[$Main.G31];[$Main.I31];[$Main.K31];[$Main.M31];[$Main.O31];[$Main.Q31];[$Main.S31];[$Main.U31])" office:value-type="float" office:value="0.00813449465479503" calcext:value-type="float">
            <text:p>0,008134</text:p>
          </table:table-cell>
          <table:table-cell table:style-name="ce18" table:content-validation-name="val4" table:formula="of:=IF([.$B30]=0;0;(([.E30]-[.$B30])/[.$B30])*100)" office:value-type="float" office:value="-2.44565217391304" calcext:value-type="float">
            <text:p>-2,445652</text:p>
          </table:table-cell>
          <table:table-cell table:style-name="ce18" table:content-validation-name="val4" table:formula="of:=IF([.$B30]=0;0;(([.F30]-[.$B30])/[.$B30])*100)" office:value-type="float" office:value="-2.22146739130435" calcext:value-type="float">
            <text:p>-2,22146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0]" office:value-type="string" office:string-value="SOM-a_29_n100_m30" calcext:value-type="string">
            <text:p>SOM-a_29_n100_m30</text:p>
          </table:table-cell>
          <table:table-cell table:style-name="ce11" table:content-validation-name="val4" office:value-type="float" office:value="1497" calcext:value-type="float">
            <text:p>1497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2];[$Main.D32];[$Main.F32];[$Main.H32];[$Main.J32];[$Main.L32];[$Main.N32];[$Main.P32];[$Main.R32];[$Main.T32])" office:value-type="float" office:value="1454" calcext:value-type="float">
            <text:p>1454</text:p>
          </table:table-cell>
          <table:table-cell table:style-name="ce18" table:content-validation-name="val4" table:formula="of:=AVERAGE([$Main.B32];[$Main.D32];[$Main.F32];[$Main.H32];[$Main.J32];[$Main.L32];[$Main.N32];[$Main.P32];[$Main.R32];[$Main.T32])" office:value-type="float" office:value="1457" calcext:value-type="float">
            <text:p>1457</text:p>
          </table:table-cell>
          <table:table-cell table:style-name="ce18" table:content-validation-name="val4" table:formula="of:=STDEV([$Main.B32];[$Main.D32];[$Main.F32];[$Main.H32];[$Main.J32];[$Main.L32];[$Main.N32];[$Main.P32];[$Main.R32];[$Main.T32])" office:value-type="float" office:value="2.10818510677892" calcext:value-type="float">
            <text:p>2,108185</text:p>
          </table:table-cell>
          <table:table-cell table:style-name="ce18" table:content-validation-name="val4" table:formula="of:=MIN([$Main.C32];[$Main.E32];[$Main.G32];[$Main.I32];[$Main.K32];[$Main.M32];[$Main.O32];[$Main.Q32];[$Main.S32];[$Main.U32])" office:value-type="float" office:value="0.027505" calcext:value-type="float">
            <text:p>0,027505</text:p>
          </table:table-cell>
          <table:table-cell table:style-name="ce18" table:content-validation-name="val4" table:formula="of:=AVERAGE([$Main.C32];[$Main.E32];[$Main.G32];[$Main.I32];[$Main.K32];[$Main.M32];[$Main.O32];[$Main.Q32];[$Main.S32];[$Main.U32])" office:value-type="float" office:value="0.0424242" calcext:value-type="float">
            <text:p>0,042424</text:p>
          </table:table-cell>
          <table:table-cell table:style-name="ce18" table:content-validation-name="val4" table:formula="of:=STDEV([$Main.C32];[$Main.E32];[$Main.G32];[$Main.I32];[$Main.K32];[$Main.M32];[$Main.O32];[$Main.Q32];[$Main.S32];[$Main.U32])" office:value-type="float" office:value="0.00927477348989661" calcext:value-type="float">
            <text:p>0,009275</text:p>
          </table:table-cell>
          <table:table-cell table:style-name="ce18" table:content-validation-name="val4" table:formula="of:=IF([.$B31]=0;0;(([.E31]-[.$B31])/[.$B31])*100)" office:value-type="float" office:value="-2.87241148964596" calcext:value-type="float">
            <text:p>-2,872411</text:p>
          </table:table-cell>
          <table:table-cell table:style-name="ce18" table:content-validation-name="val4" table:formula="of:=IF([.$B31]=0;0;(([.F31]-[.$B31])/[.$B31])*100)" office:value-type="float" office:value="-2.67201068804275" calcext:value-type="float">
            <text:p>-2,67201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1]" office:value-type="string" office:string-value="SOM-a_30_n100_m30" calcext:value-type="string">
            <text:p>SOM-a_30_n100_m30</text:p>
          </table:table-cell>
          <table:table-cell table:style-name="ce11" table:content-validation-name="val4" office:value-type="float" office:value="1474" calcext:value-type="float">
            <text:p>1474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3];[$Main.D33];[$Main.F33];[$Main.H33];[$Main.J33];[$Main.L33];[$Main.N33];[$Main.P33];[$Main.R33];[$Main.T33])" office:value-type="float" office:value="1446" calcext:value-type="float">
            <text:p>1446</text:p>
          </table:table-cell>
          <table:table-cell table:style-name="ce18" table:content-validation-name="val4" table:formula="of:=AVERAGE([$Main.B33];[$Main.D33];[$Main.F33];[$Main.H33];[$Main.J33];[$Main.L33];[$Main.N33];[$Main.P33];[$Main.R33];[$Main.T33])" office:value-type="float" office:value="1447.8" calcext:value-type="float">
            <text:p>1447,8</text:p>
          </table:table-cell>
          <table:table-cell table:style-name="ce18" table:content-validation-name="val4" table:formula="of:=STDEV([$Main.B33];[$Main.D33];[$Main.F33];[$Main.H33];[$Main.J33];[$Main.L33];[$Main.N33];[$Main.P33];[$Main.R33];[$Main.T33])" office:value-type="float" office:value="1.47572957474524" calcext:value-type="float">
            <text:p>1,47573</text:p>
          </table:table-cell>
          <table:table-cell table:style-name="ce18" table:content-validation-name="val4" table:formula="of:=MIN([$Main.C33];[$Main.E33];[$Main.G33];[$Main.I33];[$Main.K33];[$Main.M33];[$Main.O33];[$Main.Q33];[$Main.S33];[$Main.U33])" office:value-type="float" office:value="0.033103" calcext:value-type="float">
            <text:p>0,033103</text:p>
          </table:table-cell>
          <table:table-cell table:style-name="ce18" table:content-validation-name="val4" table:formula="of:=AVERAGE([$Main.C33];[$Main.E33];[$Main.G33];[$Main.I33];[$Main.K33];[$Main.M33];[$Main.O33];[$Main.Q33];[$Main.S33];[$Main.U33])" office:value-type="float" office:value="0.0485517" calcext:value-type="float">
            <text:p>0,048552</text:p>
          </table:table-cell>
          <table:table-cell table:style-name="ce18" table:content-validation-name="val4" table:formula="of:=STDEV([$Main.C33];[$Main.E33];[$Main.G33];[$Main.I33];[$Main.K33];[$Main.M33];[$Main.O33];[$Main.Q33];[$Main.S33];[$Main.U33])" office:value-type="float" office:value="0.00820114800974704" calcext:value-type="float">
            <text:p>0,008201</text:p>
          </table:table-cell>
          <table:table-cell table:style-name="ce18" table:content-validation-name="val4" table:formula="of:=IF([.$B32]=0;0;(([.E32]-[.$B32])/[.$B32])*100)" office:value-type="float" office:value="-1.89959294436906" calcext:value-type="float">
            <text:p>-1,899593</text:p>
          </table:table-cell>
          <table:table-cell table:style-name="ce18" table:content-validation-name="val4" table:formula="of:=IF([.$B32]=0;0;(([.F32]-[.$B32])/[.$B32])*100)" office:value-type="float" office:value="-1.7774762550882" calcext:value-type="float">
            <text:p>-1,77747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2]" office:value-type="string" office:string-value="SOM-a_31_n125_m12" calcext:value-type="string">
            <text:p>SOM-a_31_n125_m12</text:p>
          </table:table-cell>
          <table:table-cell table:style-name="ce11" table:content-validation-name="val4" office:value-type="float" office:value="116" calcext:value-type="float">
            <text:p>116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4];[$Main.D34];[$Main.F34];[$Main.H34];[$Main.J34];[$Main.L34];[$Main.N34];[$Main.P34];[$Main.R34];[$Main.T34])" office:value-type="float" office:value="116" calcext:value-type="float">
            <text:p>116</text:p>
          </table:table-cell>
          <table:table-cell table:style-name="ce18" table:content-validation-name="val4" table:formula="of:=AVERAGE([$Main.B34];[$Main.D34];[$Main.F34];[$Main.H34];[$Main.J34];[$Main.L34];[$Main.N34];[$Main.P34];[$Main.R34];[$Main.T34])" office:value-type="float" office:value="116.4" calcext:value-type="float">
            <text:p>116,4</text:p>
          </table:table-cell>
          <table:table-cell table:style-name="ce18" table:content-validation-name="val4" table:formula="of:=STDEV([$Main.B34];[$Main.D34];[$Main.F34];[$Main.H34];[$Main.J34];[$Main.L34];[$Main.N34];[$Main.P34];[$Main.R34];[$Main.T34])" office:value-type="float" office:value="0.966091783079296" calcext:value-type="float">
            <text:p>0,966092</text:p>
          </table:table-cell>
          <table:table-cell table:style-name="ce18" table:content-validation-name="val4" table:formula="of:=MIN([$Main.C34];[$Main.E34];[$Main.G34];[$Main.I34];[$Main.K34];[$Main.M34];[$Main.O34];[$Main.Q34];[$Main.S34];[$Main.U34])" office:value-type="float" office:value="0.042144" calcext:value-type="float">
            <text:p>0,042144</text:p>
          </table:table-cell>
          <table:table-cell table:style-name="ce18" table:content-validation-name="val4" table:formula="of:=AVERAGE([$Main.C34];[$Main.E34];[$Main.G34];[$Main.I34];[$Main.K34];[$Main.M34];[$Main.O34];[$Main.Q34];[$Main.S34];[$Main.U34])" office:value-type="float" office:value="0.0519133" calcext:value-type="float">
            <text:p>0,051913</text:p>
          </table:table-cell>
          <table:table-cell table:style-name="ce18" table:content-validation-name="val4" table:formula="of:=STDEV([$Main.C34];[$Main.E34];[$Main.G34];[$Main.I34];[$Main.K34];[$Main.M34];[$Main.O34];[$Main.Q34];[$Main.S34];[$Main.U34])" office:value-type="float" office:value="0.00615812635736985" calcext:value-type="float">
            <text:p>0,006158</text:p>
          </table:table-cell>
          <table:table-cell table:style-name="ce18" table:content-validation-name="val4" table:formula="of:=IF([.$B33]=0;0;(([.E33]-[.$B33])/[.$B33])*100)" office:value-type="float" office:value="0" calcext:value-type="float">
            <text:p>0</text:p>
          </table:table-cell>
          <table:table-cell table:style-name="ce18" table:content-validation-name="val4" table:formula="of:=IF([.$B33]=0;0;(([.F33]-[.$B33])/[.$B33])*100)" office:value-type="float" office:value="0.344827586206901" calcext:value-type="float">
            <text:p>0,34482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3]" office:value-type="string" office:string-value="SOM-a_32_n125_m12" calcext:value-type="string">
            <text:p>SOM-a_32_n125_m12</text:p>
          </table:table-cell>
          <table:table-cell table:style-name="ce11" table:content-validation-name="val4" office:value-type="float" office:value="128" calcext:value-type="float">
            <text:p>128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5];[$Main.D35];[$Main.F35];[$Main.H35];[$Main.J35];[$Main.L35];[$Main.N35];[$Main.P35];[$Main.R35];[$Main.T35])" office:value-type="float" office:value="125" calcext:value-type="float">
            <text:p>125</text:p>
          </table:table-cell>
          <table:table-cell table:style-name="ce18" table:content-validation-name="val4" table:formula="of:=AVERAGE([$Main.B35];[$Main.D35];[$Main.F35];[$Main.H35];[$Main.J35];[$Main.L35];[$Main.N35];[$Main.P35];[$Main.R35];[$Main.T35])" office:value-type="float" office:value="127.6" calcext:value-type="float">
            <text:p>127,6</text:p>
          </table:table-cell>
          <table:table-cell table:style-name="ce18" table:content-validation-name="val4" table:formula="of:=STDEV([$Main.B35];[$Main.D35];[$Main.F35];[$Main.H35];[$Main.J35];[$Main.L35];[$Main.N35];[$Main.P35];[$Main.R35];[$Main.T35])" office:value-type="float" office:value="1.50554530541816" calcext:value-type="float">
            <text:p>1,505545</text:p>
          </table:table-cell>
          <table:table-cell table:style-name="ce18" table:content-validation-name="val4" table:formula="of:=MIN([$Main.C35];[$Main.E35];[$Main.G35];[$Main.I35];[$Main.K35];[$Main.M35];[$Main.O35];[$Main.Q35];[$Main.S35];[$Main.U35])" office:value-type="float" office:value="0.04289" calcext:value-type="float">
            <text:p>0,04289</text:p>
          </table:table-cell>
          <table:table-cell table:style-name="ce18" table:content-validation-name="val4" table:formula="of:=AVERAGE([$Main.C35];[$Main.E35];[$Main.G35];[$Main.I35];[$Main.K35];[$Main.M35];[$Main.O35];[$Main.Q35];[$Main.S35];[$Main.U35])" office:value-type="float" office:value="0.0535936" calcext:value-type="float">
            <text:p>0,053594</text:p>
          </table:table-cell>
          <table:table-cell table:style-name="ce18" table:content-validation-name="val4" table:formula="of:=STDEV([$Main.C35];[$Main.E35];[$Main.G35];[$Main.I35];[$Main.K35];[$Main.M35];[$Main.O35];[$Main.Q35];[$Main.S35];[$Main.U35])" office:value-type="float" office:value="0.0067793439079473" calcext:value-type="float">
            <text:p>0,006779</text:p>
          </table:table-cell>
          <table:table-cell table:style-name="ce18" table:content-validation-name="val4" table:formula="of:=IF([.$B34]=0;0;(([.E34]-[.$B34])/[.$B34])*100)" office:value-type="float" office:value="-2.34375" calcext:value-type="float">
            <text:p>-2,34375</text:p>
          </table:table-cell>
          <table:table-cell table:style-name="ce18" table:content-validation-name="val4" table:formula="of:=IF([.$B34]=0;0;(([.F34]-[.$B34])/[.$B34])*100)" office:value-type="float" office:value="-0.312500000000004" calcext:value-type="float">
            <text:p>-0,312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4]" office:value-type="string" office:string-value="SOM-a_33_n125_m12" calcext:value-type="string">
            <text:p>SOM-a_33_n125_m12</text:p>
          </table:table-cell>
          <table:table-cell table:style-name="ce11" table:content-validation-name="val4" office:value-type="float" office:value="115" calcext:value-type="float">
            <text:p>115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6];[$Main.D36];[$Main.F36];[$Main.H36];[$Main.J36];[$Main.L36];[$Main.N36];[$Main.P36];[$Main.R36];[$Main.T36])" office:value-type="float" office:value="114" calcext:value-type="float">
            <text:p>114</text:p>
          </table:table-cell>
          <table:table-cell table:style-name="ce18" table:content-validation-name="val4" table:formula="of:=AVERAGE([$Main.B36];[$Main.D36];[$Main.F36];[$Main.H36];[$Main.J36];[$Main.L36];[$Main.N36];[$Main.P36];[$Main.R36];[$Main.T36])" office:value-type="float" office:value="120.1" calcext:value-type="float">
            <text:p>120,1</text:p>
          </table:table-cell>
          <table:table-cell table:style-name="ce18" table:content-validation-name="val4" table:formula="of:=STDEV([$Main.B36];[$Main.D36];[$Main.F36];[$Main.H36];[$Main.J36];[$Main.L36];[$Main.N36];[$Main.P36];[$Main.R36];[$Main.T36])" office:value-type="float" office:value="3.8715486421959" calcext:value-type="float">
            <text:p>3,871549</text:p>
          </table:table-cell>
          <table:table-cell table:style-name="ce18" table:content-validation-name="val4" table:formula="of:=MIN([$Main.C36];[$Main.E36];[$Main.G36];[$Main.I36];[$Main.K36];[$Main.M36];[$Main.O36];[$Main.Q36];[$Main.S36];[$Main.U36])" office:value-type="float" office:value="0.030487" calcext:value-type="float">
            <text:p>0,030487</text:p>
          </table:table-cell>
          <table:table-cell table:style-name="ce18" table:content-validation-name="val4" table:formula="of:=AVERAGE([$Main.C36];[$Main.E36];[$Main.G36];[$Main.I36];[$Main.K36];[$Main.M36];[$Main.O36];[$Main.Q36];[$Main.S36];[$Main.U36])" office:value-type="float" office:value="0.0473451" calcext:value-type="float">
            <text:p>0,047345</text:p>
          </table:table-cell>
          <table:table-cell table:style-name="ce18" table:content-validation-name="val4" table:formula="of:=STDEV([$Main.C36];[$Main.E36];[$Main.G36];[$Main.I36];[$Main.K36];[$Main.M36];[$Main.O36];[$Main.Q36];[$Main.S36];[$Main.U36])" office:value-type="float" office:value="0.00701333338799113" calcext:value-type="float">
            <text:p>0,007013</text:p>
          </table:table-cell>
          <table:table-cell table:style-name="ce18" table:content-validation-name="val4" table:formula="of:=IF([.$B35]=0;0;(([.E35]-[.$B35])/[.$B35])*100)" office:value-type="float" office:value="-0.869565217391304" calcext:value-type="float">
            <text:p>-0,869565</text:p>
          </table:table-cell>
          <table:table-cell table:style-name="ce18" table:content-validation-name="val4" table:formula="of:=IF([.$B35]=0;0;(([.F35]-[.$B35])/[.$B35])*100)" office:value-type="float" office:value="4.43478260869565" calcext:value-type="float">
            <text:p>4,43478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5]" office:value-type="string" office:string-value="SOM-a_34_n125_m12" calcext:value-type="string">
            <text:p>SOM-a_34_n125_m12</text:p>
          </table:table-cell>
          <table:table-cell table:style-name="ce11" table:content-validation-name="val4" office:value-type="float" office:value="133" calcext:value-type="float">
            <text:p>133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7];[$Main.D37];[$Main.F37];[$Main.H37];[$Main.J37];[$Main.L37];[$Main.N37];[$Main.P37];[$Main.R37];[$Main.T37])" office:value-type="float" office:value="122" calcext:value-type="float">
            <text:p>122</text:p>
          </table:table-cell>
          <table:table-cell table:style-name="ce18" table:content-validation-name="val4" table:formula="of:=AVERAGE([$Main.B37];[$Main.D37];[$Main.F37];[$Main.H37];[$Main.J37];[$Main.L37];[$Main.N37];[$Main.P37];[$Main.R37];[$Main.T37])" office:value-type="float" office:value="122.5" calcext:value-type="float">
            <text:p>122,5</text:p>
          </table:table-cell>
          <table:table-cell table:style-name="ce18" table:content-validation-name="val4" table:formula="of:=STDEV([$Main.B37];[$Main.D37];[$Main.F37];[$Main.H37];[$Main.J37];[$Main.L37];[$Main.N37];[$Main.P37];[$Main.R37];[$Main.T37])" office:value-type="float" office:value="1.26929551764398" calcext:value-type="float">
            <text:p>1,269296</text:p>
          </table:table-cell>
          <table:table-cell table:style-name="ce18" table:content-validation-name="val4" table:formula="of:=MIN([$Main.C37];[$Main.E37];[$Main.G37];[$Main.I37];[$Main.K37];[$Main.M37];[$Main.O37];[$Main.Q37];[$Main.S37];[$Main.U37])" office:value-type="float" office:value="0.031509" calcext:value-type="float">
            <text:p>0,031509</text:p>
          </table:table-cell>
          <table:table-cell table:style-name="ce18" table:content-validation-name="val4" table:formula="of:=AVERAGE([$Main.C37];[$Main.E37];[$Main.G37];[$Main.I37];[$Main.K37];[$Main.M37];[$Main.O37];[$Main.Q37];[$Main.S37];[$Main.U37])" office:value-type="float" office:value="0.0451636" calcext:value-type="float">
            <text:p>0,045164</text:p>
          </table:table-cell>
          <table:table-cell table:style-name="ce18" table:content-validation-name="val4" table:formula="of:=STDEV([$Main.C37];[$Main.E37];[$Main.G37];[$Main.I37];[$Main.K37];[$Main.M37];[$Main.O37];[$Main.Q37];[$Main.S37];[$Main.U37])" office:value-type="float" office:value="0.0092756910638028" calcext:value-type="float">
            <text:p>0,009276</text:p>
          </table:table-cell>
          <table:table-cell table:style-name="ce18" table:content-validation-name="val4" table:formula="of:=IF([.$B36]=0;0;(([.E36]-[.$B36])/[.$B36])*100)" office:value-type="float" office:value="-8.27067669172932" calcext:value-type="float">
            <text:p>-8,270677</text:p>
          </table:table-cell>
          <table:table-cell table:style-name="ce18" table:content-validation-name="val4" table:formula="of:=IF([.$B36]=0;0;(([.F36]-[.$B36])/[.$B36])*100)" office:value-type="float" office:value="-7.89473684210526" calcext:value-type="float">
            <text:p>-7,89473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6]" office:value-type="string" office:string-value="SOM-a_35_n125_m12" calcext:value-type="string">
            <text:p>SOM-a_35_n125_m12</text:p>
          </table:table-cell>
          <table:table-cell table:style-name="ce11" table:content-validation-name="val4" office:value-type="float" office:value="133" calcext:value-type="float">
            <text:p>133</text:p>
          </table:table-cell>
          <table:table-cell table:style-name="ce11" table:content-validation-name="val4" office:value-type="float" office:value="3600.03" calcext:value-type="float">
            <text:p>3600,03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8];[$Main.D38];[$Main.F38];[$Main.H38];[$Main.J38];[$Main.L38];[$Main.N38];[$Main.P38];[$Main.R38];[$Main.T38])" office:value-type="float" office:value="121" calcext:value-type="float">
            <text:p>121</text:p>
          </table:table-cell>
          <table:table-cell table:style-name="ce18" table:content-validation-name="val4" table:formula="of:=AVERAGE([$Main.B38];[$Main.D38];[$Main.F38];[$Main.H38];[$Main.J38];[$Main.L38];[$Main.N38];[$Main.P38];[$Main.R38];[$Main.T38])" office:value-type="float" office:value="121" calcext:value-type="float">
            <text:p>121</text:p>
          </table:table-cell>
          <table:table-cell table:style-name="ce18" table:content-validation-name="val4" table:formula="of:=STDEV([$Main.B38];[$Main.D38];[$Main.F38];[$Main.H38];[$Main.J38];[$Main.L38];[$Main.N38];[$Main.P38];[$Main.R38];[$Main.T38])" office:value-type="float" office:value="0" calcext:value-type="float">
            <text:p>0</text:p>
          </table:table-cell>
          <table:table-cell table:style-name="ce18" table:content-validation-name="val4" table:formula="of:=MIN([$Main.C38];[$Main.E38];[$Main.G38];[$Main.I38];[$Main.K38];[$Main.M38];[$Main.O38];[$Main.Q38];[$Main.S38];[$Main.U38])" office:value-type="float" office:value="0.042877" calcext:value-type="float">
            <text:p>0,042877</text:p>
          </table:table-cell>
          <table:table-cell table:style-name="ce18" table:content-validation-name="val4" table:formula="of:=AVERAGE([$Main.C38];[$Main.E38];[$Main.G38];[$Main.I38];[$Main.K38];[$Main.M38];[$Main.O38];[$Main.Q38];[$Main.S38];[$Main.U38])" office:value-type="float" office:value="0.0509725" calcext:value-type="float">
            <text:p>0,050973</text:p>
          </table:table-cell>
          <table:table-cell table:style-name="ce18" table:content-validation-name="val4" table:formula="of:=STDEV([$Main.C38];[$Main.E38];[$Main.G38];[$Main.I38];[$Main.K38];[$Main.M38];[$Main.O38];[$Main.Q38];[$Main.S38];[$Main.U38])" office:value-type="float" office:value="0.00630844948814243" calcext:value-type="float">
            <text:p>0,006308</text:p>
          </table:table-cell>
          <table:table-cell table:style-name="ce18" table:content-validation-name="val4" table:formula="of:=IF([.$B37]=0;0;(([.E37]-[.$B37])/[.$B37])*100)" office:value-type="float" office:value="-9.02255639097744" calcext:value-type="float">
            <text:p>-9,022556</text:p>
          </table:table-cell>
          <table:table-cell table:style-name="ce18" table:content-validation-name="val4" table:formula="of:=IF([.$B37]=0;0;(([.F37]-[.$B37])/[.$B37])*100)" office:value-type="float" office:value="-9.02255639097744" calcext:value-type="float">
            <text:p>-9,02255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7]" office:value-type="string" office:string-value="SOM-a_36_n125_m37" calcext:value-type="string">
            <text:p>SOM-a_36_n125_m37</text:p>
          </table:table-cell>
          <table:table-cell table:style-name="ce11" table:content-validation-name="val4" office:value-type="float" office:value="2417" calcext:value-type="float">
            <text:p>2417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39];[$Main.D39];[$Main.F39];[$Main.H39];[$Main.J39];[$Main.L39];[$Main.N39];[$Main.P39];[$Main.R39];[$Main.T39])" office:value-type="float" office:value="2291" calcext:value-type="float">
            <text:p>2291</text:p>
          </table:table-cell>
          <table:table-cell table:style-name="ce18" table:content-validation-name="val4" table:formula="of:=AVERAGE([$Main.B39];[$Main.D39];[$Main.F39];[$Main.H39];[$Main.J39];[$Main.L39];[$Main.N39];[$Main.P39];[$Main.R39];[$Main.T39])" office:value-type="float" office:value="2291.7" calcext:value-type="float">
            <text:p>2291,7</text:p>
          </table:table-cell>
          <table:table-cell table:style-name="ce18" table:content-validation-name="val4" table:formula="of:=STDEV([$Main.B39];[$Main.D39];[$Main.F39];[$Main.H39];[$Main.J39];[$Main.L39];[$Main.N39];[$Main.P39];[$Main.R39];[$Main.T39])" office:value-type="float" office:value="1.88856206322871" calcext:value-type="float">
            <text:p>1,888562</text:p>
          </table:table-cell>
          <table:table-cell table:style-name="ce18" table:content-validation-name="val4" table:formula="of:=MIN([$Main.C39];[$Main.E39];[$Main.G39];[$Main.I39];[$Main.K39];[$Main.M39];[$Main.O39];[$Main.Q39];[$Main.S39];[$Main.U39])" office:value-type="float" office:value="0.053666" calcext:value-type="float">
            <text:p>0,053666</text:p>
          </table:table-cell>
          <table:table-cell table:style-name="ce18" table:content-validation-name="val4" table:formula="of:=AVERAGE([$Main.C39];[$Main.E39];[$Main.G39];[$Main.I39];[$Main.K39];[$Main.M39];[$Main.O39];[$Main.Q39];[$Main.S39];[$Main.U39])" office:value-type="float" office:value="0.0681524" calcext:value-type="float">
            <text:p>0,068152</text:p>
          </table:table-cell>
          <table:table-cell table:style-name="ce18" table:content-validation-name="val4" table:formula="of:=STDEV([$Main.C39];[$Main.E39];[$Main.G39];[$Main.I39];[$Main.K39];[$Main.M39];[$Main.O39];[$Main.Q39];[$Main.S39];[$Main.U39])" office:value-type="float" office:value="0.00861392066109014" calcext:value-type="float">
            <text:p>0,008614</text:p>
          </table:table-cell>
          <table:table-cell table:style-name="ce18" table:content-validation-name="val4" table:formula="of:=IF([.$B38]=0;0;(([.E38]-[.$B38])/[.$B38])*100)" office:value-type="float" office:value="-5.21307405875052" calcext:value-type="float">
            <text:p>-5,213074</text:p>
          </table:table-cell>
          <table:table-cell table:style-name="ce18" table:content-validation-name="val4" table:formula="of:=IF([.$B38]=0;0;(([.F38]-[.$B38])/[.$B38])*100)" office:value-type="float" office:value="-5.18411253620191" calcext:value-type="float">
            <text:p>-5,18411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8]" office:value-type="string" office:string-value="SOM-a_37_n125_m37" calcext:value-type="string">
            <text:p>SOM-a_37_n125_m37</text:p>
          </table:table-cell>
          <table:table-cell table:style-name="ce11" table:content-validation-name="val4" office:value-type="float" office:value="2429" calcext:value-type="float">
            <text:p>2429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0];[$Main.D40];[$Main.F40];[$Main.H40];[$Main.J40];[$Main.L40];[$Main.N40];[$Main.P40];[$Main.R40];[$Main.T40])" office:value-type="float" office:value="2310" calcext:value-type="float">
            <text:p>2310</text:p>
          </table:table-cell>
          <table:table-cell table:style-name="ce18" table:content-validation-name="val4" table:formula="of:=AVERAGE([$Main.B40];[$Main.D40];[$Main.F40];[$Main.H40];[$Main.J40];[$Main.L40];[$Main.N40];[$Main.P40];[$Main.R40];[$Main.T40])" office:value-type="float" office:value="2314.9" calcext:value-type="float">
            <text:p>2314,9</text:p>
          </table:table-cell>
          <table:table-cell table:style-name="ce18" table:content-validation-name="val4" table:formula="of:=STDEV([$Main.B40];[$Main.D40];[$Main.F40];[$Main.H40];[$Main.J40];[$Main.L40];[$Main.N40];[$Main.P40];[$Main.R40];[$Main.T40])" office:value-type="float" office:value="2.33095116493961" calcext:value-type="float">
            <text:p>2,330951</text:p>
          </table:table-cell>
          <table:table-cell table:style-name="ce18" table:content-validation-name="val4" table:formula="of:=MIN([$Main.C40];[$Main.E40];[$Main.G40];[$Main.I40];[$Main.K40];[$Main.M40];[$Main.O40];[$Main.Q40];[$Main.S40];[$Main.U40])" office:value-type="float" office:value="0.055343" calcext:value-type="float">
            <text:p>0,055343</text:p>
          </table:table-cell>
          <table:table-cell table:style-name="ce18" table:content-validation-name="val4" table:formula="of:=AVERAGE([$Main.C40];[$Main.E40];[$Main.G40];[$Main.I40];[$Main.K40];[$Main.M40];[$Main.O40];[$Main.Q40];[$Main.S40];[$Main.U40])" office:value-type="float" office:value="0.0716467" calcext:value-type="float">
            <text:p>0,071647</text:p>
          </table:table-cell>
          <table:table-cell table:style-name="ce18" table:content-validation-name="val4" table:formula="of:=STDEV([$Main.C40];[$Main.E40];[$Main.G40];[$Main.I40];[$Main.K40];[$Main.M40];[$Main.O40];[$Main.Q40];[$Main.S40];[$Main.U40])" office:value-type="float" office:value="0.0129051071290056" calcext:value-type="float">
            <text:p>0,012905</text:p>
          </table:table-cell>
          <table:table-cell table:style-name="ce18" table:content-validation-name="val4" table:formula="of:=IF([.$B39]=0;0;(([.E39]-[.$B39])/[.$B39])*100)" office:value-type="float" office:value="-4.89913544668588" calcext:value-type="float">
            <text:p>-4,899135</text:p>
          </table:table-cell>
          <table:table-cell table:style-name="ce18" table:content-validation-name="val4" table:formula="of:=IF([.$B39]=0;0;(([.F39]-[.$B39])/[.$B39])*100)" office:value-type="float" office:value="-4.69740634005763" calcext:value-type="float">
            <text:p>-4,697406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9]" office:value-type="string" office:string-value="SOM-a_38_n125_m37" calcext:value-type="string">
            <text:p>SOM-a_38_n125_m37</text:p>
          </table:table-cell>
          <table:table-cell table:style-name="ce11" table:content-validation-name="val4" office:value-type="float" office:value="2481" calcext:value-type="float">
            <text:p>2481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1];[$Main.D41];[$Main.F41];[$Main.H41];[$Main.J41];[$Main.L41];[$Main.N41];[$Main.P41];[$Main.R41];[$Main.T41])" office:value-type="float" office:value="2264" calcext:value-type="float">
            <text:p>2264</text:p>
          </table:table-cell>
          <table:table-cell table:style-name="ce18" table:content-validation-name="val4" table:formula="of:=AVERAGE([$Main.B41];[$Main.D41];[$Main.F41];[$Main.H41];[$Main.J41];[$Main.L41];[$Main.N41];[$Main.P41];[$Main.R41];[$Main.T41])" office:value-type="float" office:value="2277.4" calcext:value-type="float">
            <text:p>2277,4</text:p>
          </table:table-cell>
          <table:table-cell table:style-name="ce18" table:content-validation-name="val4" table:formula="of:=STDEV([$Main.B41];[$Main.D41];[$Main.F41];[$Main.H41];[$Main.J41];[$Main.L41];[$Main.N41];[$Main.P41];[$Main.R41];[$Main.T41])" office:value-type="float" office:value="10.3623249214536" calcext:value-type="float">
            <text:p>10,362325</text:p>
          </table:table-cell>
          <table:table-cell table:style-name="ce18" table:content-validation-name="val4" table:formula="of:=MIN([$Main.C41];[$Main.E41];[$Main.G41];[$Main.I41];[$Main.K41];[$Main.M41];[$Main.O41];[$Main.Q41];[$Main.S41];[$Main.U41])" office:value-type="float" office:value="0.055829" calcext:value-type="float">
            <text:p>0,055829</text:p>
          </table:table-cell>
          <table:table-cell table:style-name="ce18" table:content-validation-name="val4" table:formula="of:=AVERAGE([$Main.C41];[$Main.E41];[$Main.G41];[$Main.I41];[$Main.K41];[$Main.M41];[$Main.O41];[$Main.Q41];[$Main.S41];[$Main.U41])" office:value-type="float" office:value="0.0715993" calcext:value-type="float">
            <text:p>0,071599</text:p>
          </table:table-cell>
          <table:table-cell table:style-name="ce18" table:content-validation-name="val4" table:formula="of:=STDEV([$Main.C41];[$Main.E41];[$Main.G41];[$Main.I41];[$Main.K41];[$Main.M41];[$Main.O41];[$Main.Q41];[$Main.S41];[$Main.U41])" office:value-type="float" office:value="0.00987257072285521" calcext:value-type="float">
            <text:p>0,009873</text:p>
          </table:table-cell>
          <table:table-cell table:style-name="ce18" table:content-validation-name="val4" table:formula="of:=IF([.$B40]=0;0;(([.E40]-[.$B40])/[.$B40])*100)" office:value-type="float" office:value="-8.74647319629182" calcext:value-type="float">
            <text:p>-8,746473</text:p>
          </table:table-cell>
          <table:table-cell table:style-name="ce18" table:content-validation-name="val4" table:formula="of:=IF([.$B40]=0;0;(([.F40]-[.$B40])/[.$B40])*100)" office:value-type="float" office:value="-8.20636839983877" calcext:value-type="float">
            <text:p>-8,20636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0]" office:value-type="string" office:string-value="SOM-a_39_n125_m37" calcext:value-type="string">
            <text:p>SOM-a_39_n125_m37</text:p>
          </table:table-cell>
          <table:table-cell table:style-name="ce11" table:content-validation-name="val4" office:value-type="float" office:value="2382" calcext:value-type="float">
            <text:p>2382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2];[$Main.D42];[$Main.F42];[$Main.H42];[$Main.J42];[$Main.L42];[$Main.N42];[$Main.P42];[$Main.R42];[$Main.T42])" office:value-type="float" office:value="2238" calcext:value-type="float">
            <text:p>2238</text:p>
          </table:table-cell>
          <table:table-cell table:style-name="ce18" table:content-validation-name="val4" table:formula="of:=AVERAGE([$Main.B42];[$Main.D42];[$Main.F42];[$Main.H42];[$Main.J42];[$Main.L42];[$Main.N42];[$Main.P42];[$Main.R42];[$Main.T42])" office:value-type="float" office:value="2241.7" calcext:value-type="float">
            <text:p>2241,7</text:p>
          </table:table-cell>
          <table:table-cell table:style-name="ce18" table:content-validation-name="val4" table:formula="of:=STDEV([$Main.B42];[$Main.D42];[$Main.F42];[$Main.H42];[$Main.J42];[$Main.L42];[$Main.N42];[$Main.P42];[$Main.R42];[$Main.T42])" office:value-type="float" office:value="3.23350515007407" calcext:value-type="float">
            <text:p>3,233505</text:p>
          </table:table-cell>
          <table:table-cell table:style-name="ce18" table:content-validation-name="val4" table:formula="of:=MIN([$Main.C42];[$Main.E42];[$Main.G42];[$Main.I42];[$Main.K42];[$Main.M42];[$Main.O42];[$Main.Q42];[$Main.S42];[$Main.U42])" office:value-type="float" office:value="0.057309" calcext:value-type="float">
            <text:p>0,057309</text:p>
          </table:table-cell>
          <table:table-cell table:style-name="ce18" table:content-validation-name="val4" table:formula="of:=AVERAGE([$Main.C42];[$Main.E42];[$Main.G42];[$Main.I42];[$Main.K42];[$Main.M42];[$Main.O42];[$Main.Q42];[$Main.S42];[$Main.U42])" office:value-type="float" office:value="0.0666966" calcext:value-type="float">
            <text:p>0,066697</text:p>
          </table:table-cell>
          <table:table-cell table:style-name="ce18" table:content-validation-name="val4" table:formula="of:=STDEV([$Main.C42];[$Main.E42];[$Main.G42];[$Main.I42];[$Main.K42];[$Main.M42];[$Main.O42];[$Main.Q42];[$Main.S42];[$Main.U42])" office:value-type="float" office:value="0.00917446837939095" calcext:value-type="float">
            <text:p>0,009174</text:p>
          </table:table-cell>
          <table:table-cell table:style-name="ce18" table:content-validation-name="val4" table:formula="of:=IF([.$B41]=0;0;(([.E41]-[.$B41])/[.$B41])*100)" office:value-type="float" office:value="-6.04534005037783" calcext:value-type="float">
            <text:p>-6,04534</text:p>
          </table:table-cell>
          <table:table-cell table:style-name="ce18" table:content-validation-name="val4" table:formula="of:=IF([.$B41]=0;0;(([.F41]-[.$B41])/[.$B41])*100)" office:value-type="float" office:value="-5.89000839630563" calcext:value-type="float">
            <text:p>-5,890008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1]" office:value-type="string" office:string-value="SOM-a_40_n125_m37" calcext:value-type="string">
            <text:p>SOM-a_40_n125_m37</text:p>
          </table:table-cell>
          <table:table-cell table:style-name="ce11" table:content-validation-name="val4" office:value-type="float" office:value="2414" calcext:value-type="float">
            <text:p>2414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3];[$Main.D43];[$Main.F43];[$Main.H43];[$Main.J43];[$Main.L43];[$Main.N43];[$Main.P43];[$Main.R43];[$Main.T43])" office:value-type="float" office:value="2299" calcext:value-type="float">
            <text:p>2299</text:p>
          </table:table-cell>
          <table:table-cell table:style-name="ce18" table:content-validation-name="val4" table:formula="of:=AVERAGE([$Main.B43];[$Main.D43];[$Main.F43];[$Main.H43];[$Main.J43];[$Main.L43];[$Main.N43];[$Main.P43];[$Main.R43];[$Main.T43])" office:value-type="float" office:value="2313.6" calcext:value-type="float">
            <text:p>2313,6</text:p>
          </table:table-cell>
          <table:table-cell table:style-name="ce18" table:content-validation-name="val4" table:formula="of:=STDEV([$Main.B43];[$Main.D43];[$Main.F43];[$Main.H43];[$Main.J43];[$Main.L43];[$Main.N43];[$Main.P43];[$Main.R43];[$Main.T43])" office:value-type="float" office:value="10.373041983912" calcext:value-type="float">
            <text:p>10,373042</text:p>
          </table:table-cell>
          <table:table-cell table:style-name="ce18" table:content-validation-name="val4" table:formula="of:=MIN([$Main.C43];[$Main.E43];[$Main.G43];[$Main.I43];[$Main.K43];[$Main.M43];[$Main.O43];[$Main.Q43];[$Main.S43];[$Main.U43])" office:value-type="float" office:value="0.057537" calcext:value-type="float">
            <text:p>0,057537</text:p>
          </table:table-cell>
          <table:table-cell table:style-name="ce18" table:content-validation-name="val4" table:formula="of:=AVERAGE([$Main.C43];[$Main.E43];[$Main.G43];[$Main.I43];[$Main.K43];[$Main.M43];[$Main.O43];[$Main.Q43];[$Main.S43];[$Main.U43])" office:value-type="float" office:value="0.0717674" calcext:value-type="float">
            <text:p>0,071767</text:p>
          </table:table-cell>
          <table:table-cell table:style-name="ce18" table:content-validation-name="val4" table:formula="of:=STDEV([$Main.C43];[$Main.E43];[$Main.G43];[$Main.I43];[$Main.K43];[$Main.M43];[$Main.O43];[$Main.Q43];[$Main.S43];[$Main.U43])" office:value-type="float" office:value="0.00899372838519525" calcext:value-type="float">
            <text:p>0,008994</text:p>
          </table:table-cell>
          <table:table-cell table:style-name="ce18" table:content-validation-name="val4" table:formula="of:=IF([.$B42]=0;0;(([.E42]-[.$B42])/[.$B42])*100)" office:value-type="float" office:value="-4.76387738193869" calcext:value-type="float">
            <text:p>-4,763877</text:p>
          </table:table-cell>
          <table:table-cell table:style-name="ce18" table:content-validation-name="val4" table:formula="of:=IF([.$B42]=0;0;(([.F42]-[.$B42])/[.$B42])*100)" office:value-type="float" office:value="-4.15907207953604" calcext:value-type="float">
            <text:p>-4,15907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2]" office:value-type="string" office:string-value="SOM-a_41_n150_m15" calcext:value-type="string">
            <text:p>SOM-a_41_n150_m15</text:p>
          </table:table-cell>
          <table:table-cell table:style-name="ce11" table:content-validation-name="val4" office:value-type="float" office:value="256" calcext:value-type="float">
            <text:p>256</text:p>
          </table:table-cell>
          <table:table-cell table:style-name="ce11" table:content-validation-name="val4" office:value-type="float" office:value="3600.14" calcext:value-type="float">
            <text:p>3600,14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4];[$Main.D44];[$Main.F44];[$Main.H44];[$Main.J44];[$Main.L44];[$Main.N44];[$Main.P44];[$Main.R44];[$Main.T44])" office:value-type="float" office:value="220" calcext:value-type="float">
            <text:p>220</text:p>
          </table:table-cell>
          <table:table-cell table:style-name="ce18" table:content-validation-name="val4" table:formula="of:=AVERAGE([$Main.B44];[$Main.D44];[$Main.F44];[$Main.H44];[$Main.J44];[$Main.L44];[$Main.N44];[$Main.P44];[$Main.R44];[$Main.T44])" office:value-type="float" office:value="226.4" calcext:value-type="float">
            <text:p>226,4</text:p>
          </table:table-cell>
          <table:table-cell table:style-name="ce18" table:content-validation-name="val4" table:formula="of:=STDEV([$Main.B44];[$Main.D44];[$Main.F44];[$Main.H44];[$Main.J44];[$Main.L44];[$Main.N44];[$Main.P44];[$Main.R44];[$Main.T44])" office:value-type="float" office:value="4.16866618689693" calcext:value-type="float">
            <text:p>4,168666</text:p>
          </table:table-cell>
          <table:table-cell table:style-name="ce18" table:content-validation-name="val4" table:formula="of:=MIN([$Main.C44];[$Main.E44];[$Main.G44];[$Main.I44];[$Main.K44];[$Main.M44];[$Main.O44];[$Main.Q44];[$Main.S44];[$Main.U44])" office:value-type="float" office:value="0.062361" calcext:value-type="float">
            <text:p>0,062361</text:p>
          </table:table-cell>
          <table:table-cell table:style-name="ce18" table:content-validation-name="val4" table:formula="of:=AVERAGE([$Main.C44];[$Main.E44];[$Main.G44];[$Main.I44];[$Main.K44];[$Main.M44];[$Main.O44];[$Main.Q44];[$Main.S44];[$Main.U44])" office:value-type="float" office:value="0.0865191" calcext:value-type="float">
            <text:p>0,086519</text:p>
          </table:table-cell>
          <table:table-cell table:style-name="ce18" table:content-validation-name="val4" table:formula="of:=STDEV([$Main.C44];[$Main.E44];[$Main.G44];[$Main.I44];[$Main.K44];[$Main.M44];[$Main.O44];[$Main.Q44];[$Main.S44];[$Main.U44])" office:value-type="float" office:value="0.0148917724670743" calcext:value-type="float">
            <text:p>0,014892</text:p>
          </table:table-cell>
          <table:table-cell table:style-name="ce18" table:content-validation-name="val4" table:formula="of:=IF([.$B43]=0;0;(([.E43]-[.$B43])/[.$B43])*100)" office:value-type="float" office:value="-14.0625" calcext:value-type="float">
            <text:p>-14,0625</text:p>
          </table:table-cell>
          <table:table-cell table:style-name="ce18" table:content-validation-name="val4" table:formula="of:=IF([.$B43]=0;0;(([.F43]-[.$B43])/[.$B43])*100)" office:value-type="float" office:value="-11.5625" calcext:value-type="float">
            <text:p>-11,562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3]" office:value-type="string" office:string-value="SOM-a_42_n150_m15" calcext:value-type="string">
            <text:p>SOM-a_42_n150_m15</text:p>
          </table:table-cell>
          <table:table-cell table:style-name="ce11" table:content-validation-name="val4" office:value-type="float" office:value="247" calcext:value-type="float">
            <text:p>247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5];[$Main.D45];[$Main.F45];[$Main.H45];[$Main.J45];[$Main.L45];[$Main.N45];[$Main.P45];[$Main.R45];[$Main.T45])" office:value-type="float" office:value="225" calcext:value-type="float">
            <text:p>225</text:p>
          </table:table-cell>
          <table:table-cell table:style-name="ce18" table:content-validation-name="val4" table:formula="of:=AVERAGE([$Main.B45];[$Main.D45];[$Main.F45];[$Main.H45];[$Main.J45];[$Main.L45];[$Main.N45];[$Main.P45];[$Main.R45];[$Main.T45])" office:value-type="float" office:value="226.7" calcext:value-type="float">
            <text:p>226,7</text:p>
          </table:table-cell>
          <table:table-cell table:style-name="ce18" table:content-validation-name="val4" table:formula="of:=STDEV([$Main.B45];[$Main.D45];[$Main.F45];[$Main.H45];[$Main.J45];[$Main.L45];[$Main.N45];[$Main.P45];[$Main.R45];[$Main.T45])" office:value-type="float" office:value="0.948683298050514" calcext:value-type="float">
            <text:p>0,948683</text:p>
          </table:table-cell>
          <table:table-cell table:style-name="ce18" table:content-validation-name="val4" table:formula="of:=MIN([$Main.C45];[$Main.E45];[$Main.G45];[$Main.I45];[$Main.K45];[$Main.M45];[$Main.O45];[$Main.Q45];[$Main.S45];[$Main.U45])" office:value-type="float" office:value="0.046664" calcext:value-type="float">
            <text:p>0,046664</text:p>
          </table:table-cell>
          <table:table-cell table:style-name="ce18" table:content-validation-name="val4" table:formula="of:=AVERAGE([$Main.C45];[$Main.E45];[$Main.G45];[$Main.I45];[$Main.K45];[$Main.M45];[$Main.O45];[$Main.Q45];[$Main.S45];[$Main.U45])" office:value-type="float" office:value="0.0679768" calcext:value-type="float">
            <text:p>0,067977</text:p>
          </table:table-cell>
          <table:table-cell table:style-name="ce18" table:content-validation-name="val4" table:formula="of:=STDEV([$Main.C45];[$Main.E45];[$Main.G45];[$Main.I45];[$Main.K45];[$Main.M45];[$Main.O45];[$Main.Q45];[$Main.S45];[$Main.U45])" office:value-type="float" office:value="0.0135964611474212" calcext:value-type="float">
            <text:p>0,013596</text:p>
          </table:table-cell>
          <table:table-cell table:style-name="ce18" table:content-validation-name="val4" table:formula="of:=IF([.$B44]=0;0;(([.E44]-[.$B44])/[.$B44])*100)" office:value-type="float" office:value="-8.90688259109312" calcext:value-type="float">
            <text:p>-8,906883</text:p>
          </table:table-cell>
          <table:table-cell table:style-name="ce18" table:content-validation-name="val4" table:formula="of:=IF([.$B44]=0;0;(([.F44]-[.$B44])/[.$B44])*100)" office:value-type="float" office:value="-8.21862348178138" calcext:value-type="float">
            <text:p>-8,21862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4]" office:value-type="string" office:string-value="SOM-a_43_n150_m15" calcext:value-type="string">
            <text:p>SOM-a_43_n150_m15</text:p>
          </table:table-cell>
          <table:table-cell table:style-name="ce11" table:content-validation-name="val4" office:value-type="float" office:value="242" calcext:value-type="float">
            <text:p>242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6];[$Main.D46];[$Main.F46];[$Main.H46];[$Main.J46];[$Main.L46];[$Main.N46];[$Main.P46];[$Main.R46];[$Main.T46])" office:value-type="float" office:value="234" calcext:value-type="float">
            <text:p>234</text:p>
          </table:table-cell>
          <table:table-cell table:style-name="ce18" table:content-validation-name="val4" table:formula="of:=AVERAGE([$Main.B46];[$Main.D46];[$Main.F46];[$Main.H46];[$Main.J46];[$Main.L46];[$Main.N46];[$Main.P46];[$Main.R46];[$Main.T46])" office:value-type="float" office:value="237.8" calcext:value-type="float">
            <text:p>237,8</text:p>
          </table:table-cell>
          <table:table-cell table:style-name="ce18" table:content-validation-name="val4" table:formula="of:=STDEV([$Main.B46];[$Main.D46];[$Main.F46];[$Main.H46];[$Main.J46];[$Main.L46];[$Main.N46];[$Main.P46];[$Main.R46];[$Main.T46])" office:value-type="float" office:value="2.5298221281347" calcext:value-type="float">
            <text:p>2,529822</text:p>
          </table:table-cell>
          <table:table-cell table:style-name="ce18" table:content-validation-name="val4" table:formula="of:=MIN([$Main.C46];[$Main.E46];[$Main.G46];[$Main.I46];[$Main.K46];[$Main.M46];[$Main.O46];[$Main.Q46];[$Main.S46];[$Main.U46])" office:value-type="float" office:value="0.053245" calcext:value-type="float">
            <text:p>0,053245</text:p>
          </table:table-cell>
          <table:table-cell table:style-name="ce18" table:content-validation-name="val4" table:formula="of:=AVERAGE([$Main.C46];[$Main.E46];[$Main.G46];[$Main.I46];[$Main.K46];[$Main.M46];[$Main.O46];[$Main.Q46];[$Main.S46];[$Main.U46])" office:value-type="float" office:value="0.0791039" calcext:value-type="float">
            <text:p>0,079104</text:p>
          </table:table-cell>
          <table:table-cell table:style-name="ce18" table:content-validation-name="val4" table:formula="of:=STDEV([$Main.C46];[$Main.E46];[$Main.G46];[$Main.I46];[$Main.K46];[$Main.M46];[$Main.O46];[$Main.Q46];[$Main.S46];[$Main.U46])" office:value-type="float" office:value="0.0136864772957349" calcext:value-type="float">
            <text:p>0,013686</text:p>
          </table:table-cell>
          <table:table-cell table:style-name="ce18" table:content-validation-name="val4" table:formula="of:=IF([.$B45]=0;0;(([.E45]-[.$B45])/[.$B45])*100)" office:value-type="float" office:value="-3.30578512396694" calcext:value-type="float">
            <text:p>-3,305785</text:p>
          </table:table-cell>
          <table:table-cell table:style-name="ce18" table:content-validation-name="val4" table:formula="of:=IF([.$B45]=0;0;(([.F45]-[.$B45])/[.$B45])*100)" office:value-type="float" office:value="-1.73553719008264" calcext:value-type="float">
            <text:p>-1,735537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5]" office:value-type="string" office:string-value="SOM-a_44_n150_m15" calcext:value-type="string">
            <text:p>SOM-a_44_n150_m15</text:p>
          </table:table-cell>
          <table:table-cell table:style-name="ce11" table:content-validation-name="val4" office:value-type="float" office:value="258" calcext:value-type="float">
            <text:p>258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7];[$Main.D47];[$Main.F47];[$Main.H47];[$Main.J47];[$Main.L47];[$Main.N47];[$Main.P47];[$Main.R47];[$Main.T47])" office:value-type="float" office:value="233" calcext:value-type="float">
            <text:p>233</text:p>
          </table:table-cell>
          <table:table-cell table:style-name="ce18" table:content-validation-name="val4" table:formula="of:=AVERAGE([$Main.B47];[$Main.D47];[$Main.F47];[$Main.H47];[$Main.J47];[$Main.L47];[$Main.N47];[$Main.P47];[$Main.R47];[$Main.T47])" office:value-type="float" office:value="235.5" calcext:value-type="float">
            <text:p>235,5</text:p>
          </table:table-cell>
          <table:table-cell table:style-name="ce18" table:content-validation-name="val4" table:formula="of:=STDEV([$Main.B47];[$Main.D47];[$Main.F47];[$Main.H47];[$Main.J47];[$Main.L47];[$Main.N47];[$Main.P47];[$Main.R47];[$Main.T47])" office:value-type="float" office:value="2.27303028283098" calcext:value-type="float">
            <text:p>2,27303</text:p>
          </table:table-cell>
          <table:table-cell table:style-name="ce18" table:content-validation-name="val4" table:formula="of:=MIN([$Main.C47];[$Main.E47];[$Main.G47];[$Main.I47];[$Main.K47];[$Main.M47];[$Main.O47];[$Main.Q47];[$Main.S47];[$Main.U47])" office:value-type="float" office:value="0.046802" calcext:value-type="float">
            <text:p>0,046802</text:p>
          </table:table-cell>
          <table:table-cell table:style-name="ce18" table:content-validation-name="val4" table:formula="of:=AVERAGE([$Main.C47];[$Main.E47];[$Main.G47];[$Main.I47];[$Main.K47];[$Main.M47];[$Main.O47];[$Main.Q47];[$Main.S47];[$Main.U47])" office:value-type="float" office:value="0.0813321" calcext:value-type="float">
            <text:p>0,081332</text:p>
          </table:table-cell>
          <table:table-cell table:style-name="ce18" table:content-validation-name="val4" table:formula="of:=STDEV([$Main.C47];[$Main.E47];[$Main.G47];[$Main.I47];[$Main.K47];[$Main.M47];[$Main.O47];[$Main.Q47];[$Main.S47];[$Main.U47])" office:value-type="float" office:value="0.0167267034970366" calcext:value-type="float">
            <text:p>0,016727</text:p>
          </table:table-cell>
          <table:table-cell table:style-name="ce18" table:content-validation-name="val4" table:formula="of:=IF([.$B46]=0;0;(([.E46]-[.$B46])/[.$B46])*100)" office:value-type="float" office:value="-9.68992248062016" calcext:value-type="float">
            <text:p>-9,689922</text:p>
          </table:table-cell>
          <table:table-cell table:style-name="ce18" table:content-validation-name="val4" table:formula="of:=IF([.$B46]=0;0;(([.F46]-[.$B46])/[.$B46])*100)" office:value-type="float" office:value="-8.72093023255814" calcext:value-type="float">
            <text:p>-8,7209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6]" office:value-type="string" office:string-value="SOM-a_45_n150_m15" calcext:value-type="string">
            <text:p>SOM-a_45_n150_m15</text:p>
          </table:table-cell>
          <table:table-cell table:style-name="ce11" table:content-validation-name="val4" office:value-type="float" office:value="230" calcext:value-type="float">
            <text:p>230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8];[$Main.D48];[$Main.F48];[$Main.H48];[$Main.J48];[$Main.L48];[$Main.N48];[$Main.P48];[$Main.R48];[$Main.T48])" office:value-type="float" office:value="207" calcext:value-type="float">
            <text:p>207</text:p>
          </table:table-cell>
          <table:table-cell table:style-name="ce18" table:content-validation-name="val4" table:formula="of:=AVERAGE([$Main.B48];[$Main.D48];[$Main.F48];[$Main.H48];[$Main.J48];[$Main.L48];[$Main.N48];[$Main.P48];[$Main.R48];[$Main.T48])" office:value-type="float" office:value="212.2" calcext:value-type="float">
            <text:p>212,2</text:p>
          </table:table-cell>
          <table:table-cell table:style-name="ce18" table:content-validation-name="val4" table:formula="of:=STDEV([$Main.B48];[$Main.D48];[$Main.F48];[$Main.H48];[$Main.J48];[$Main.L48];[$Main.N48];[$Main.P48];[$Main.R48];[$Main.T48])" office:value-type="float" office:value="5.6332347131407" calcext:value-type="float">
            <text:p>5,633235</text:p>
          </table:table-cell>
          <table:table-cell table:style-name="ce18" table:content-validation-name="val4" table:formula="of:=MIN([$Main.C48];[$Main.E48];[$Main.G48];[$Main.I48];[$Main.K48];[$Main.M48];[$Main.O48];[$Main.Q48];[$Main.S48];[$Main.U48])" office:value-type="float" office:value="0.062999" calcext:value-type="float">
            <text:p>0,062999</text:p>
          </table:table-cell>
          <table:table-cell table:style-name="ce18" table:content-validation-name="val4" table:formula="of:=AVERAGE([$Main.C48];[$Main.E48];[$Main.G48];[$Main.I48];[$Main.K48];[$Main.M48];[$Main.O48];[$Main.Q48];[$Main.S48];[$Main.U48])" office:value-type="float" office:value="0.0751327" calcext:value-type="float">
            <text:p>0,075133</text:p>
          </table:table-cell>
          <table:table-cell table:style-name="ce18" table:content-validation-name="val4" table:formula="of:=STDEV([$Main.C48];[$Main.E48];[$Main.G48];[$Main.I48];[$Main.K48];[$Main.M48];[$Main.O48];[$Main.Q48];[$Main.S48];[$Main.U48])" office:value-type="float" office:value="0.0100888993018179" calcext:value-type="float">
            <text:p>0,010089</text:p>
          </table:table-cell>
          <table:table-cell table:style-name="ce18" table:content-validation-name="val4" table:formula="of:=IF([.$B47]=0;0;(([.E47]-[.$B47])/[.$B47])*100)" office:value-type="float" office:value="-10" calcext:value-type="float">
            <text:p>-10</text:p>
          </table:table-cell>
          <table:table-cell table:style-name="ce18" table:content-validation-name="val4" table:formula="of:=IF([.$B47]=0;0;(([.F47]-[.$B47])/[.$B47])*100)" office:value-type="float" office:value="-7.73913043478261" calcext:value-type="float">
            <text:p>-7,73913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7]" office:value-type="string" office:string-value="SOM-a_46_n150_m45" calcext:value-type="string">
            <text:p>SOM-a_46_n150_m45</text:p>
          </table:table-cell>
          <table:table-cell table:style-name="ce11" table:content-validation-name="val4" office:value-type="float" office:value="3799" calcext:value-type="float">
            <text:p>3799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49];[$Main.D49];[$Main.F49];[$Main.H49];[$Main.J49];[$Main.L49];[$Main.N49];[$Main.P49];[$Main.R49];[$Main.T49])" office:value-type="float" office:value="3502" calcext:value-type="float">
            <text:p>3502</text:p>
          </table:table-cell>
          <table:table-cell table:style-name="ce18" table:content-validation-name="val4" table:formula="of:=AVERAGE([$Main.B49];[$Main.D49];[$Main.F49];[$Main.H49];[$Main.J49];[$Main.L49];[$Main.N49];[$Main.P49];[$Main.R49];[$Main.T49])" office:value-type="float" office:value="3507.8" calcext:value-type="float">
            <text:p>3507,8</text:p>
          </table:table-cell>
          <table:table-cell table:style-name="ce18" table:content-validation-name="val4" table:formula="of:=STDEV([$Main.B49];[$Main.D49];[$Main.F49];[$Main.H49];[$Main.J49];[$Main.L49];[$Main.N49];[$Main.P49];[$Main.R49];[$Main.T49])" office:value-type="float" office:value="4.02216083439956" calcext:value-type="float">
            <text:p>4,022161</text:p>
          </table:table-cell>
          <table:table-cell table:style-name="ce18" table:content-validation-name="val4" table:formula="of:=MIN([$Main.C49];[$Main.E49];[$Main.G49];[$Main.I49];[$Main.K49];[$Main.M49];[$Main.O49];[$Main.Q49];[$Main.S49];[$Main.U49])" office:value-type="float" office:value="0.095046" calcext:value-type="float">
            <text:p>0,095046</text:p>
          </table:table-cell>
          <table:table-cell table:style-name="ce18" table:content-validation-name="val4" table:formula="of:=AVERAGE([$Main.C49];[$Main.E49];[$Main.G49];[$Main.I49];[$Main.K49];[$Main.M49];[$Main.O49];[$Main.Q49];[$Main.S49];[$Main.U49])" office:value-type="float" office:value="0.1126146" calcext:value-type="float">
            <text:p>0,112615</text:p>
          </table:table-cell>
          <table:table-cell table:style-name="ce18" table:content-validation-name="val4" table:formula="of:=STDEV([$Main.C49];[$Main.E49];[$Main.G49];[$Main.I49];[$Main.K49];[$Main.M49];[$Main.O49];[$Main.Q49];[$Main.S49];[$Main.U49])" office:value-type="float" office:value="0.0133773383268538" calcext:value-type="float">
            <text:p>0,013377</text:p>
          </table:table-cell>
          <table:table-cell table:style-name="ce18" table:content-validation-name="val4" table:formula="of:=IF([.$B48]=0;0;(([.E48]-[.$B48])/[.$B48])*100)" office:value-type="float" office:value="-7.81784680178995" calcext:value-type="float">
            <text:p>-7,817847</text:p>
          </table:table-cell>
          <table:table-cell table:style-name="ce18" table:content-validation-name="val4" table:formula="of:=IF([.$B48]=0;0;(([.F48]-[.$B48])/[.$B48])*100)" office:value-type="float" office:value="-7.66517504606475" calcext:value-type="float">
            <text:p>-7,66517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8]" office:value-type="string" office:string-value="SOM-a_47_n150_m45" calcext:value-type="string">
            <text:p>SOM-a_47_n150_m45</text:p>
          </table:table-cell>
          <table:table-cell table:style-name="ce11" table:content-validation-name="val4" office:value-type="float" office:value="3805" calcext:value-type="float">
            <text:p>3805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0];[$Main.D50];[$Main.F50];[$Main.H50];[$Main.J50];[$Main.L50];[$Main.N50];[$Main.P50];[$Main.R50];[$Main.T50])" office:value-type="float" office:value="3523" calcext:value-type="float">
            <text:p>3523</text:p>
          </table:table-cell>
          <table:table-cell table:style-name="ce18" table:content-validation-name="val4" table:formula="of:=AVERAGE([$Main.B50];[$Main.D50];[$Main.F50];[$Main.H50];[$Main.J50];[$Main.L50];[$Main.N50];[$Main.P50];[$Main.R50];[$Main.T50])" office:value-type="float" office:value="3524.5" calcext:value-type="float">
            <text:p>3524,5</text:p>
          </table:table-cell>
          <table:table-cell table:style-name="ce18" table:content-validation-name="val4" table:formula="of:=STDEV([$Main.B50];[$Main.D50];[$Main.F50];[$Main.H50];[$Main.J50];[$Main.L50];[$Main.N50];[$Main.P50];[$Main.R50];[$Main.T50])" office:value-type="float" office:value="1.43372087784044" calcext:value-type="float">
            <text:p>1,433721</text:p>
          </table:table-cell>
          <table:table-cell table:style-name="ce18" table:content-validation-name="val4" table:formula="of:=MIN([$Main.C50];[$Main.E50];[$Main.G50];[$Main.I50];[$Main.K50];[$Main.M50];[$Main.O50];[$Main.Q50];[$Main.S50];[$Main.U50])" office:value-type="float" office:value="0.088673" calcext:value-type="float">
            <text:p>0,088673</text:p>
          </table:table-cell>
          <table:table-cell table:style-name="ce18" table:content-validation-name="val4" table:formula="of:=AVERAGE([$Main.C50];[$Main.E50];[$Main.G50];[$Main.I50];[$Main.K50];[$Main.M50];[$Main.O50];[$Main.Q50];[$Main.S50];[$Main.U50])" office:value-type="float" office:value="0.1043297" calcext:value-type="float">
            <text:p>0,10433</text:p>
          </table:table-cell>
          <table:table-cell table:style-name="ce18" table:content-validation-name="val4" table:formula="of:=STDEV([$Main.C50];[$Main.E50];[$Main.G50];[$Main.I50];[$Main.K50];[$Main.M50];[$Main.O50];[$Main.Q50];[$Main.S50];[$Main.U50])" office:value-type="float" office:value="0.0145093794725266" calcext:value-type="float">
            <text:p>0,014509</text:p>
          </table:table-cell>
          <table:table-cell table:style-name="ce18" table:content-validation-name="val4" table:formula="of:=IF([.$B49]=0;0;(([.E49]-[.$B49])/[.$B49])*100)" office:value-type="float" office:value="-7.41130091984231" calcext:value-type="float">
            <text:p>-7,411301</text:p>
          </table:table-cell>
          <table:table-cell table:style-name="ce18" table:content-validation-name="val4" table:formula="of:=IF([.$B49]=0;0;(([.F49]-[.$B49])/[.$B49])*100)" office:value-type="float" office:value="-7.3718791064389" calcext:value-type="float">
            <text:p>-7,37187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9]" office:value-type="string" office:string-value="SOM-a_48_n150_m45" calcext:value-type="string">
            <text:p>SOM-a_48_n150_m45</text:p>
          </table:table-cell>
          <table:table-cell table:style-name="ce11" table:content-validation-name="val4" office:value-type="float" office:value="3830" calcext:value-type="float">
            <text:p>3830</text:p>
          </table:table-cell>
          <table:table-cell table:style-name="ce11" table:content-validation-name="val4" office:value-type="float" office:value="3600.01" calcext:value-type="float">
            <text:p>3600,01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1];[$Main.D51];[$Main.F51];[$Main.H51];[$Main.J51];[$Main.L51];[$Main.N51];[$Main.P51];[$Main.R51];[$Main.T51])" office:value-type="float" office:value="3518" calcext:value-type="float">
            <text:p>3518</text:p>
          </table:table-cell>
          <table:table-cell table:style-name="ce18" table:content-validation-name="val4" table:formula="of:=AVERAGE([$Main.B51];[$Main.D51];[$Main.F51];[$Main.H51];[$Main.J51];[$Main.L51];[$Main.N51];[$Main.P51];[$Main.R51];[$Main.T51])" office:value-type="float" office:value="3521.6" calcext:value-type="float">
            <text:p>3521,6</text:p>
          </table:table-cell>
          <table:table-cell table:style-name="ce18" table:content-validation-name="val4" table:formula="of:=STDEV([$Main.B51];[$Main.D51];[$Main.F51];[$Main.H51];[$Main.J51];[$Main.L51];[$Main.N51];[$Main.P51];[$Main.R51];[$Main.T51])" office:value-type="float" office:value="3.89301368550838" calcext:value-type="float">
            <text:p>3,893014</text:p>
          </table:table-cell>
          <table:table-cell table:style-name="ce18" table:content-validation-name="val4" table:formula="of:=MIN([$Main.C51];[$Main.E51];[$Main.G51];[$Main.I51];[$Main.K51];[$Main.M51];[$Main.O51];[$Main.Q51];[$Main.S51];[$Main.U51])" office:value-type="float" office:value="0.077149" calcext:value-type="float">
            <text:p>0,077149</text:p>
          </table:table-cell>
          <table:table-cell table:style-name="ce18" table:content-validation-name="val4" table:formula="of:=AVERAGE([$Main.C51];[$Main.E51];[$Main.G51];[$Main.I51];[$Main.K51];[$Main.M51];[$Main.O51];[$Main.Q51];[$Main.S51];[$Main.U51])" office:value-type="float" office:value="0.1071815" calcext:value-type="float">
            <text:p>0,107182</text:p>
          </table:table-cell>
          <table:table-cell table:style-name="ce18" table:content-validation-name="val4" table:formula="of:=STDEV([$Main.C51];[$Main.E51];[$Main.G51];[$Main.I51];[$Main.K51];[$Main.M51];[$Main.O51];[$Main.Q51];[$Main.S51];[$Main.U51])" office:value-type="float" office:value="0.0186420595503227" calcext:value-type="float">
            <text:p>0,018642</text:p>
          </table:table-cell>
          <table:table-cell table:style-name="ce18" table:content-validation-name="val4" table:formula="of:=IF([.$B50]=0;0;(([.E50]-[.$B50])/[.$B50])*100)" office:value-type="float" office:value="-8.14621409921671" calcext:value-type="float">
            <text:p>-8,146214</text:p>
          </table:table-cell>
          <table:table-cell table:style-name="ce18" table:content-validation-name="val4" table:formula="of:=IF([.$B50]=0;0;(([.F50]-[.$B50])/[.$B50])*100)" office:value-type="float" office:value="-8.05221932114883" calcext:value-type="float">
            <text:p>-8,05221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0]" office:value-type="string" office:string-value="SOM-a_49_n150_m45" calcext:value-type="string">
            <text:p>SOM-a_49_n150_m45</text:p>
          </table:table-cell>
          <table:table-cell table:style-name="ce11" table:content-validation-name="val4" office:value-type="float" office:value="3901" calcext:value-type="float">
            <text:p>3901</text:p>
          </table:table-cell>
          <table:table-cell table:style-name="ce11" table:content-validation-name="val4" office:value-type="float" office:value="3600.02" calcext:value-type="float">
            <text:p>3600,02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2];[$Main.D52];[$Main.F52];[$Main.H52];[$Main.J52];[$Main.L52];[$Main.N52];[$Main.P52];[$Main.R52];[$Main.T52])" office:value-type="float" office:value="3546" calcext:value-type="float">
            <text:p>3546</text:p>
          </table:table-cell>
          <table:table-cell table:style-name="ce18" table:content-validation-name="val4" table:formula="of:=AVERAGE([$Main.B52];[$Main.D52];[$Main.F52];[$Main.H52];[$Main.J52];[$Main.L52];[$Main.N52];[$Main.P52];[$Main.R52];[$Main.T52])" office:value-type="float" office:value="3550.1" calcext:value-type="float">
            <text:p>3550,1</text:p>
          </table:table-cell>
          <table:table-cell table:style-name="ce18" table:content-validation-name="val4" table:formula="of:=STDEV([$Main.B52];[$Main.D52];[$Main.F52];[$Main.H52];[$Main.J52];[$Main.L52];[$Main.N52];[$Main.P52];[$Main.R52];[$Main.T52])" office:value-type="float" office:value="2.64365067451978" calcext:value-type="float">
            <text:p>2,643651</text:p>
          </table:table-cell>
          <table:table-cell table:style-name="ce18" table:content-validation-name="val4" table:formula="of:=MIN([$Main.C52];[$Main.E52];[$Main.G52];[$Main.I52];[$Main.K52];[$Main.M52];[$Main.O52];[$Main.Q52];[$Main.S52];[$Main.U52])" office:value-type="float" office:value="0.069903" calcext:value-type="float">
            <text:p>0,069903</text:p>
          </table:table-cell>
          <table:table-cell table:style-name="ce18" table:content-validation-name="val4" table:formula="of:=AVERAGE([$Main.C52];[$Main.E52];[$Main.G52];[$Main.I52];[$Main.K52];[$Main.M52];[$Main.O52];[$Main.Q52];[$Main.S52];[$Main.U52])" office:value-type="float" office:value="0.0984513" calcext:value-type="float">
            <text:p>0,098451</text:p>
          </table:table-cell>
          <table:table-cell table:style-name="ce18" table:content-validation-name="val4" table:formula="of:=STDEV([$Main.C52];[$Main.E52];[$Main.G52];[$Main.I52];[$Main.K52];[$Main.M52];[$Main.O52];[$Main.Q52];[$Main.S52];[$Main.U52])" office:value-type="float" office:value="0.021983038643716" calcext:value-type="float">
            <text:p>0,021983</text:p>
          </table:table-cell>
          <table:table-cell table:style-name="ce18" table:content-validation-name="val4" table:formula="of:=IF([.$B51]=0;0;(([.E51]-[.$B51])/[.$B51])*100)" office:value-type="float" office:value="-9.10023071007434" calcext:value-type="float">
            <text:p>-9,100231</text:p>
          </table:table-cell>
          <table:table-cell table:style-name="ce18" table:content-validation-name="val4" table:formula="of:=IF([.$B51]=0;0;(([.F51]-[.$B51])/[.$B51])*100)" office:value-type="float" office:value="-8.99512945398616" calcext:value-type="float">
            <text:p>-8,995129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1]" office:value-type="string" office:string-value="SOM-a_50_n150_m45" calcext:value-type="string">
            <text:p>SOM-a_50_n150_m45</text:p>
          </table:table-cell>
          <table:table-cell table:style-name="ce11" table:content-validation-name="val4" office:value-type="float" office:value="3960" calcext:value-type="float">
            <text:p>3960</text:p>
          </table:table-cell>
          <table:table-cell table:style-name="ce11" table:content-validation-name="val4" office:value-type="float" office:value="3600" calcext:value-type="float">
            <text:p>3600</text:p>
          </table:table-cell>
          <table:table-cell table:style-name="ce11" table:content-validation-name="val4" office:value-type="float" office:value="1" calcext:value-type="float">
            <text:p>1</text:p>
          </table:table-cell>
          <table:table-cell table:style-name="ce18" table:content-validation-name="val4" table:formula="of:=MIN([$Main.B53];[$Main.D53];[$Main.F53];[$Main.H53];[$Main.J53];[$Main.L53];[$Main.N53];[$Main.P53];[$Main.R53];[$Main.T53])" office:value-type="float" office:value="3576" calcext:value-type="float">
            <text:p>3576</text:p>
          </table:table-cell>
          <table:table-cell table:style-name="ce18" table:content-validation-name="val4" table:formula="of:=AVERAGE([$Main.B53];[$Main.D53];[$Main.F53];[$Main.H53];[$Main.J53];[$Main.L53];[$Main.N53];[$Main.P53];[$Main.R53];[$Main.T53])" office:value-type="float" office:value="3583.8" calcext:value-type="float">
            <text:p>3583,8</text:p>
          </table:table-cell>
          <table:table-cell table:style-name="ce18" table:content-validation-name="val4" table:formula="of:=STDEV([$Main.B53];[$Main.D53];[$Main.F53];[$Main.H53];[$Main.J53];[$Main.L53];[$Main.N53];[$Main.P53];[$Main.R53];[$Main.T53])" office:value-type="float" office:value="4.68567557088149" calcext:value-type="float">
            <text:p>4,685676</text:p>
          </table:table-cell>
          <table:table-cell table:style-name="ce18" table:content-validation-name="val4" table:formula="of:=MIN([$Main.C53];[$Main.E53];[$Main.G53];[$Main.I53];[$Main.K53];[$Main.M53];[$Main.O53];[$Main.Q53];[$Main.S53];[$Main.U53])" office:value-type="float" office:value="0.089677" calcext:value-type="float">
            <text:p>0,089677</text:p>
          </table:table-cell>
          <table:table-cell table:style-name="ce18" table:content-validation-name="val4" table:formula="of:=AVERAGE([$Main.C53];[$Main.E53];[$Main.G53];[$Main.I53];[$Main.K53];[$Main.M53];[$Main.O53];[$Main.Q53];[$Main.S53];[$Main.U53])" office:value-type="float" office:value="0.1076412" calcext:value-type="float">
            <text:p>0,107641</text:p>
          </table:table-cell>
          <table:table-cell table:style-name="ce18" table:content-validation-name="val4" table:formula="of:=STDEV([$Main.C53];[$Main.E53];[$Main.G53];[$Main.I53];[$Main.K53];[$Main.M53];[$Main.O53];[$Main.Q53];[$Main.S53];[$Main.U53])" office:value-type="float" office:value="0.0167572127011359" calcext:value-type="float">
            <text:p>0,016757</text:p>
          </table:table-cell>
          <table:table-cell table:style-name="ce18" table:content-validation-name="val4" table:formula="of:=IF([.$B52]=0;0;(([.E52]-[.$B52])/[.$B52])*100)" office:value-type="float" office:value="-9.6969696969697" calcext:value-type="float">
            <text:p>-9,69697</text:p>
          </table:table-cell>
          <table:table-cell table:style-name="ce18" table:content-validation-name="val4" table:formula="of:=IF([.$B52]=0;0;(([.F52]-[.$B52])/[.$B52])*100)" office:value-type="float" office:value="-9.5" calcext:value-type="float">
            <text:p>-9,5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52])" office:value-type="float" office:value="103996.794836" calcext:value-type="float">
            <text:p>103996,794836</text:p>
          </table:table-cell>
          <table:table-cell table:style-name="ce16" table:content-validation-name="val4" table:formula="of:=SUM([.D3:.D52])" office:value-type="float" office:value="26" calcext:value-type="float">
            <text:p>26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52])" office:value-type="float" office:value="1.496608" calcext:value-type="float">
            <text:p>1,496608</text:p>
          </table:table-cell>
          <table:table-cell table:style-name="ce16" table:content-validation-name="val4" table:formula="of:=SUM([.I3:.I52])" office:value-type="float" office:value="1.9776302" calcext:value-type="float">
            <text:p>1,97763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52])" office:value-type="float" office:value="855.18" calcext:value-type="float">
            <text:p>855,18</text:p>
          </table:table-cell>
          <table:table-cell table:style-name="ce16" table:content-validation-name="val4" table:formula="of:=AVERAGE([.C3:.C52])" office:value-type="float" office:value="2079.93589672" calcext:value-type="float">
            <text:p>2079,935897</text:p>
          </table:table-cell>
          <table:table-cell table:style-name="ce16" table:content-validation-name="val4" table:formula="of:=AVERAGE([.D3:.D52])" office:value-type="float" office:value="0.52" calcext:value-type="float">
            <text:p>0,52</text:p>
          </table:table-cell>
          <table:table-cell table:style-name="ce16" table:content-validation-name="val4" table:formula="of:=AVERAGE([.E3:.E52])" office:value-type="float" office:value="802.7" calcext:value-type="float">
            <text:p>802,7</text:p>
          </table:table-cell>
          <table:table-cell table:style-name="ce16" table:content-validation-name="val4" table:formula="of:=AVERAGE([.F3:.F52])" office:value-type="float" office:value="804.784" calcext:value-type="float">
            <text:p>804,784</text:p>
          </table:table-cell>
          <table:table-cell table:style-name="ce16" table:content-validation-name="val4" table:formula="of:=AVERAGE([.G3:.G52])" office:value-type="float" office:value="1.62377602248364" calcext:value-type="float">
            <text:p>1,623776</text:p>
          </table:table-cell>
          <table:table-cell table:style-name="ce16" table:content-validation-name="val4" table:formula="of:=AVERAGE([.H3:.H52])" office:value-type="float" office:value="0.02993216" calcext:value-type="float">
            <text:p>0,029932</text:p>
          </table:table-cell>
          <table:table-cell table:style-name="ce16" table:content-validation-name="val4" table:formula="of:=AVERAGE([.I3:.I52])" office:value-type="float" office:value="0.039552604" calcext:value-type="float">
            <text:p>0,039553</text:p>
          </table:table-cell>
          <table:table-cell table:style-name="ce16" table:content-validation-name="val4" table:formula="of:=AVERAGE([.J3:.J52])" office:value-type="float" office:value="0.00641928935212729" calcext:value-type="float">
            <text:p>0,006419</text:p>
          </table:table-cell>
          <table:table-cell table:style-name="ce16" table:content-validation-name="val4" table:formula="of:=AVERAGE([.K3:.K52])" office:value-type="float" office:value="-2.91910035616891" calcext:value-type="float">
            <text:p>-2,9191</text:p>
          </table:table-cell>
          <table:table-cell table:style-name="ce16" table:content-validation-name="val4" table:formula="of:=AVERAGE([.L3:.L52])" office:value-type="float" office:value="-2.43525477696325" calcext:value-type="float">
            <text:p>-2,435255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4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52:29.778017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53:16.874130458</dc:date>
    <meta:generator>LibreOffice/6.1.5.2$Linux_X86_64 LibreOffice_project/10$Build-2</meta:generator>
    <meta:editing-duration>PT11H13M45S</meta:editing-duration>
    <meta:editing-cycles>125</meta:editing-cycles>
    <meta:document-statistic meta:table-count="3" meta:cell-count="180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